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font-size="9pt" style:font-size-asian="9pt" style:font-size-complex="9pt"/>
    </style:style>
    <style:style style:name="P2" style:family="paragraph" style:parent-style-name="Standard">
      <style:paragraph-properties style:line-height-at-least="0.198in"/>
      <style:text-properties fo:font-size="9pt" fo:background-color="#ffff00" style:font-size-asian="9pt" style:font-size-complex="9pt"/>
    </style:style>
    <style:style style:name="P3" style:family="paragraph" style:parent-style-name="Standard">
      <style:paragraph-properties style:line-height-at-least="0.198in"/>
      <style:text-properties fo:font-size="9pt" officeooo:paragraph-rsid="00009653" fo:background-color="#ffff00" style:font-size-asian="9pt" style:font-size-complex="9pt"/>
    </style:style>
    <style:style style:name="P4" style:family="paragraph" style:parent-style-name="Standard">
      <style:paragraph-properties style:line-height-at-least="0.198in"/>
      <style:text-properties fo:font-size="9pt" officeooo:paragraph-rsid="00015596" fo:background-color="#ffff00" style:font-size-asian="9pt" style:font-size-complex="9pt"/>
    </style:style>
    <style:style style:name="P5" style:family="paragraph" style:parent-style-name="Standard">
      <style:paragraph-properties style:line-height-at-least="0.198in"/>
      <style:text-properties fo:font-size="9pt" officeooo:paragraph-rsid="00056d2d" fo:background-color="#ffff00" style:font-size-asian="9pt" style:font-size-complex="9pt"/>
    </style:style>
    <style:style style:name="P6" style:family="paragraph" style:parent-style-name="Standard">
      <style:paragraph-properties style:line-height-at-least="0.198in"/>
      <style:text-properties fo:font-size="9pt" officeooo:paragraph-rsid="00066056" fo:background-color="#ffff00" style:font-size-asian="9pt" style:font-size-complex="9pt"/>
    </style:style>
    <style:style style:name="P7" style:family="paragraph" style:parent-style-name="Standard">
      <style:paragraph-properties style:line-height-at-least="0.198in"/>
      <style:text-properties fo:font-size="9pt" officeooo:paragraph-rsid="000920b6" fo:background-color="#ffff00" style:font-size-asian="9pt" style:font-size-complex="9pt"/>
    </style:style>
    <style:style style:name="P8" style:family="paragraph" style:parent-style-name="Standard">
      <style:paragraph-properties style:line-height-at-least="0.198in"/>
      <style:text-properties fo:font-size="9pt" style:text-underline-style="solid" style:text-underline-width="auto" style:text-underline-color="font-color" style:font-size-asian="9pt" style:font-size-complex="9pt"/>
    </style:style>
    <style:style style:name="P9" style:family="paragraph" style:parent-style-name="Standard">
      <style:paragraph-properties style:line-height-at-least="0.198in"/>
      <style:text-properties fo:font-size="9pt" officeooo:paragraph-rsid="00009653" fo:background-color="transparent" style:font-size-asian="9pt" style:font-size-complex="9pt"/>
    </style:style>
    <style:style style:name="P10" style:family="paragraph" style:parent-style-name="Standard">
      <style:paragraph-properties style:line-height-at-least="0.198in"/>
      <style:text-properties fo:font-size="9pt" officeooo:paragraph-rsid="00015596" fo:background-color="transparent" style:font-size-asian="9pt" style:font-size-complex="9pt"/>
    </style:style>
    <style:style style:name="P11" style:family="paragraph" style:parent-style-name="Standard">
      <style:paragraph-properties style:line-height-at-least="0.198in"/>
      <style:text-properties fo:font-size="9pt" officeooo:paragraph-rsid="0002ad92" fo:background-color="transparent" style:font-size-asian="9pt" style:font-size-complex="9pt"/>
    </style:style>
    <style:style style:name="P12" style:family="paragraph" style:parent-style-name="Standard">
      <style:paragraph-properties style:line-height-at-least="0.198in"/>
      <style:text-properties fo:font-size="9pt" officeooo:paragraph-rsid="0003ae6f" fo:background-color="transparent" style:font-size-asian="9pt" style:font-size-complex="9pt"/>
    </style:style>
    <style:style style:name="P13" style:family="paragraph" style:parent-style-name="Standard">
      <style:paragraph-properties style:line-height-at-least="0.198in"/>
      <style:text-properties fo:font-size="9pt" officeooo:paragraph-rsid="00056d2d" fo:background-color="transparent" style:font-size-asian="9pt" style:font-size-complex="9pt"/>
    </style:style>
    <style:style style:name="P14" style:family="paragraph" style:parent-style-name="Standard">
      <style:paragraph-properties style:line-height-at-least="0.198in"/>
      <style:text-properties fo:font-size="9pt" officeooo:paragraph-rsid="00066056" fo:background-color="transparent" style:font-size-asian="9pt" style:font-size-complex="9pt"/>
    </style:style>
    <style:style style:name="P15" style:family="paragraph" style:parent-style-name="Standard">
      <style:paragraph-properties style:line-height-at-least="0.198in"/>
      <style:text-properties fo:font-size="9pt" officeooo:paragraph-rsid="00071fe5" fo:background-color="transparent" style:font-size-asian="9pt" style:font-size-complex="9pt"/>
    </style:style>
    <style:style style:name="P16" style:family="paragraph" style:parent-style-name="Standard">
      <style:paragraph-properties style:line-height-at-least="0.198in"/>
      <style:text-properties fo:font-size="9pt" officeooo:paragraph-rsid="0008a72a" fo:background-color="transparent" style:font-size-asian="9pt" style:font-size-complex="9pt"/>
    </style:style>
    <style:style style:name="P17" style:family="paragraph" style:parent-style-name="Standard">
      <style:paragraph-properties style:line-height-at-least="0.198in"/>
      <style:text-properties fo:font-size="9pt" officeooo:paragraph-rsid="000920b6" fo:background-color="transparent" style:font-size-asian="9pt" style:font-size-complex="9pt"/>
    </style:style>
    <style:style style:name="P18" style:family="paragraph" style:parent-style-name="Standard">
      <style:paragraph-properties style:line-height-at-least="0.198in"/>
      <style:text-properties fo:font-size="9pt" officeooo:paragraph-rsid="000adf51" fo:background-color="transparent" style:font-size-asian="9pt" style:font-size-complex="9pt"/>
    </style:style>
    <style:style style:name="T1" style:family="text">
      <style:text-properties fo:background-color="transparent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71fe5"/>
    </style:style>
    <style:style style:name="T4" style:family="text">
      <style:text-properties officeooo:rsid="0008a7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""1. Given a list, rotate the values clockwise by one (the last value is sent to the first position).</text:p>
      <text:p text:style-name="P1">Check the examples for a better understanding.</text:p>
      <text:p text:style-name="P1">Examples</text:p>
      <text:p text:style-name="P1">[1, 2, 3, 4, 5] ➞ [5, 1, 2, 3, 4]</text:p>
      <text:p text:style-name="P1">[6, 5, 8, 9, 7] ➞ [7, 6, 5, 8, 9]</text:p>
      <text:p text:style-name="P1">[20, 15, 26, 8, 4] ➞ [4, 20, 15, 26, 8] """</text:p>
      <text:p text:style-name="P1"/>
      <text:p text:style-name="P2"># x = [20, 15, 26, 8, 4]</text:p>
      <text:p text:style-name="P2"/>
      <text:p text:style-name="P2"># print(x[-1:] + x[:-1])</text:p>
      <text:p text:style-name="P1">____________________________________________________________________________</text:p>
      <text:p text:style-name="P1">"""2. Create a function that inverts the rgb values of a given tuple.</text:p>
      <text:p text:style-name="P1">Examples</text:p>
      <text:p text:style-name="P1">color_invert((255, 255, 255)) ➞ (0, 0, 0)</text:p>
      <text:p text:style-name="P1"># (255, 255, 255) is the color white.</text:p>
      <text:p text:style-name="P1"># The opposite is (0, 0, 0), which is black.</text:p>
      <text:p text:style-name="P1">color_invert((0, 0, 0)) ➞ (255, 255, 255)</text:p>
      <text:p text:style-name="P1">color_invert((165, 170, 221)) ➞ (90, 85, 34)</text:p>
      <text:p text:style-name="P1">Notes</text:p>
      <text:p text:style-name="P1">Must return a tuple.</text:p>
      <text:p text:style-name="P1">255 is the max value of a single color channel. """</text:p>
      <text:p text:style-name="P1"/>
      <text:p text:style-name="P2"># rgb = (165, 170, 221)</text:p>
      <text:p text:style-name="P2"/>
      <text:p text:style-name="P2"># print(255 - rgb[0], 255 - rgb[1], 255 - rgb[2])</text:p>
      <text:p text:style-name="P1">________________________________________________________________________________</text:p>
      <text:p text:style-name="P1">"""3. Write a function that searches a list of names (unsorted) for the name "Bob" and returns the location in the list. If Bob is not in the list, return -1.</text:p>
      <text:p text:style-name="P1">Examples</text:p>
      <text:p text:style-name="P1">find_bob(["Jimmy", "Layla", "Bob"]) ➞ 2</text:p>
      <text:p text:style-name="P1">find_bob(["Bob", "Layla", "Kaitlyn", "Patricia"]) ➞ 0</text:p>
      <text:p text:style-name="P1">find_bob(["Jimmy", "Layla", "James"]) ➞ -1</text:p>
      <text:p text:style-name="P1">Notes</text:p>
      <text:p text:style-name="P1">Assume all names start with a capital letter and are lowercase thereafter (i.e. don't worry about finding "BOB" or "bob"). """</text:p>
      <text:p text:style-name="P1"/>
      <text:p text:style-name="P2"># names = (["Jimmy", "Layla", "Bob"])</text:p>
      <text:p text:style-name="P2"># isBob = "Bob" in names</text:p>
      <text:p text:style-name="P2"># boolValue = "Bob" in names and names.index("Bob")</text:p>
      <text:p text:style-name="P2"># print((not boolValue and isinstance(boolValue, bool)) * -1 + boolValue)</text:p>
      <text:p text:style-name="P2"># print(names.index("Bob") + ("Bob" is not in names) * "-1")</text:p>
      <text:p text:style-name="P1">_____________________________________________________________________________</text:p>
      <text:p text:style-name="P1">4. Given a list of numbers, write a function that returns a list that...</text:p>
      <text:p text:style-name="P1">Has all duplicate elements removed.</text:p>
      <text:p text:style-name="P1">Is sorted from least to greatest value.</text:p>
      <text:p text:style-name="P1">Examples</text:p>
      <text:p text:style-name="P1">unique_sort([1, 2, 4, 3]) ➞ [1, 2, 3, 4]</text:p>
      <text:p text:style-name="P1">unique_sort([1, 4, 4, 4, 4, 4, 3, 2, 1, 2]) ➞ [1, 2, 3, 4]</text:p>
      <text:p text:style-name="P1">unique_sort([6, 7, 3, 2, 1]) ➞ [1, 2, 3, 6, 7] """</text:p>
      <text:p text:style-name="P2"/>
      <text:p text:style-name="P2"># x = [6, 7, 3, 2, 1]</text:p>
      <text:p text:style-name="P2"/>
      <text:p text:style-name="P2"><text:soft-page-break/># print(list(set(x)))</text:p>
      <text:p text:style-name="P1">______________________________________________________________________________</text:p>
      <text:p text:style-name="P1">5. Given two strings, create a function that returns the total number of unique characters from the combined string.</text:p>
      <text:p text:style-name="P1">Examples</text:p>
      <text:p text:style-name="P1">count_unique("apple", "play") ➞ 5</text:p>
      <text:p text:style-name="P1"># "appleplay" has 5 unique characters:</text:p>
      <text:p text:style-name="P1"># "a", "e", "l", "p", "y"</text:p>
      <text:p text:style-name="P1">"sore", "zebra" ➞ 7</text:p>
      <text:p text:style-name="P1">"a", "soup" ➞ 5 """</text:p>
      <text:p text:style-name="P1"/>
      <text:p text:style-name="P2"># x, y = "sore", "zebra"</text:p>
      <text:p text:style-name="P2"/>
      <text:p text:style-name="P2"># print(len(set(x + y)))</text:p>
      <text:p text:style-name="P1">________________________________________________________________________________</text:p>
      <text:p text:style-name="P1">"""6. Create a function that takes a dictionary of student names and returns a list of student names in alphabetical order.</text:p>
      <text:p text:style-name="P1">Examples</text:p>
      <text:p text:style-name="P1">{</text:p>
      <text:p text:style-name="P1"><text:s text:c="2"/>"Student 1" : "Steve",</text:p>
      <text:p text:style-name="P1"><text:s text:c="2"/>"Student 2" : "Becky",</text:p>
      <text:p text:style-name="P1"><text:s text:c="2"/>"Student 3" : "John"</text:p>
      <text:p text:style-name="P1">} ➞ ["Becky", "John", "Steve"]"""</text:p>
      <text:p text:style-name="P1"/>
      <text:p text:style-name="P1"># x = {</text:p>
      <text:p text:style-name="P1"># <text:s text:c="2"/>"Student 1" : "Ashot",</text:p>
      <text:p text:style-name="P1"># <text:s text:c="2"/>"Student 2" : "Becky",</text:p>
      <text:p text:style-name="P1"># <text:s text:c="2"/>"Student 3" : "John"</text:p>
      <text:p text:style-name="P1"># }</text:p>
      <text:p text:style-name="P1"/>
      <text:p text:style-name="P2"># print(x.values())</text:p>
      <text:p text:style-name="P1">_______________________________________________________________________________</text:p>
      <text:p text:style-name="P1">"""7. Create a function that returns a list of strings sorted by length in ascending order.</text:p>
      <text:p text:style-name="P1">Examples</text:p>
      <text:p text:style-name="P1">sort_by_length(["a", "ccc", "dddd", "bb"]) ➞ ["a", "bb", "ccc", "dddd"]</text:p>
      <text:p text:style-name="P1">sort_by_length(["apple", "pie", "shortcake"]) ➞ ["pie", "apple", "shortcake"]</text:p>
      <text:p text:style-name="P1">sort_by_length(["may", "april", "september", "august"]) ➞ ["may", "april", "august", "september"]</text:p>
      <text:p text:style-name="P1">sort_by_length([]) ➞ []</text:p>
      <text:p text:style-name="P1">Notes</text:p>
      <text:p text:style-name="P1">Strings will have unique lengths, so don't worry about comparing two strings with identical length.</text:p>
      <text:p text:style-name="P1">Return an empty array if the input array is empty """</text:p>
      <text:p text:style-name="P1"/>
      <text:p text:style-name="P2"># x = ["may", "april", "september", "august"]</text:p>
      <text:p text:style-name="P2"/>
      <text:p text:style-name="P2"># print(sorted(x, key=len))</text:p>
      <text:p text:style-name="P1">________________________________________________________________________________</text:p>
      <text:p text:style-name="P1">"""8. Write a function that converts a dictionary into a list of keys-values tuples.</text:p>
      <text:p text:style-name="P1">Examples</text:p>
      <text:p text:style-name="P1">dict_to_list({</text:p>
      <text:p text:style-name="P1"><text:s text:c="2"/>"D": 1,</text:p>
      <text:p text:style-name="P1"><text:s text:c="2"/>"B": 2,</text:p>
      <text:p text:style-name="P1"><text:s text:c="2"/>"C": 3</text:p>
      <text:p text:style-name="P1">}) ➞ [("B", 2), ("C", 3), ("D", 1)]</text:p>
      <text:p text:style-name="P1"><text:soft-page-break/></text:p>
      <text:p text:style-name="P1">dict_to_list({</text:p>
      <text:p text:style-name="P1"><text:s text:c="2"/>"likes": 2,</text:p>
      <text:p text:style-name="P1"><text:s text:c="2"/>"dislikes": 3,</text:p>
      <text:p text:style-name="P1"><text:s text:c="2"/>"followers": 10</text:p>
      <text:p text:style-name="P1">}) ➞ [("dislikes", 3), ("followers", 10), ("likes", 2)] """</text:p>
      <text:p text:style-name="P1"/>
      <text:p text:style-name="P2"># x = {</text:p>
      <text:p text:style-name="P2"># <text:s text:c="2"/>"likes": 2,</text:p>
      <text:p text:style-name="P2"># <text:s text:c="2"/>"dislikes": 3,</text:p>
      <text:p text:style-name="P2"># <text:s text:c="2"/>"followers": 10</text:p>
      <text:p text:style-name="P2"># }</text:p>
      <text:p text:style-name="P2"/>
      <text:p text:style-name="P2"># y = list(x.items())</text:p>
      <text:p text:style-name="P2"># print(y[-2:] + y[:-2]) <text:s text:c="2"/># because the output values are rotated clockwise </text:p>
      <text:p text:style-name="P1">_______________________________________________________________________________</text:p>
      <text:p text:style-name="P1">"""9. Print the value of key ‘history’ from the below dict</text:p>
      <text:p text:style-name="P1">sample</text:p>
      <text:p text:style-name="P1"/>
      <text:p text:style-name="P1">Dict = {</text:p>
      <text:p text:style-name="P1"><text:s text:c="4"/>"class": {</text:p>
      <text:p text:style-name="P1"><text:s text:c="8"/>"student": {</text:p>
      <text:p text:style-name="P1"><text:s text:c="12"/>"name": "Mike",</text:p>
      <text:p text:style-name="P1"><text:s text:c="12"/>"marks": {</text:p>
      <text:p text:style-name="P1"><text:s text:c="16"/>"physics": 70,</text:p>
      <text:p text:style-name="P1"><text:s text:c="16"/>"history": 80</text:p>
      <text:p text:style-name="P1"><text:s text:c="12"/>}</text:p>
      <text:p text:style-name="P1"><text:s text:c="8"/>}</text:p>
      <text:p text:style-name="P1"><text:s text:c="4"/>}</text:p>
      <text:p text:style-name="P1">}</text:p>
      <text:p text:style-name="P1">"""</text:p>
      <text:p text:style-name="P1"/>
      <text:p text:style-name="P1"/>
      <text:p text:style-name="P1"># Dict = {</text:p>
      <text:p text:style-name="P1"># <text:s text:c="4"/>"class": {</text:p>
      <text:p text:style-name="P1"># <text:s text:c="8"/>"student": {</text:p>
      <text:p text:style-name="P1"># <text:s text:c="12"/>"name": "Mike",</text:p>
      <text:p text:style-name="P1"># <text:s text:c="12"/>"marks": {</text:p>
      <text:p text:style-name="P1"># <text:s text:c="16"/>"physics": 70,</text:p>
      <text:p text:style-name="P1"># <text:s text:c="16"/>"history": 80</text:p>
      <text:p text:style-name="P1"># <text:s text:c="12"/>}</text:p>
      <text:p text:style-name="P1"># <text:s text:c="8"/>}</text:p>
      <text:p text:style-name="P1"># <text:s text:c="4"/>}</text:p>
      <text:p text:style-name="P1"># }</text:p>
      <text:p text:style-name="P1"/>
      <text:p text:style-name="P2"># print(Dict["class"]["student"]["marks"]["history"])</text:p>
      <text:p text:style-name="P2">print(Dict.get("class"))</text:p>
      <text:p text:style-name="P1">______________________________________________________________________________</text:p>
      <text:p text:style-name="P8">"""10. Rename key of a dictionary</text:p>
      <text:p text:style-name="P1">Write a program to rename a key city to a location in the following dictionary.</text:p>
      <text:p text:style-name="P1"/>
      <text:p text:style-name="P1"><text:soft-page-break/>Given:</text:p>
      <text:p text:style-name="P1">sample_dict = {</text:p>
      <text:p text:style-name="P1"><text:s text:c="2"/>"name": "Kelly",</text:p>
      <text:p text:style-name="P1"><text:s text:c="2"/>"age":25,</text:p>
      <text:p text:style-name="P1"><text:s text:c="2"/>"salary": 8000,</text:p>
      <text:p text:style-name="P1"><text:s text:c="2"/>"city": "New york"</text:p>
      <text:p text:style-name="P1">}</text:p>
      <text:p text:style-name="P1">Expected output:</text:p>
      <text:p text:style-name="P1"/>
      <text:p text:style-name="P1">{'name': 'Kelly', 'age': 25, 'salary': 8000, 'location': 'New york'}</text:p>
      <text:p text:style-name="P1">"""</text:p>
      <text:p text:style-name="P1"/>
      <text:p text:style-name="P2"># x = {</text:p>
      <text:p text:style-name="P2"># <text:s text:c="2"/>"name": "Kelly",</text:p>
      <text:p text:style-name="P2"># <text:s text:c="2"/>"age":25,</text:p>
      <text:p text:style-name="P2"># <text:s text:c="2"/>"salary": 8000,</text:p>
      <text:p text:style-name="P2"># <text:s text:c="2"/>"city": "New york"</text:p>
      <text:p text:style-name="P2"># }</text:p>
      <text:p text:style-name="P2"/>
      <text:p text:style-name="P2"># x ["location"] = x.pop("city")</text:p>
      <text:p text:style-name="P2"># print(x)</text:p>
      <text:p text:style-name="P9">_______________________________________________________________________________</text:p>
      <text:p text:style-name="P9">1. Given three lists of integers: lst1, lst2, lst3, return the sum of integers which are common in all three lists.</text:p>
      <text:p text:style-name="P9">Examples</text:p>
      <text:p text:style-name="P9">sum_common([1, 2, 3], [5, 3, 2], [7, 3, 2]) ➞ 5</text:p>
      <text:p text:style-name="P9">// 2 &amp; 3 are common in all 3 lists.</text:p>
      <text:p text:style-name="P9">sum_common([1, 2, 2, 3], [5, 3, 2, 2], [7, 3, 2, 2]) ➞ 7</text:p>
      <text:p text:style-name="P9">// 2, 2 &amp; 3 are common in all 3 lists.</text:p>
      <text:p text:style-name="P9">sum_common([1], [1], [2]) ➞ 0 """</text:p>
      <text:p text:style-name="P9"/>
      <text:p text:style-name="P3"># lst1, lst2, lst3 = [1, 2, 3], [5, 3, 2], [7, 3, 2]</text:p>
      <text:p text:style-name="P3"/>
      <text:p text:style-name="P3"># st1, st2, st3 = set(lst1), set(lst2), set(lst3)</text:p>
      <text:p text:style-name="P3"/>
      <text:p text:style-name="P3"># stw = st1 &amp; st2 &amp; st3</text:p>
      <text:p text:style-name="P3"/>
      <text:p text:style-name="P3"># x = stw.intersection()</text:p>
      <text:p text:style-name="P3"/>
      <text:p text:style-name="P3"># print(sum(x)) <text:s text:c="2"/>#anyway, this solution doesn't work for example 2(((</text:p>
      <text:p text:style-name="P3"/>
      <text:p text:style-name="P3">lst1, lst2, lst3 = [1, 2, 2, 3], [5, 3, 2, 2], [7, 3, 2, 2]</text:p>
      <text:p text:style-name="P3"/>
      <text:p text:style-name="P3">un_set = set(lst1).intersection(set(lst2)) </text:p>
      <text:p text:style-name="P3">un_set = un_set.intersection(set(lst3))</text:p>
      <text:p text:style-name="P3"/>
      <text:p text:style-name="P3">sum = 0</text:p>
      <text:p text:style-name="P3"/>
      <text:p text:style-name="P3">for i in un_set:</text:p>
      <text:p text:style-name="P3"><text:s text:c="4"/>sum += i * min([lst1.count(i), lst2.count(i), lst3.count(i)])</text:p>
      <text:p text:style-name="P3"><text:s text:c="4"/>print(sum)</text:p>
      <text:p text:style-name="P10">______________________________________________________________________________</text:p>
      <text:p text:style-name="P9"><text:soft-page-break/>2. Write a function that takes a list of numbers and returns a list with two elements:</text:p>
      <text:p text:style-name="P9">The first element should be the sum of all even numbers in the list.</text:p>
      <text:p text:style-name="P9">The second element should be the sum of all odd numbers in the list.</text:p>
      <text:p text:style-name="P9">Example</text:p>
      <text:p text:style-name="P9">[1, 2, 3, 4, 5, 6] ➞ [12, 9]</text:p>
      <text:p text:style-name="P9"># 2 + 4 + 6 = 12 and 1 + 3 + 5 = 9</text:p>
      <text:p text:style-name="P9">[-1, -2, -3, -4, -5, -6] ➞ [-12, -9]</text:p>
      <text:p text:style-name="P9">[0, 0] ➞ [0, 0]</text:p>
      <text:p text:style-name="P9">Notes</text:p>
      <text:p text:style-name="P9">Count 0 as an even number. """</text:p>
      <text:p text:style-name="P9"/>
      <text:p text:style-name="P3">num = [1, 2, 3, 4, 5, 6]</text:p>
      <text:p text:style-name="P3"/>
      <text:p text:style-name="P3">sum_odd = sum([x for x in num if x % 2 != 0])</text:p>
      <text:p text:style-name="P3">sum_even = sum([x for x in num if x % 2 == 0])</text:p>
      <text:p text:style-name="P3"/>
      <text:p text:style-name="P3">print([sum_even, sum_odd])</text:p>
      <text:p text:style-name="P10">_______________________________________________________________________________</text:p>
      <text:p text:style-name="P9">"""3. Create a function that takes a dictionary of objects like { "name": "John", "notes": [3, 5, 4] } and returns a dictionary of objects </text:p>
      <text:p text:style-name="P9">like { "name": "John", "top_note": 5 }.</text:p>
      <text:p text:style-name="P9">Examples</text:p>
      <text:p text:style-name="P9">top_note({ "name": "John", "notes": [3, 5, 4] }) ➞ { "name": "John", "top_note": 5 }</text:p>
      <text:p text:style-name="P9">top_note({ "name": "Max", "notes": [1, 4, 6] }) ➞ { "name": "Max", "top_note": 6 }</text:p>
      <text:p text:style-name="P9">top_note({ "name": "Zygmund", "notes": [1, 2, 3] }) ➞ { "name": "Zygmund", "top_note": 3 } """</text:p>
      <text:p text:style-name="P9"/>
      <text:p text:style-name="P3">x = { "name": "Max", "notes": [1, 4, 6] }</text:p>
      <text:p text:style-name="P3"/>
      <text:p text:style-name="P3">highest_note = sorted(x["notes"], reverse=True)[0]</text:p>
      <text:p text:style-name="P3"/>
      <text:p text:style-name="P3">print({"name": x["name"], "top_note": highest_note})</text:p>
      <text:p text:style-name="P10">_______________________________________________________________________________</text:p>
      <text:p text:style-name="P9">"""5. You work for a manufacturer, and have been asked to calculate the total profit made on the sales of a product. </text:p>
      <text:p text:style-name="P9">You are given a dictionary containing the cost price per unit (in dollars), sell price per unit (in dollars), and the starting inventory. </text:p>
      <text:p text:style-name="P9">Return the total profit made, rounded to the nearest dollar.</text:p>
      <text:p text:style-name="P9">Examples</text:p>
      <text:p text:style-name="P9">profit({</text:p>
      <text:p text:style-name="P9"><text:s text:c="2"/>"cost_price": 32.67,</text:p>
      <text:p text:style-name="P9"><text:s text:c="2"/>"sell_price": 45.00,</text:p>
      <text:p text:style-name="P9"><text:s text:c="2"/>"inventory": 1200</text:p>
      <text:p text:style-name="P9">}) ➞ 14796</text:p>
      <text:p text:style-name="P9"/>
      <text:p text:style-name="P9">profit({</text:p>
      <text:p text:style-name="P9"><text:s text:c="2"/>"cost_price": 225.89,</text:p>
      <text:p text:style-name="P9"><text:s text:c="2"/>"sell_price": 550.00,</text:p>
      <text:p text:style-name="P9"><text:s text:c="2"/>"inventory": 100</text:p>
      <text:p text:style-name="P9">}) ➞ 32411</text:p>
      <text:p text:style-name="P9"/>
      <text:p text:style-name="P9">profit({</text:p>
      <text:p text:style-name="P9"><text:s text:c="2"/>"cost_price": 2.77,</text:p>
      <text:p text:style-name="P9"><text:s text:c="2"/>"sell_price": 7.95,</text:p>
      <text:p text:style-name="P9"><text:s text:c="2"/>"inventory": 8500</text:p>
      <text:p text:style-name="P9"><text:soft-page-break/>}) ➞ 44030 """</text:p>
      <text:p text:style-name="P9"/>
      <text:p text:style-name="P3">data = {</text:p>
      <text:p text:style-name="P3"><text:s text:c="2"/>"cost_price": 225.89,</text:p>
      <text:p text:style-name="P3"><text:s text:c="2"/>"sell_price": 550.00,</text:p>
      <text:p text:style-name="P3"><text:s text:c="2"/>"inventory": 100</text:p>
      <text:p text:style-name="P3">}</text:p>
      <text:p text:style-name="P9"/>
      <text:p text:style-name="P3">profit = round((data['sell_price'] - data['cost_price']) * data['inventory'])</text:p>
      <text:p text:style-name="P3"/>
      <text:p text:style-name="P3">print(profit)</text:p>
      <text:p text:style-name="P10">_______________________________________________________________________________</text:p>
      <text:p text:style-name="P9">"""6. A number is said to be Harshad if it's exactly divisible by the sum of its digits. </text:p>
      <text:p text:style-name="P9">Create a function that determines whether a number is a Harshad or not.</text:p>
      <text:p text:style-name="P9">Examples</text:p>
      <text:p text:style-name="P9">is_harshad(75) ➞ False</text:p>
      <text:p text:style-name="P9"># 7 + 5 = 12</text:p>
      <text:p text:style-name="P9"># 75 is not exactly divisible by 12</text:p>
      <text:p text:style-name="P9"><text:s/>is_harshad(171) ➞ True</text:p>
      <text:p text:style-name="P9"># 1 + 7 + 1 = 9</text:p>
      <text:p text:style-name="P9"># 9 exactly divides 171</text:p>
      <text:p text:style-name="P9"><text:s/>is_harshad(481) ➞ True</text:p>
      <text:p text:style-name="P9">is_harshad(89) ➞ False</text:p>
      <text:p text:style-name="P9">is_harshad(516) ➞ True</text:p>
      <text:p text:style-name="P9">is_harshad(200) ➞ True """</text:p>
      <text:p text:style-name="P9"/>
      <text:p text:style-name="P3">num = 89</text:p>
      <text:p text:style-name="P3"/>
      <text:p text:style-name="P3">x = (num // 100) + (num % 100) // 10 + num % 10</text:p>
      <text:p text:style-name="P3"/>
      <text:p text:style-name="P3">print(num % x == 0)</text:p>
      <text:p text:style-name="P10">_______________________________________________________________________________</text:p>
      <text:p text:style-name="P9">7. Given an input string, reverse the string word by word.</text:p>
      <text:p text:style-name="P9">Examples</text:p>
      <text:p text:style-name="P9">"the sky is blue" ➞ "blue is sky the"</text:p>
      <text:p text:style-name="P9">" <text:s/>hello world! <text:s/>" ➞ "world! hello"</text:p>
      <text:p text:style-name="P9">"a good <text:s/>example" ➞ "example good a"</text:p>
      <text:p text:style-name="P9">Notes</text:p>
      <text:p text:style-name="P9">A word is defined as a sequence of non-space characters.</text:p>
      <text:p text:style-name="P9">The input string may contain leading or trailing spaces. However, your reversed string should not contain leading or trailing spaces.</text:p>
      <text:p text:style-name="P9">Try to solve this in linear time. """</text:p>
      <text:p text:style-name="P9"/>
      <text:p text:style-name="P3">string = "the sky is blue"</text:p>
      <text:p text:style-name="P3">lst = string.split()</text:p>
      <text:p text:style-name="P3">lst.reverse()</text:p>
      <text:p text:style-name="P3">rstring = " ".join(lst)</text:p>
      <text:p text:style-name="P3">print(rstring)</text:p>
      <text:p text:style-name="P10">_______________________________________________________________________________</text:p>
      <text:p text:style-name="P9">8. Create a function that builds a word from the scrambled letters contained in the first list. </text:p>
      <text:p text:style-name="P9">Use the second list to establish each position of the letters in the first list. </text:p>
      <text:p text:style-name="P9">Return a string from the unscrambled letters (that made-up the word).</text:p>
      <text:p text:style-name="P9"><text:soft-page-break/></text:p>
      <text:p text:style-name="P9">Examples</text:p>
      <text:p text:style-name="P9">word_builder(["g", "e", "o"], [1, 0, 2]) ➞ "ego"</text:p>
      <text:p text:style-name="P9">word_builder(["e", "t", "s", "t"], [3, 0, 2, 1]) ➞ "test"</text:p>
      <text:p text:style-name="P9">word_builder(["b", "e", "t", "i", "d", "a"], [1, 4, 5, 0, 3, 2]) ➞ "edabit" """</text:p>
      <text:p text:style-name="P9"/>
      <text:p text:style-name="P3">lst1, lst2 = ["e", "t", "s", "t"], [3, 0, 2, 1]</text:p>
      <text:p text:style-name="P3">st1 = "".join(lst1)</text:p>
      <text:p text:style-name="P3">st2 = "".join([st1[i] for i in lst2])</text:p>
      <text:p text:style-name="P3">print(st2)</text:p>
      <text:p text:style-name="P10">_______________________________________________________________________________</text:p>
      <text:p text:style-name="P9">"""9. Create a function to test if a string is a valid pin or not.</text:p>
      <text:p text:style-name="P9">A valid pin has:</text:p>
      <text:p text:style-name="P9">Exactly 4 or 6 characters.</text:p>
      <text:p text:style-name="P9">Only numerical characters (0-9).</text:p>
      <text:p text:style-name="P9">No whitespace.</text:p>
      <text:p text:style-name="P9">Examples</text:p>
      <text:p text:style-name="P9">valid("1234") ➞ True</text:p>
      <text:p text:style-name="P9">valid("45135") ➞ False</text:p>
      <text:p text:style-name="P9">valid("89abc1") ➞ False</text:p>
      <text:p text:style-name="P9">valid("900876") ➞ True</text:p>
      <text:p text:style-name="P9">valid(" 4983") ➞ False</text:p>
      <text:p text:style-name="P9">Notes </text:p>
      <text:p text:style-name="P9">Empty strings should return False when tested. """</text:p>
      <text:p text:style-name="P9"/>
      <text:p text:style-name="P3">pin = " 4983"</text:p>
      <text:p text:style-name="P3"/>
      <text:p text:style-name="P3">print((len(pin) == 4 or len(pin) == 6) and (pin.isnumeric()) and (not pin.isspace()))</text:p>
      <text:p text:style-name="P10">_______________________________________________________________________________</text:p>
      <text:p text:style-name="P9">"""10. Return a new set of identical items from two sets</text:p>
      <text:p text:style-name="P9">Given:</text:p>
      <text:p text:style-name="P9">set1 = {10, 20, 30, 40, 50}</text:p>
      <text:p text:style-name="P9">set2 = {30, 40, 50, 60, 70}</text:p>
      <text:p text:style-name="P9">Expected output:</text:p>
      <text:p text:style-name="P9">{40, 50, 30} """</text:p>
      <text:p text:style-name="P3">set1 = {10, 20, 30, 40, 50}</text:p>
      <text:p text:style-name="P3">set2 = {30, 40, 50, 60, 70}</text:p>
      <text:p text:style-name="P3"/>
      <text:p text:style-name="P3">print(set1.intersection(set2))</text:p>
      <text:p text:style-name="P10">_______________________________________________________________________________</text:p>
      <text:p text:style-name="P9">"""11. Write a Python program to return a new set with unique items from both sets by removing duplicates.</text:p>
      <text:p text:style-name="P9">Given:</text:p>
      <text:p text:style-name="P9">set1 = {10, 20, 30, 40, 50}</text:p>
      <text:p text:style-name="P9">set2 = {30, 40, 50, 60, 70}</text:p>
      <text:p text:style-name="P9">Expected output:</text:p>
      <text:p text:style-name="P9">{70, 40, 10, 50, 20, 60, 30} """</text:p>
      <text:p text:style-name="P3">set1 = {10, 20, 30, 40, 50}</text:p>
      <text:p text:style-name="P3">set2 = {30, 40, 50, 60, 70}</text:p>
      <text:p text:style-name="P3">print(set1.union(set2))</text:p>
      <text:p text:style-name="P10">_______________________________________________________________________________</text:p>
      <text:p text:style-name="P9"><text:soft-page-break/>"""12. Given two Python sets, write a Python program to update the first set with items that exist only in the first set and not in the second set.</text:p>
      <text:p text:style-name="P9">Given:</text:p>
      <text:p text:style-name="P9">set1 = {10, 20, 30}</text:p>
      <text:p text:style-name="P9">set2 = {20, 40, 50}</text:p>
      <text:p text:style-name="P9">Expected output:</text:p>
      <text:p text:style-name="P9">set1 {10, 30} """</text:p>
      <text:p text:style-name="P9"/>
      <text:p text:style-name="P3">set1 = {10, 20, 30}</text:p>
      <text:p text:style-name="P3">set2 = {20, 40, 50}</text:p>
      <text:p text:style-name="P3">set1.difference_update(set2)</text:p>
      <text:p text:style-name="P3">print(set1)</text:p>
      <text:p text:style-name="P10">_______________________________________________________________________________</text:p>
      <text:p text:style-name="P9">13. Given an input string, reverse the string word by word (reversed word also).</text:p>
      <text:p text:style-name="P9">Examples</text:p>
      <text:p text:style-name="P9">"the sky is blue" ➞ "eulb si yks eht"</text:p>
      <text:p text:style-name="P9">Notes</text:p>
      <text:p text:style-name="P9">A word is defined as a sequence of non-space characters.</text:p>
      <text:p text:style-name="P9">The input string may contain leading or trailing spaces. However, your reversed string should not contain leading or trailing spaces.</text:p>
      <text:p text:style-name="P9">Try to solve this in linear time.</text:p>
      <text:p text:style-name="P9">"""</text:p>
      <text:p text:style-name="P3">str1 = "the sky is blue"</text:p>
      <text:p text:style-name="P3">str2 = str1[::-1]</text:p>
      <text:p text:style-name="P3">lst = str2.split()</text:p>
      <text:p text:style-name="P3">str3 = " ".join(lst)</text:p>
      <text:p text:style-name="P3">print(str3)</text:p>
      <text:p text:style-name="P10">_______________________________________________________________________________</text:p>
      <text:p text:style-name="P10">"""1. Luke Skywalker has family and friends. Help him remind them who is who. Given a string with a name, return the relation of that person to Luke.</text:p>
      <text:p text:style-name="P10">Person<text:tab/>Relation</text:p>
      <text:p text:style-name="P10">Darth Vader<text:tab/>father</text:p>
      <text:p text:style-name="P10">Leia<text:tab/>sister</text:p>
      <text:p text:style-name="P10">Han<text:tab/>brother in law</text:p>
      <text:p text:style-name="P10">R2D2<text:tab/>droid</text:p>
      <text:p text:style-name="P10">Examples</text:p>
      <text:p text:style-name="P10">relation_to_luke("Darth Vader") ➞ "Luke, I am your father."</text:p>
      <text:p text:style-name="P10">relation_to_luke("Leia") ➞ "Luke, I am your sister."</text:p>
      <text:p text:style-name="P10">relation_to_luke("Han") ➞ "Luke, I am your brother in law." """</text:p>
      <text:p text:style-name="P10"/>
      <text:p text:style-name="P4">name = input("Enter the name, please: ")</text:p>
      <text:p text:style-name="P4"/>
      <text:p text:style-name="P4">if name == "Darth Vader":</text:p>
      <text:p text:style-name="P4"><text:s text:c="4"/>print("Luke, I am your father.")</text:p>
      <text:p text:style-name="P4">elif name == "Leia":</text:p>
      <text:p text:style-name="P4"><text:s text:c="4"/>print("Luke, I am your sister.")</text:p>
      <text:p text:style-name="P4">elif name == "Han":</text:p>
      <text:p text:style-name="P4"><text:s text:c="4"/>print("Luke, I am your brother in law.")</text:p>
      <text:p text:style-name="P4">elif name == "R2D2":</text:p>
      <text:p text:style-name="P4"><text:s text:c="4"/>print("Luke, I am your droid.")</text:p>
      <text:p text:style-name="P4">else:</text:p>
      <text:p text:style-name="P4"><text:s text:c="4"/>print("This person has no relation to Luke.")</text:p>
      <text:p text:style-name="P10"><text:soft-page-break/>_______________________________________________________________________________</text:p>
      <text:p text:style-name="P10">"""2. Create a function that takes damage and speed (attacks per second) and returns the amount of damage after a given time.</text:p>
      <text:p text:style-name="P10">Examples</text:p>
      <text:p text:style-name="P10">damage(40, 5, "second") ➞ 200</text:p>
      <text:p text:style-name="P10">damage(100, 1, "minute") ➞ 6000</text:p>
      <text:p text:style-name="P10">damage(2, 100, "hour") ➞ 720000</text:p>
      <text:p text:style-name="P10">Notes</text:p>
      <text:p text:style-name="P10">Return "invalid" if damage or speed is negative. """</text:p>
      <text:p text:style-name="P10"/>
      <text:p text:style-name="P4">damage = 2</text:p>
      <text:p text:style-name="P4">speed = 100</text:p>
      <text:p text:style-name="P4">time = "hour"</text:p>
      <text:p text:style-name="P4"/>
      <text:p text:style-name="P4">if time == "second":</text:p>
      <text:p text:style-name="P4"><text:s text:c="4"/>damage_amount = damage * speed</text:p>
      <text:p text:style-name="P4"><text:s text:c="4"/>print(damage_amount)</text:p>
      <text:p text:style-name="P4">elif time == "minute":</text:p>
      <text:p text:style-name="P4"><text:s text:c="4"/>damage_amount = damage * speed * 60</text:p>
      <text:p text:style-name="P4"><text:s text:c="4"/>print(damage_amount)</text:p>
      <text:p text:style-name="P4">elif time == "hour":</text:p>
      <text:p text:style-name="P4"><text:s text:c="4"/>damage_amount = damage * speed * 3600</text:p>
      <text:p text:style-name="P4"><text:s text:c="4"/>print(damage_amount)</text:p>
      <text:p text:style-name="P4">else:</text:p>
      <text:p text:style-name="P4"><text:s text:c="4"/>damage &lt; 0 or speed &lt; 0</text:p>
      <text:p text:style-name="P4"><text:s text:c="4"/>print("invalid")</text:p>
      <text:p text:style-name="P10">_______________________________________________________________________________</text:p>
      <text:p text:style-name="P10">"""3. Create a function that takes a list of strings and integers, and filters out the list so that it returns a list of integers only.</text:p>
      <text:p text:style-name="P10">Examples</text:p>
      <text:p text:style-name="P10">filter_list([1, 2, 3, "a", "b", 4]) ➞ [1, 2, 3, 4]</text:p>
      <text:p text:style-name="P10">filter_list(["A", 0, "Edabit", 1729, "Python", "1729"]) ➞ [0, 1729]</text:p>
      <text:p text:style-name="P10">filter_list(["Nothing", "here"]) ➞ [] """</text:p>
      <text:p text:style-name="P10"/>
      <text:p text:style-name="P4">lst = ["A", 0, "Edabit", 1729, "Python", "1729"]</text:p>
      <text:p text:style-name="P4">print([i for i in lst if isinstance(i, int)])</text:p>
      <text:p text:style-name="P10">_______________________________________________________________________________</text:p>
      <text:p text:style-name="P10">"""4. Create a function that takes a number as an argument and returns True or False depending on whether the number is symmetrical or not. </text:p>
      <text:p text:style-name="P10">A number is symmetrical when it is the same as its reverse.</text:p>
      <text:p text:style-name="P10">Examples</text:p>
      <text:p text:style-name="P10">is_symmetrical(7227) ➞ True</text:p>
      <text:p text:style-name="P10">is_symmetrical(12567) ➞ False</text:p>
      <text:p text:style-name="P10">is_symmetrical(44444444) ➞ True</text:p>
      <text:p text:style-name="P10">is_symmetrical(9939) ➞ False</text:p>
      <text:p text:style-name="P10">is_symmetrical(1112111) ➞ True """</text:p>
      <text:p text:style-name="P10"/>
      <text:p text:style-name="P4">num = 1112111</text:p>
      <text:p text:style-name="P4">stnum = str(num)</text:p>
      <text:p text:style-name="P4">print((stnum == stnum[::-1]))</text:p>
      <text:p text:style-name="P10">_______________________________________________________________________________</text:p>
      <text:p text:style-name="P10">"""5. Create a function that changes all the elements in a list as follows:</text:p>
      <text:p text:style-name="P10"/>
      <text:p text:style-name="P10"><text:soft-page-break/>Add 1 to all even integers, nothing to odd integers.</text:p>
      <text:p text:style-name="P10">Concatenates "!" to all strings and make the first letter of the word a capital letter.</text:p>
      <text:p text:style-name="P10">Changes all boolean values to its opposite.</text:p>
      <text:p text:style-name="P10">Examples</text:p>
      <text:p text:style-name="P10">change_types(["a", 12, True]) ➞ ["A!", 13, False]</text:p>
      <text:p text:style-name="P10">change_types([13, "13", "12", "twelve"]) ➞ [13, "13!", "12!", "Twelve!"]</text:p>
      <text:p text:style-name="P10">change_types([False, "False", "true"]) ➞ [True, "False!", "True!"]</text:p>
      <text:p text:style-name="P10">Notes</text:p>
      <text:p text:style-name="P10">There won't be any float values.</text:p>
      <text:p text:style-name="P10">You won't get strings with both numbers and letters in them.</text:p>
      <text:p text:style-name="P10">Although the task may be easy, try keeping your code as clean and as readable as possible! """</text:p>
      <text:p text:style-name="P10"/>
      <text:p text:style-name="P4">x= [13, "13", "12", "twelve", False]</text:p>
      <text:p text:style-name="P4"/>
      <text:p text:style-name="P4">return_value = []</text:p>
      <text:p text:style-name="P4"/>
      <text:p text:style-name="P4">for i in x:</text:p>
      <text:p text:style-name="P4"><text:s text:c="4"/>if isinstance(i, str):</text:p>
      <text:p text:style-name="P4"><text:s text:c="8"/>return_value.append(i.capitalize() + "!")</text:p>
      <text:p text:style-name="P4"><text:s text:c="4"/>elif isinstance(i, bool):</text:p>
      <text:p text:style-name="P4"><text:s text:c="8"/>return_value.append(not i)</text:p>
      <text:p text:style-name="P4"><text:s text:c="4"/>elif isinstance(i, int):</text:p>
      <text:p text:style-name="P4"><text:s text:c="8"/>if i%2:</text:p>
      <text:p text:style-name="P4"><text:s text:c="12"/>return_value.append(i)</text:p>
      <text:p text:style-name="P4"><text:s text:c="8"/>else:</text:p>
      <text:p text:style-name="P4"><text:s text:c="12"/>return_value.append(i+1)</text:p>
      <text:p text:style-name="P4"><text:s text:c="4"/></text:p>
      <text:p text:style-name="P4"><text:s text:c="4"/>else:</text:p>
      <text:p text:style-name="P4"><text:s text:c="8"/>print(f"Can not parse {i}")</text:p>
      <text:p text:style-name="P4">print(return_value)</text:p>
      <text:p text:style-name="P11">_______________________________________________________________________________</text:p>
      <text:p text:style-name="P10">"""6. Create a function that takes a string s and returns a list of two-paired characters. </text:p>
      <text:p text:style-name="P10">If the string has an odd number of characters, add an asterisk * in the final pair.</text:p>
      <text:p text:style-name="P10">See the below examples for a better understanding:</text:p>
      <text:p text:style-name="P10">Examples</text:p>
      <text:p text:style-name="P10">string_pairs("mubashir") ➞ ["mu", "ba", "sh", "ir"]</text:p>
      <text:p text:style-name="P10">string_pairs("edabit") ➞ ["ed", "ab", "it"]</text:p>
      <text:p text:style-name="P10">string_pairs("airforces") ➞ ["ai", "rf", "or", "ce", "s*"]</text:p>
      <text:p text:style-name="P10">Notes</text:p>
      <text:p text:style-name="P10">Return [] if the given string is empty. """</text:p>
      <text:p text:style-name="P10"/>
      <text:p text:style-name="P4">def string_pairs(s):</text:p>
      <text:p text:style-name="P4"><text:s text:c="4"/>if not s: <text:s/># Check if the string is empty</text:p>
      <text:p text:style-name="P4"><text:s text:c="8"/>return []</text:p>
      <text:p text:style-name="P4"><text:s text:c="4"/></text:p>
      <text:p text:style-name="P4"><text:s text:c="4"/>pairs = []</text:p>
      <text:p text:style-name="P4"><text:s text:c="4"/>length = len(s)</text:p>
      <text:p text:style-name="P4"><text:s text:c="4"/>for i in range(0, length - 1, 2):</text:p>
      <text:p text:style-name="P4"><text:s text:c="8"/>pairs.append(s[i] + s[i + 1])</text:p>
      <text:p text:style-name="P4"><text:s text:c="4"/></text:p>
      <text:p text:style-name="P4"><text:s text:c="4"/>if length % 2 != 0:</text:p>
      <text:p text:style-name="P4"><text:soft-page-break/><text:s text:c="8"/>pairs.append(s[-1] + '*')</text:p>
      <text:p text:style-name="P4"><text:s text:c="4"/></text:p>
      <text:p text:style-name="P4"><text:s text:c="4"/>return pairs</text:p>
      <text:p text:style-name="P12">_______________________________________________________________________________</text:p>
      <text:p text:style-name="P10">"""7. Create a function that takes two parameters and, if both parameters are strings, </text:p>
      <text:p text:style-name="P10">add them as if they were integers or if the two parameters are integers, concatenate them.</text:p>
      <text:p text:style-name="P10">Examples</text:p>
      <text:p text:style-name="P10">stupid_addition(1, 2) ➞ "12"</text:p>
      <text:p text:style-name="P10">stupid_addition("1", "2") ➞ 3</text:p>
      <text:p text:style-name="P10">stupid_addition("1", 2) ➞ None</text:p>
      <text:p text:style-name="P10">Notes</text:p>
      <text:p text:style-name="P10">If the two parameters are different data types, return None.</text:p>
      <text:p text:style-name="P10">All parameters will either be strings or integers. """</text:p>
      <text:p text:style-name="P10"/>
      <text:p text:style-name="P4">x = "1"</text:p>
      <text:p text:style-name="P4">y = "2"</text:p>
      <text:p text:style-name="P4"/>
      <text:p text:style-name="P4">if isinstance(x, int) and isinstance(y, int):</text:p>
      <text:p text:style-name="P4"><text:s text:c="4"/>print(str(x) + str(y))</text:p>
      <text:p text:style-name="P4">elif isinstance(x, str) and isinstance(y, str):</text:p>
      <text:p text:style-name="P4"><text:s text:c="4"/>if x.isdigit() and y.isdigit():</text:p>
      <text:p text:style-name="P4"><text:s text:c="8"/>print(int(x) + int(y))</text:p>
      <text:p text:style-name="P4"><text:s text:c="4"/>else:</text:p>
      <text:p text:style-name="P4"><text:s text:c="8"/>print(None)</text:p>
      <text:p text:style-name="P4">else:</text:p>
      <text:p text:style-name="P4"><text:s text:c="4"/>print(None)</text:p>
      <text:p text:style-name="P12">_______________________________________________________________________________</text:p>
      <text:p text:style-name="P10">"""8. Write a function that does the following operations: adding, subtracting, dividing, or multiplying values. </text:p>
      <text:p text:style-name="P10">It is simply referred to as variable operation variable. </text:p>
      <text:p text:style-name="P10">Of course, the variables have to be defined, but in this challenge the variables will be defined for you. </text:p>
      <text:p text:style-name="P10">All you have to do is look at the variables, do some string to integer conversions, use some if conditionals, and combine them based on the operation.</text:p>
      <text:p text:style-name="P10">The numbers and operation will be given as strings, and you should return the value as a string as well.</text:p>
      <text:p text:style-name="P10">Examples</text:p>
      <text:p text:style-name="P10">operation("1", "2", "add" ) ➞ "3"</text:p>
      <text:p text:style-name="P10">operation("4", "5", "subtract") ➞ "-1"</text:p>
      <text:p text:style-name="P10">operation("6", "3", "divide") ➞ "2"</text:p>
      <text:p text:style-name="P10">Notes</text:p>
      <text:p text:style-name="P10">The numbers and operation will be given as strings, and you should also return the value as a string.</text:p>
      <text:p text:style-name="P10">If the answer is "undefined", return "undefined" (e.g. dividing by zero).</text:p>
      <text:p text:style-name="P10">For divide, go ahead and round down to an integer. """</text:p>
      <text:p text:style-name="P10"/>
      <text:p text:style-name="P4">x = "6"</text:p>
      <text:p text:style-name="P4">y = "2"</text:p>
      <text:p text:style-name="P4">operation = "divide"</text:p>
      <text:p text:style-name="P4"/>
      <text:p text:style-name="P4">if operation == "add":</text:p>
      <text:p text:style-name="P4"><text:s text:c="4"/>result = str(int(x) + int(y))</text:p>
      <text:p text:style-name="P4"><text:s text:c="4"/>print(result)</text:p>
      <text:p text:style-name="P4"/>
      <text:p text:style-name="P4">elif operation == "subtract":</text:p>
      <text:p text:style-name="P4"><text:soft-page-break/><text:s text:c="4"/>result = str(int(x) - int(y))</text:p>
      <text:p text:style-name="P4"><text:s text:c="4"/>print(result)</text:p>
      <text:p text:style-name="P4"/>
      <text:p text:style-name="P4">elif operation == "multiply":</text:p>
      <text:p text:style-name="P4"><text:s text:c="4"/>result = str(int(x) * int(y))</text:p>
      <text:p text:style-name="P4"><text:s text:c="4"/>print(result)</text:p>
      <text:p text:style-name="P4"/>
      <text:p text:style-name="P4">elif operation == "divide":</text:p>
      <text:p text:style-name="P4"><text:s text:c="4"/>if y != 0:</text:p>
      <text:p text:style-name="P4"><text:s text:c="8"/>result = str(int(x) // int(y))</text:p>
      <text:p text:style-name="P4"><text:s text:c="8"/>print(result)</text:p>
      <text:p text:style-name="P4"><text:s text:c="4"/>else:</text:p>
      <text:p text:style-name="P4"><text:s text:c="8"/>result = "undefined" <text:s text:c="7"/>#however, this doesn't work when y=0, and in output I got zeroDivisionError(</text:p>
      <text:p text:style-name="P4"><text:s text:c="8"/>print(result)</text:p>
      <text:p text:style-name="P4">else:</text:p>
      <text:p text:style-name="P4"><text:s text:c="4"/>result = "undefined"</text:p>
      <text:p text:style-name="P4"><text:s text:c="4"/>print(result)</text:p>
      <text:p text:style-name="P12">_______________________________________________________________________________</text:p>
      <text:p text:style-name="P10">"""9. Check if the given string consists of only letters and spaces and if every letter is in lower case.</text:p>
      <text:p text:style-name="P10">Examples</text:p>
      <text:p text:style-name="P10">letters_only("PYTHON") ➞ False</text:p>
      <text:p text:style-name="P10">letters_only("python") ➞ True</text:p>
      <text:p text:style-name="P10">letters_only("12321313") ➞ False</text:p>
      <text:p text:style-name="P10">letters_only("i have spaces") ➞ True</text:p>
      <text:p text:style-name="P10">letters_only("i have numbers(1-10)") ➞ False</text:p>
      <text:p text:style-name="P10">letters_only("") ➞ False</text:p>
      <text:p text:style-name="P10">Notes</text:p>
      <text:p text:style-name="P10">Empty arguments will always return False.</text:p>
      <text:p text:style-name="P10">Input values will be mixed (symbols, letters, numbers). """</text:p>
      <text:p text:style-name="P10"/>
      <text:p text:style-name="P4">st = "python1"</text:p>
      <text:p text:style-name="P4"/>
      <text:p text:style-name="P4">if all(i.isalpha() or i.isspace() for i in st) and all(i.islower() or i.isspace() for i in st):</text:p>
      <text:p text:style-name="P4"><text:s text:c="4"/>print(True)</text:p>
      <text:p text:style-name="P4"/>
      <text:p text:style-name="P4">elif st == "":</text:p>
      <text:p text:style-name="P4"><text:s text:c="4"/>print(False)</text:p>
      <text:p text:style-name="P4"><text:s text:c="24"/># can't find the solution for empty string. Always returns True.</text:p>
      <text:p text:style-name="P4">elif len(st) == 0:</text:p>
      <text:p text:style-name="P4"><text:s text:c="4"/>print(False)</text:p>
      <text:p text:style-name="P4"/>
      <text:p text:style-name="P4">else:</text:p>
      <text:p text:style-name="P4"><text:s text:c="4"/>print(False)</text:p>
      <text:p text:style-name="P12">_______________________________________________________________________________</text:p>
      <text:p text:style-name="P10">"""1. Write a function that takes a string name and a number num (either 0 or 1) and return "Hello" + name if num is 1, otherwise return "Bye" + name.</text:p>
      <text:p text:style-name="P10">Examples</text:p>
      <text:p text:style-name="P10">say_hello_bye("alon", 1) ➞ "Hello Alon"</text:p>
      <text:p text:style-name="P10">say_hello_bye("Tomi", 0) ➞ "Bye Tomi"</text:p>
      <text:p text:style-name="P10">say_hello_bye("jose", 0) ➞ "Bye Jose" """</text:p>
      <text:p text:style-name="P10"/>
      <text:p text:style-name="P10"><text:soft-page-break/></text:p>
      <text:p text:style-name="P10"/>
      <text:p text:style-name="P4">def say_hello_bye(a: str, b: int):</text:p>
      <text:p text:style-name="P4"><text:s text:c="4"/>if b == 1:</text:p>
      <text:p text:style-name="P4"><text:s text:c="8"/>return f"Hello {a.capitalize()}"</text:p>
      <text:p text:style-name="P4"><text:s text:c="4"/>elif b == 0:</text:p>
      <text:p text:style-name="P4"><text:s text:c="8"/>return f"Bye {a.capitalize()}"</text:p>
      <text:p text:style-name="P4"><text:s text:c="4"/>else:</text:p>
      <text:p text:style-name="P4"><text:s text:c="8"/>return f"Wrong"<text:span text:style-name="T1"> <text:s text:c="3"/></text:span></text:p>
      <text:p text:style-name="P12">_______________________________________________________________________________</text:p>
      <text:p text:style-name="P10">"""2. Create a function that takes a list (slot machine outcome) and returns True if all elements in the list are identical, and False otherwise. </text:p>
      <text:p text:style-name="P10">The list will contain 4 elements.</text:p>
      <text:p text:style-name="P10">Examples</text:p>
      <text:p text:style-name="P10">test_jackpot(["@", "@", "@", "@"]) ➞ True</text:p>
      <text:p text:style-name="P10">test_jackpot(["abc", "abc", "abc", "abc"]) ➞ True</text:p>
      <text:p text:style-name="P10">test_jackpot(["SS", "SS", "SS", "SS"]) ➞ True</text:p>
      <text:p text:style-name="P10">test_jackpot(["&amp;&amp;", "&amp;", "&amp;&amp;&amp;", "&amp;&amp;&amp;&amp;"]) ➞ False</text:p>
      <text:p text:style-name="P10">test_jackpot(["SS", "SS", "SS", "Ss"]) ➞ False """</text:p>
      <text:p text:style-name="P4"/>
      <text:p text:style-name="P4">def test_jackpot(x: list):</text:p>
      <text:p text:style-name="P4"><text:s text:c="4"/></text:p>
      <text:p text:style-name="P4"><text:s text:c="4"/>return all(i == x[0] for i in x)</text:p>
      <text:p text:style-name="P10"><text:s text:c="2"/>_______________________________________________________________________________</text:p>
      <text:p text:style-name="P10">"""3. Create a function that takes an array of hurdle heights and a jumper's jump height, and determine whether or not the hurdler can clear all the hurdles.</text:p>
      <text:p text:style-name="P10">A hurdler can clear a hurdle if their jump height is greater than or equal to the hurdle height.</text:p>
      <text:p text:style-name="P10">Examples</text:p>
      <text:p text:style-name="P10">hurdle_jump([1, 2, 3, 4, 5], 5) ➞ True</text:p>
      <text:p text:style-name="P10">hurdle_jump([5, 5, 3, 4, 5], 3) ➞ False</text:p>
      <text:p text:style-name="P10">hurdle_jump([5, 4, 5, 6], 10) ➞ True</text:p>
      <text:p text:style-name="P10">hurdle_jump([1, 2, 1], 1) ➞ False</text:p>
      <text:p text:style-name="P10">Notes</text:p>
      <text:p text:style-name="P10">Return True for the edge case of an empty array of hurdles. (Zero hurdles means that any jump height can clear them). """</text:p>
      <text:p text:style-name="P4"/>
      <text:p text:style-name="P4">def hurdle_jump(arr: list, h: int):</text:p>
      <text:p text:style-name="P4"><text:s text:c="4"/>if not arr:</text:p>
      <text:p text:style-name="P4"><text:s text:c="8"/>return True</text:p>
      <text:p text:style-name="P4"><text:s text:c="4"/>else:</text:p>
      <text:p text:style-name="P4"><text:s text:c="8"/>for i in arr:</text:p>
      <text:p text:style-name="P4"><text:s text:c="12"/>if i &gt; h:</text:p>
      <text:p text:style-name="P4"><text:s text:c="16"/>return False</text:p>
      <text:p text:style-name="P4"><text:s text:c="8"/>return True</text:p>
      <text:p text:style-name="P12">_______________________________________________________________________________</text:p>
      <text:p text:style-name="P10">"""4. Create a function that takes a number as its argument and returns a list of all its factors.</text:p>
      <text:p text:style-name="P10">Examples</text:p>
      <text:p text:style-name="P10">factorize(12) ➞ [1, 2, 3, 4, 6, 12]</text:p>
      <text:p text:style-name="P10">factorize(4) ➞ [1, 2, 4]</text:p>
      <text:p text:style-name="P10">factorize(17) ➞ [1, 17]</text:p>
      <text:p text:style-name="P10">Notes</text:p>
      <text:p text:style-name="P10">The input integer will be positive.</text:p>
      <text:p text:style-name="P10"><text:soft-page-break/>A factor is a number that evenly divides into another number without leaving a remainder. </text:p>
      <text:p text:style-name="P10">The second example is a factor of 12, because 12 / 2 = 6, with remainder 0."""</text:p>
      <text:p text:style-name="P10"/>
      <text:p text:style-name="P4">def factorize(x: int):</text:p>
      <text:p text:style-name="P4"><text:s text:c="4"/>factor = []</text:p>
      <text:p text:style-name="P4"><text:s text:c="4"/>for i in range(1, x+1):</text:p>
      <text:p text:style-name="P4"><text:s text:c="8"/>if x % i == 0:</text:p>
      <text:p text:style-name="P4"><text:s text:c="12"/>factor.append(i)</text:p>
      <text:p text:style-name="P4"><text:s text:c="4"/>return factor</text:p>
      <text:p text:style-name="P13">_______________________________________________________________________________</text:p>
      <text:p text:style-name="P10">"""5. Create a function that returns the number of palindrome numbers in a specified range (inclusive).</text:p>
      <text:p text:style-name="P10">For example, between 8 and 34, there are 5 palindromes: 8, 9, 11, 22 and 33. Between 1550 and 1552 there is exactly one palindrome: 1551.</text:p>
      <text:p text:style-name="P10">Examples</text:p>
      <text:p text:style-name="P10">count_palindromes(1, 10) ➞ 9</text:p>
      <text:p text:style-name="P10">count_palindromes(555, 556) ➞ 1</text:p>
      <text:p text:style-name="P10">count_palindromes(878, 898) ➞ 3</text:p>
      <text:p text:style-name="P10">Notes</text:p>
      <text:p text:style-name="P10">A palindrome number is a number which remains the same when its digits are reversed. </text:p>
      <text:p text:style-name="P10">For example, 2552 reversed is still 2552. The reflectional symmetry of this number makes it a palindromic number.</text:p>
      <text:p text:style-name="P10">Single-digit numbers are trivially palindrome numbers."""</text:p>
      <text:p text:style-name="P4"/>
      <text:p text:style-name="P4">def count_palindromes(a: int, b: int):</text:p>
      <text:p text:style-name="P4"><text:s text:c="4"/>count = 0</text:p>
      <text:p text:style-name="P4"><text:s text:c="4"/>for i in range(a, b + 1):</text:p>
      <text:p text:style-name="P4"><text:s text:c="8"/>if str(i) == str(i)[::-1]: </text:p>
      <text:p text:style-name="P4"><text:s text:c="12"/>count += 1</text:p>
      <text:p text:style-name="P4"><text:s text:c="4"/>return count</text:p>
      <text:p text:style-name="P13">_______________________________________________________________________________</text:p>
      <text:p text:style-name="P10">"""6. Write a function that takes a string, breaks it up and returns it with vowels first, consonants second. </text:p>
      <text:p text:style-name="P10">For any character that's not a vowel (like special characters or spaces), treat them like consonants.</text:p>
      <text:p text:style-name="P10">Examples</text:p>
      <text:p text:style-name="P10">split("abcde") ➞ "aebcd"</text:p>
      <text:p text:style-name="P10">split("Hello!") ➞ "eoHll!"</text:p>
      <text:p text:style-name="P10">split("What's the time?") ➞ "aeieWht's th tm?"</text:p>
      <text:p text:style-name="P10">Notes</text:p>
      <text:p text:style-name="P10">Vowels are a, e, i, o, u.</text:p>
      <text:p text:style-name="P10">Define a separate is_vowel() function for easier to read code (recommendation). """</text:p>
      <text:p text:style-name="P10"/>
      <text:p text:style-name="P4">def split(word: str):</text:p>
      <text:p text:style-name="P4"><text:s text:c="4"/>vowels = ["a", "e", "i", "o", "u"]</text:p>
      <text:p text:style-name="P4"><text:s text:c="4"/>vowel = []</text:p>
      <text:p text:style-name="P4"><text:s text:c="4"/>consonant = []</text:p>
      <text:p text:style-name="P4"><text:s text:c="4"/>for i in word:</text:p>
      <text:p text:style-name="P4"><text:s text:c="8"/>if i in vowels:</text:p>
      <text:p text:style-name="P4"><text:s text:c="11"/>vowel.append(i)</text:p>
      <text:p text:style-name="P4"><text:s text:c="8"/>else:</text:p>
      <text:p text:style-name="P4"><text:s text:c="12"/>consonant.append(i)</text:p>
      <text:p text:style-name="P4"><text:s text:c="4"/>else:</text:p>
      <text:p text:style-name="P4"><text:s text:c="8"/>consonant.append(i)</text:p>
      <text:p text:style-name="P4"><text:s text:c="4"/>new_word = "".join(vowel+ consonant)</text:p>
      <text:p text:style-name="P4"><text:soft-page-break/><text:s text:c="4"/>return new_word</text:p>
      <text:p text:style-name="P13">_______________________________________________________________________________</text:p>
      <text:p text:style-name="P10">"""7. Create a function that takes a string as an argument and returns a coded (h4ck3r 5p34k) version of the string.</text:p>
      <text:p text:style-name="P10">Examples</text:p>
      <text:p text:style-name="P10">hacker_speak("javascript is cool") ➞ "j4v45cr1pt 15 c00l"</text:p>
      <text:p text:style-name="P10">hacker_speak("programming is fun") ➞ "pr0gr4mm1ng 15 fun"</text:p>
      <text:p text:style-name="P10">hacker_speak("become a coder") ➞ "b3c0m3 4 c0d3r"</text:p>
      <text:p text:style-name="P10">Notes</text:p>
      <text:p text:style-name="P10">In order to work properly, the function should replace all "a"s with 4, "e"s with 3, "i"s with 1, "o"s with 0, and "s"s with 5. """</text:p>
      <text:p text:style-name="P10"/>
      <text:p text:style-name="P4">def hacker_speak(txt: str):</text:p>
      <text:p text:style-name="P4"><text:s text:c="4"/>keys = {"a": "4", "e": "3", "i": "1", "o": "0", "s": "5"}</text:p>
      <text:p text:style-name="P4"><text:s text:c="4"/>for i in txt:</text:p>
      <text:p text:style-name="P4"><text:s text:c="8"/>if i in keys:</text:p>
      <text:p text:style-name="P4"><text:s text:c="12"/>txt = txt.replace(i, keys[i])</text:p>
      <text:p text:style-name="P4"><text:s text:c="4"/>return txt</text:p>
      <text:p text:style-name="P13">_______________________________________________________________________________</text:p>
      <text:p text:style-name="P10">"""8. Create a function that takes an integer and returns it as an ordinal number. </text:p>
      <text:p text:style-name="P10">An Ordinal Number is a number that tells the position of something in a list, such as 1st, 2nd, 3rd, 4th, 5th, etc.</text:p>
      <text:p text:style-name="P10">Examples</text:p>
      <text:p text:style-name="P10">return_end_of_number(553) ➞ "553-RD"</text:p>
      <text:p text:style-name="P10">return_end_of_number(34) ➞ "34-TH"</text:p>
      <text:p text:style-name="P10">return_end_of_number(1231) ➞ "1231-ST"</text:p>
      <text:p text:style-name="P10">return_end_of_number(22) ➞ "22-ND"</text:p>
      <text:p text:style-name="P10">return_end_of_number(412) ➞ "412-TH" """</text:p>
      <text:p text:style-name="P10"/>
      <text:p text:style-name="P4">def return_end_of_number(num: int):</text:p>
      <text:p text:style-name="P4"><text:s text:c="4"/>if num % 100 in [11, 12, 13]:</text:p>
      <text:p text:style-name="P4"><text:s text:c="8"/>end = "TH"</text:p>
      <text:p text:style-name="P4"><text:s text:c="4"/>else:</text:p>
      <text:p text:style-name="P4"><text:s text:c="8"/>last_num = num % 10</text:p>
      <text:p text:style-name="P4"><text:s text:c="8"/>if last_num == 1:</text:p>
      <text:p text:style-name="P4"><text:s text:c="12"/>end = "ST"</text:p>
      <text:p text:style-name="P4"><text:s text:c="8"/>elif last_num == 2:</text:p>
      <text:p text:style-name="P4"><text:s text:c="12"/>end = "ND"</text:p>
      <text:p text:style-name="P4"><text:s text:c="8"/>elif last_num == 3:</text:p>
      <text:p text:style-name="P4"><text:s text:c="12"/>end = "RD"</text:p>
      <text:p text:style-name="P4"><text:s text:c="8"/>else:</text:p>
      <text:p text:style-name="P4"><text:s text:c="12"/>end = "TH"</text:p>
      <text:p text:style-name="P4"><text:s text:c="4"/>return f"{num}-{end}"</text:p>
      <text:p text:style-name="P13">_______________________________________________________________________________</text:p>
      <text:p text:style-name="P10">"""9. Create a function that converts Celsius to Fahrenheit and vice versa.</text:p>
      <text:p text:style-name="P10">Examples</text:p>
      <text:p text:style-name="P10">convert("35*C") ➞ "95*F"</text:p>
      <text:p text:style-name="P10">convert("19*F") ➞ "-7*C"</text:p>
      <text:p text:style-name="P10">convert("33") ➞ "Error"</text:p>
      <text:p text:style-name="P10">Notes</text:p>
      <text:p text:style-name="P10">Round to the nearest integer.</text:p>
      <text:p text:style-name="P10">If the input is incorrect, return "Error".</text:p>
      <text:p text:style-name="P10">For the formulae to convert back and forth, check the Resources tab. """</text:p>
      <text:p text:style-name="P10"/>
      <text:p text:style-name="P4"><text:soft-page-break/>def convert(temp):</text:p>
      <text:p text:style-name="P4"><text:s text:c="4"/>if temp[-1] == "C":</text:p>
      <text:p text:style-name="P4"><text:s text:c="8"/>farenheit = round((int(temp[:-2]) * 9/5) + 32)</text:p>
      <text:p text:style-name="P4"><text:s text:c="8"/>return f"{farenheit}*F"</text:p>
      <text:p text:style-name="P4"><text:s text:c="4"/>elif temp[-1] == "F":</text:p>
      <text:p text:style-name="P4"><text:s text:c="8"/>celsius = round((int(temp[:-2]) - 32) * 5/9)</text:p>
      <text:p text:style-name="P4"><text:s text:c="8"/>return f"{celsius}*C"</text:p>
      <text:p text:style-name="P4"><text:s text:c="4"/>else:</text:p>
      <text:p text:style-name="P4"><text:s text:c="8"/>return "Error"</text:p>
      <text:p text:style-name="P13"><text:s text:c="4"/>_______________________________________________________________________________</text:p>
      <text:p text:style-name="P10">"""10. Create a function that finds the reverse complement of a ribonucleic acid (RNA) strand. </text:p>
      <text:p text:style-name="P10">The RNA will be represented as a string containing only the characters "A", "C", "G" and "U". </text:p>
      <text:p text:style-name="P10">Since RNA can only (canonically) allow pairings of A/U and G/C, the complement of an RNA would be as follows:</text:p>
      <text:p text:style-name="P10">Original<text:tab/>Complement</text:p>
      <text:p text:style-name="P10">"AAA"<text:tab/>"UUU"</text:p>
      <text:p text:style-name="P10">"UUU"<text:tab/>"AAA"</text:p>
      <text:p text:style-name="P10">"GGG"<text:tab/>"CCC"</text:p>
      <text:p text:style-name="P10">"CCC"<text:tab/>"GGG"</text:p>
      <text:p text:style-name="P10">Your function should find the complement on the right AND also reverse the resulting string.</text:p>
      <text:p text:style-name="P10">Examples</text:p>
      <text:p text:style-name="P10">reverse_complement("GUGU") ➞ "ACAC"</text:p>
      <text:p text:style-name="P10">reverse_complement("UCUCG") ➞ "CGAGA"</text:p>
      <text:p text:style-name="P10">reverse_complement("CAGGU") ➞ "ACCUG"</text:p>
      <text:p text:style-name="P10">Notes</text:p>
      <text:p text:style-name="P10">You can assume all input seqeuences will be valid. """</text:p>
      <text:p text:style-name="P10"/>
      <text:p text:style-name="P4">def reverse_complement(rna):</text:p>
      <text:p text:style-name="P4"><text:s text:c="4"/>complement_keys = {'A': 'U', 'U': 'A', 'G': 'C', 'C': 'G'} </text:p>
      <text:p text:style-name="P4"><text:s text:c="4"/>complement = ""</text:p>
      <text:p text:style-name="P4"><text:s text:c="4"/>for i in rna:</text:p>
      <text:p text:style-name="P4"><text:s text:c="8"/>complement += complement_keys[i]</text:p>
      <text:p text:style-name="P4"><text:s text:c="4"/>return complement[::-1]</text:p>
      <text:p text:style-name="P13">_______________________________________________________________________________</text:p>
      <text:p text:style-name="P10">"""11. Create a function to perform basic arithmetic operations that includes addition, subtraction, </text:p>
      <text:p text:style-name="P10">multiplication and division on a string number (e.g. "12 + 24" or "23 - 21" or "12 // 12" or "12 * 21").</text:p>
      <text:p text:style-name="P10">Here, we have 1 followed by a space, operator followed by another space and 2. </text:p>
      <text:p text:style-name="P10">For the challenge, we are going to have only two numbers between 1 valid operator. The return value should be a number.</text:p>
      <text:p text:style-name="P10">eval() is not allowed. In case of division, whenever the second number equals "0" return -1.</text:p>
      <text:p text:style-name="P10">For example:</text:p>
      <text:p text:style-name="P10">"15 // 0" <text:s/>➞ -1</text:p>
      <text:p text:style-name="P10">Examples</text:p>
      <text:p text:style-name="P10">arithmetic_operation("12 + 12") ➞ 24 // 12 + 12 = 24</text:p>
      <text:p text:style-name="P10">arithmetic_operation("12 - 12") ➞ 24 // 12 - 12 = 0</text:p>
      <text:p text:style-name="P10">arithmetic_operation("12 * 12") ➞ 144 // 12 * 12 = 144</text:p>
      <text:p text:style-name="P10">arithmetic_operation("12 // 0") ➞ -1 // 12 / 0 = -1</text:p>
      <text:p text:style-name="P10">Notes</text:p>
      <text:p text:style-name="P10">All the inputs are only integers.</text:p>
      <text:p text:style-name="P10">The operators are * - + and //.</text:p>
      <text:p text:style-name="P10">Hint: Think about the single space that appears before and after the arithmetic operator."""</text:p>
      <text:p text:style-name="P10"/>
      <text:p text:style-name="P4">def work(inp):</text:p>
      <text:p text:style-name="P4"><text:soft-page-break/><text:s text:c="4"/>inp = inp.split()</text:p>
      <text:p text:style-name="P4"><text:s text:c="4"/>a, b = int(inp[0]), int(inp[2])</text:p>
      <text:p text:style-name="P4"/>
      <text:p text:style-name="P4"><text:s text:c="4"/>if inp[1] == "+":</text:p>
      <text:p text:style-name="P4"><text:s text:c="8"/>return a + b</text:p>
      <text:p text:style-name="P4"><text:s text:c="4"/>elif inp[1] == "-":</text:p>
      <text:p text:style-name="P4"><text:s text:c="8"/>return a-b</text:p>
      <text:p text:style-name="P4"><text:s text:c="4"/>elif inp[1] == "*":</text:p>
      <text:p text:style-name="P4"><text:s text:c="8"/>return a*b</text:p>
      <text:p text:style-name="P4"><text:s text:c="4"/>elif inp[1] == "//":</text:p>
      <text:p text:style-name="P4"><text:s text:c="8"/>if b == 0:</text:p>
      <text:p text:style-name="P4"><text:s text:c="12"/>return -1</text:p>
      <text:p text:style-name="P4"><text:s text:c="8"/>return a // b</text:p>
      <text:p text:style-name="P4"><text:s text:c="4"/>else:</text:p>
      <text:p text:style-name="P4"><text:s text:c="8"/>return "Not known operator"</text:p>
      <text:p text:style-name="P13">_______________________________________________________________________________</text:p>
      <text:p text:style-name="P10"/>
      <text:p text:style-name="P10">"""12. Imagine you have three numbers: a, b and c. c is equal to either a or b, but you don't know which one.</text:p>
      <text:p text:style-name="P10">Your task is to create a function that returns whatever number c isn't, out of a and b. So, if c is equal to a, return b, </text:p>
      <text:p text:style-name="P10">and if c is equal to b, return a. Here's what makes this challenge difficult: you can not use any if statements.</text:p>
      <text:p text:style-name="P10">Examples:</text:p>
      <text:p text:style-name="P10">swap(1, 0, 0) ➞ 1</text:p>
      <text:p text:style-name="P10">#a = 1, b = 0, c = b</text:p>
      <text:p text:style-name="P10">#return a</text:p>
      <text:p text:style-name="P10">swap (1, 3, 1) ➞ 3</text:p>
      <text:p text:style-name="P10">#a = 1, b = 3, c = a</text:p>
      <text:p text:style-name="P10">#return b</text:p>
      <text:p text:style-name="P10">swap(27, 31, 31) ➞ 27</text:p>
      <text:p text:style-name="P10">#a = 27, b = 31, c = b</text:p>
      <text:p text:style-name="P10">#return a</text:p>
      <text:p text:style-name="P10">Notes:</text:p>
      <text:p text:style-name="P10">-to prevent cheating, you also can't call any functions.</text:p>
      <text:p text:style-name="P10">-c will always be equal to a or b.</text:p>
      <text:p text:style-name="P10">-a will never be equal to b.</text:p>
      <text:p text:style-name="P10">-a, b, and c will always be integers."""</text:p>
      <text:p text:style-name="P10"/>
      <text:p text:style-name="P4">def swap(a, b, c):</text:p>
      <text:p text:style-name="P4"><text:s text:c="4"/>return {a: b, b: a}[c]</text:p>
      <text:p text:style-name="P13">_______________________________________________________________________________</text:p>
      <text:p text:style-name="P4">def func(a:int, b:int, c:int):</text:p>
      <text:p text:style-name="P4"><text:s text:c="4"/>match c == b:</text:p>
      <text:p text:style-name="P4"><text:s text:c="8"/>case True:</text:p>
      <text:p text:style-name="P4"><text:s text:c="12"/>return a</text:p>
      <text:p text:style-name="P4"><text:s text:c="8"/>case False:</text:p>
      <text:p text:style-name="P4"><text:s text:c="12"/>return b</text:p>
      <text:p text:style-name="P10"><text:s text:c="2"/>_______________________________________________________________________________</text:p>
      <text:p text:style-name="P4">print((c == b) * a + (c == a) * b)</text:p>
      <text:p text:style-name="P13">_______________________________________________________________________________</text:p>
      <text:p text:style-name="P13">"""1. Create a function which returns the number of true values there are in an array.</text:p>
      <text:p text:style-name="P13">Examples</text:p>
      <text:p text:style-name="P13">countTrue([true, false, false, true, false]) ➞ 2</text:p>
      <text:p text:style-name="P13"><text:soft-page-break/></text:p>
      <text:p text:style-name="P13">countTrue([false, false, false, false]) ➞ 0</text:p>
      <text:p text:style-name="P13">countTrue([]) ➞ 0</text:p>
      <text:p text:style-name="P13">Notes</text:p>
      <text:p text:style-name="P13">Return 0 if given an empty array.</text:p>
      <text:p text:style-name="P13">All array items are of the type bool (true or false). """</text:p>
      <text:p text:style-name="P13"/>
      <text:p text:style-name="P5">def countTrue(array: list):</text:p>
      <text:p text:style-name="P5"><text:s text:c="4"/>count = 0</text:p>
      <text:p text:style-name="P5"><text:s text:c="4"/>for i in array:</text:p>
      <text:p text:style-name="P5"><text:s text:c="8"/>if i:</text:p>
      <text:p text:style-name="P5"><text:s text:c="12"/>count += 1</text:p>
      <text:p text:style-name="P5"><text:s text:c="4"/>return count</text:p>
      <text:p text:style-name="P13">_______________________________________________________________________________</text:p>
      <text:p text:style-name="P13">"""2. Create a function that validates whether a number n is within the bounds of lower and upper. Return false if n is not an integer.</text:p>
      <text:p text:style-name="P13">Examples</text:p>
      <text:p text:style-name="P13">intWithinBounds(3, 1, 9) ➞ true</text:p>
      <text:p text:style-name="P13">intWithinBounds(6, 1, 6) ➞ false</text:p>
      <text:p text:style-name="P13">intWithinBounds(4.5, 3, 8) ➞ false</text:p>
      <text:p text:style-name="P13">Notes</text:p>
      <text:p text:style-name="P13">The term "within bounds" means a number is considered equal or greater than a lower bound and lesser (but not equal) to an upper bound, (see example #2).</text:p>
      <text:p text:style-name="P13">Bounds will be always given as integers. """</text:p>
      <text:p text:style-name="P13"/>
      <text:p text:style-name="P5">def intWithinBounds(n, lower, upper):</text:p>
      <text:p text:style-name="P5"><text:s text:c="4"/>if not isinstance(n, int):</text:p>
      <text:p text:style-name="P5"><text:s text:c="8"/>return False</text:p>
      <text:p text:style-name="P5"><text:s text:c="4"/>return lower &lt;= n &lt; upper</text:p>
      <text:p text:style-name="P13">_______________________________________________________________________________</text:p>
      <text:p text:style-name="P13">"""3. Create a function that takes three values:</text:p>
      <text:p text:style-name="P13">h hours</text:p>
      <text:p text:style-name="P13">m minutes</text:p>
      <text:p text:style-name="P13">s seconds</text:p>
      <text:p text:style-name="P13">Return the value that's the longest duration.</text:p>
      <text:p text:style-name="P13">Examples</text:p>
      <text:p text:style-name="P13">longestTime(1, 59, 3598) ➞ 1</text:p>
      <text:p text:style-name="P13">longestTime(2, 300, 15000) ➞ 300</text:p>
      <text:p text:style-name="P13">longestTime(15, 955, 59400) ➞ 59400 """</text:p>
      <text:p text:style-name="P13"/>
      <text:p text:style-name="P5">def longestTime(h, m, s):</text:p>
      <text:p text:style-name="P5"><text:s text:c="4"/>long_dur = max(h * 3600, m * 60, s)</text:p>
      <text:p text:style-name="P5"><text:s text:c="4"/>return long_dur</text:p>
      <text:p text:style-name="P13">______________________________________________________________________________</text:p>
      <text:p text:style-name="P13">"""4. Create a function that takes the month and year (as integers) and returns the number of days in that month.</text:p>
      <text:p text:style-name="P13">Examples</text:p>
      <text:p text:style-name="P13">days(2, 2018) ➞ 28</text:p>
      <text:p text:style-name="P13">days(4, 654) ➞ 30</text:p>
      <text:p text:style-name="P13">days(2, 200) ➞ 28</text:p>
      <text:p text:style-name="P13">days(2, 1000) ➞ 28</text:p>
      <text:p text:style-name="P13">Notes</text:p>
      <text:p text:style-name="P18">Don't forget about leap years! """</text:p>
      <text:p text:style-name="P18"><text:soft-page-break/><text:span text:style-name="T2">def day_count (month: int, year: int):</text:span></text:p>
      <text:p text:style-name="P5"><text:s text:c="4"/>if month == 2:</text:p>
      <text:p text:style-name="P5"><text:s text:c="8"/>if (year % 4 == 0 and year % 100 != 0):</text:p>
      <text:p text:style-name="P5"><text:s text:c="12"/>return 29 <text:s/># leap year</text:p>
      <text:p text:style-name="P5"><text:s text:c="8"/>else:</text:p>
      <text:p text:style-name="P5"><text:s text:c="12"/>return 28</text:p>
      <text:p text:style-name="P5"><text:s text:c="4"/>elif month in [4, 6, 9, 11]:</text:p>
      <text:p text:style-name="P5"><text:s text:c="8"/>return 30</text:p>
      <text:p text:style-name="P5"><text:s text:c="4"/>else:</text:p>
      <text:p text:style-name="P5"><text:s text:c="8"/>return 31</text:p>
      <text:p text:style-name="P13">_______________________________________________________________________________</text:p>
      <text:p text:style-name="P13">"""5. Create a function that takes a string and censors words over four characters with *.</text:p>
      <text:p text:style-name="P13">Examples</text:p>
      <text:p text:style-name="P13">censor("The code is fourty") ➞ "The code is ******"</text:p>
      <text:p text:style-name="P13">censor("Two plus three is five") ➞ "Two plus ***** is five"</text:p>
      <text:p text:style-name="P13">censor("aaaa aaaaa 1234 12345") ➞ "aaaa ***** 1234 *****"</text:p>
      <text:p text:style-name="P13">Notes</text:p>
      <text:p text:style-name="P13">Don't censor words with exactly four characters.</text:p>
      <text:p text:style-name="P13">If all words have four characters or less, return the original string.</text:p>
      <text:p text:style-name="P13">The amount of * is the same as the length of the word. """</text:p>
      <text:p text:style-name="P13"/>
      <text:p text:style-name="P5">def censor(exp: str):</text:p>
      <text:p text:style-name="P5"><text:s text:c="4"/>lst_exp = exp.split()</text:p>
      <text:p text:style-name="P5"><text:s text:c="4"/>new_exp = []</text:p>
      <text:p text:style-name="P5"><text:s text:c="4"/>for i in lst_exp:</text:p>
      <text:p text:style-name="P5"><text:s text:c="8"/>if len(i) &gt; 4:</text:p>
      <text:p text:style-name="P5"><text:s text:c="12"/>new_word = "*" * len(i)</text:p>
      <text:p text:style-name="P5"><text:s text:c="12"/>new_exp.append(new_word)</text:p>
      <text:p text:style-name="P5"><text:s text:c="8"/>else:</text:p>
      <text:p text:style-name="P5"><text:s text:c="12"/>new_exp.append(i)</text:p>
      <text:p text:style-name="P5"><text:s text:c="4"/>return " ".join(new_exp)</text:p>
      <text:p text:style-name="P13">_______________________________________________________________________________</text:p>
      <text:p text:style-name="P13">"""6. Given a sentence, create a function that replaces every "a" as an article with "an absolute". </text:p>
      <text:p text:style-name="P13">It should return the same string without any change if it doesn't have any "a".</text:p>
      <text:p text:style-name="P13">Examples</text:p>
      <text:p text:style-name="P13">absolute("I am a champion!!!") ➞ "I am an absolute champion!!!"</text:p>
      <text:p text:style-name="P13">absolute("Such an amazing bowler.") ➞ "Such an amazing bowler."</text:p>
      <text:p text:style-name="P13">absolute("A man with no haters.") ➞ "An absolute man with no haters."</text:p>
      <text:p text:style-name="P13">Notes</text:p>
      <text:p text:style-name="P13">Watch for uppercase letters as shown in example #3. """</text:p>
      <text:p text:style-name="P13"/>
      <text:p text:style-name="P5">def absolute(sent: str):</text:p>
      <text:p text:style-name="P5"><text:s text:c="4"/>lst_sent = sent.split()</text:p>
      <text:p text:style-name="P5"><text:s text:c="4"/>for i in range(len(lst_sent)): <text:s/></text:p>
      <text:p text:style-name="P5"><text:s text:c="8"/>if lst_sent[i] == "a":</text:p>
      <text:p text:style-name="P5"><text:s text:c="12"/>lst_sent[i] = "an absolute" <text:s/></text:p>
      <text:p text:style-name="P5"><text:s text:c="8"/>elif lst_sent[i] == "A":</text:p>
      <text:p text:style-name="P5"><text:s text:c="12"/>lst_sent[i] = "An absolute" <text:s/></text:p>
      <text:p text:style-name="P5"><text:s text:c="4"/>return " ".join(lst_sent)</text:p>
      <text:p text:style-name="P13">_______________________________________________________________________________</text:p>
      <text:p text:style-name="P13">"""7. Return an Array of Subarrays</text:p>
      <text:p text:style-name="P13"><text:soft-page-break/>Write a function that takes three arguments (x, y, z) and returns an array containing x subarrays (e.g. [[], [], []]), each containing y number of item z.</text:p>
      <text:p text:style-name="P13">x Number of subarrays contained within the main array.</text:p>
      <text:p text:style-name="P13">y Number of items contained within each subarray.</text:p>
      <text:p text:style-name="P13">z Item contained within each subarray.</text:p>
      <text:p text:style-name="P13">Examples</text:p>
      <text:p text:style-name="P13">matrix(3, 2, 3) ➞ [[3, 3], [3, 3], [3, 3]]</text:p>
      <text:p text:style-name="P13">matrix(2, 1, "edabit") ➞ [["edabit"], ["edabit"]]</text:p>
      <text:p text:style-name="P13">matrix(3, 2, 0) ➞ [[0, 0], [0, 0], [0, 0]]</text:p>
      <text:p text:style-name="P13">Notes</text:p>
      <text:p text:style-name="P13">The first two arguments will always be integers.</text:p>
      <text:p text:style-name="P13">The third argument is either a string or an integer. """</text:p>
      <text:p text:style-name="P13"/>
      <text:p text:style-name="P5">def matrix(x, y, z):</text:p>
      <text:p text:style-name="P5"><text:s text:c="4"/>output = []</text:p>
      <text:p text:style-name="P5"><text:s text:c="4"/>for i in range(x):</text:p>
      <text:p text:style-name="P5"><text:s text:c="8"/>subarray = [z] * y</text:p>
      <text:p text:style-name="P5"><text:s text:c="8"/>output.append(subarray)</text:p>
      <text:p text:style-name="P5"><text:s text:c="4"/>return output</text:p>
      <text:p text:style-name="P5"/>
      <text:p text:style-name="P5">#ret_list = [[c for j in range(b)] for i in range(a)]</text:p>
      <text:p text:style-name="P5"># return ret_list</text:p>
      <text:p text:style-name="P13">_______________________________________________________________________________</text:p>
      <text:p text:style-name="P13">"""8. Given a string of numbers separated by a comma and space, return the product of the numbers.</text:p>
      <text:p text:style-name="P13">Examples</text:p>
      <text:p text:style-name="P13">multiplyNums("2, 3") ➞ 6</text:p>
      <text:p text:style-name="P13">multiplyNums("1, 2, 3, 4") ➞ 24</text:p>
      <text:p text:style-name="P13">multiplyNums("54, 75, 453, 0") ➞ 0</text:p>
      <text:p text:style-name="P13">multiplyNums("10, -2") ➞ -20</text:p>
      <text:p text:style-name="P13">Notes</text:p>
      <text:p text:style-name="P13">Bonus: Try to complete this challenge in one line! """</text:p>
      <text:p text:style-name="P13"/>
      <text:p text:style-name="P5">def multiplyNums(string):</text:p>
      <text:p text:style-name="P5"><text:s text:c="4"/>return eval("*".join(string.split(", ")))</text:p>
      <text:p text:style-name="P13">_______________________________________________________________________________</text:p>
      <text:p text:style-name="P13">"""9. Create a function that takes a string road and returns the car that's in first place. </text:p>
      <text:p text:style-name="P13">The road will be made of "=", and cars will be represented by letters in the alphabet.</text:p>
      <text:p text:style-name="P13">Examples</text:p>
      <text:p text:style-name="P13">firstPlace("====b===O===e===U=A==") ➞ "A"</text:p>
      <text:p text:style-name="P13">firstPlace("e==B=Fe") ➞ "e"</text:p>
      <text:p text:style-name="P13">firstPlace("proeNeoOJGnfl") ➞ "l"</text:p>
      <text:p text:style-name="P13">Notes</text:p>
      <text:p text:style-name="P13">Return "No car available" if there is no car on the road and "No road available" if there is no road."""</text:p>
      <text:p text:style-name="P13"/>
      <text:p text:style-name="P5">def firstPlace(road_string):</text:p>
      <text:p text:style-name="P5"><text:s text:c="4"/>if not road_string:</text:p>
      <text:p text:style-name="P5"><text:s text:c="8"/>return "No road available" <text:s/></text:p>
      <text:p text:style-name="P5"><text:s text:c="4"/>elif all(i == '=' for i in road_string):</text:p>
      <text:p text:style-name="P5"><text:s text:c="8"/>return "No car available"</text:p>
      <text:p text:style-name="P5"><text:s text:c="4"/>return road_string.replace("=", "")[-1]</text:p>
      <text:p text:style-name="P13">_______________________________________________________________________________</text:p>
      <text:p text:style-name="P13"><text:soft-page-break/>"""10. Create a function that takes an array of numbers between 1 and 10 (excluding one number) and returns the missing number.</text:p>
      <text:p text:style-name="P13">Examples</text:p>
      <text:p text:style-name="P13">missingNum([1, 2, 3, 4, 6, 7, 8, 9, 10]) ➞ 5</text:p>
      <text:p text:style-name="P13">missingNum([7, 2, 3, 6, 5, 9, 1, 4, 8]) ➞ 10</text:p>
      <text:p text:style-name="P13">missingNum([10, 5, 1, 2, 4, 6, 8, 3, 9]) ➞ 7</text:p>
      <text:p text:style-name="P13">Notes</text:p>
      <text:p text:style-name="P13">The array of numbers will be unsorted (not in order).</text:p>
      <text:p text:style-name="P13">Only one number will be missing."""</text:p>
      <text:p text:style-name="P13"/>
      <text:p text:style-name="P5">def missingNum(array):</text:p>
      <text:p text:style-name="P5"><text:s text:c="4"/>full_arr = [1, 2, 3, 4, 5, 6, 7, 8, 9, 10]</text:p>
      <text:p text:style-name="P5"><text:s text:c="4"/>missing_number = set(full_arr) - set(array)</text:p>
      <text:p text:style-name="P5"><text:s text:c="4"/>return int(missing_number.pop())</text:p>
      <text:p text:style-name="P13">_______________________________________________________________________________</text:p>
      <text:p text:style-name="P13">"""1. Using .sort() method, create a lambda function that sorts the list in descending order. Refrain from using the reverse parameter.</text:p>
      <text:p text:style-name="P13">(Hint: lambda will be passed to sort method's key parameter as argument)</text:p>
      <text:p text:style-name="P13">Please check out Hint 0 below to be informed about a glitch regarding this exercise.</text:p>
      <text:p text:style-name="P13">lst=[100, 10, 10000, 1, 9, 999, 99]"""</text:p>
      <text:p text:style-name="P13"/>
      <text:p text:style-name="P5">def desc(lst: list):</text:p>
      <text:p text:style-name="P5"><text:s text:c="4"/>lst.sort(key=lambda i: -i)</text:p>
      <text:p text:style-name="P5"><text:s text:c="4"/>return lst</text:p>
      <text:p text:style-name="P14">_______________________________________________________________________________</text:p>
      <text:p text:style-name="P13">"""2. Using sorted() function, reverse parameter and lambda sort the tuples in the list based on the last character of the second items in reverse order.</text:p>
      <text:p text:style-name="P13">lst=[(19542209, "New York") ,(4887871, "Alabama"), (1420491, "Hawaii"), (626299, "Vermont"), (1805832, "West Virginia"), (39865590, "California")]</text:p>
      <text:p text:style-name="P13">#Type your answer here."""</text:p>
      <text:p text:style-name="P13">lst=[(19542209, "New York") ,(4887871, "Alabama"), (1420491, "Hawaii"), (626299, "Vermont"), (1805832, "West Virginia"), (39865590, "California")]</text:p>
      <text:p text:style-name="P13"/>
      <text:p text:style-name="P5">sorted_lst = sorted(lst, key=lambda x: x[1][-1], reverse=True)</text:p>
      <text:p text:style-name="P5">print(sorted_lst)</text:p>
      <text:p text:style-name="P14">_______________________________________________________________________________</text:p>
      <text:p text:style-name="P14">"""1. Create a function to perform basic arithmetic operations that includes addition, subtraction, multiplication and division on a </text:p>
      <text:p text:style-name="P14">string number (e.g. "12 + 24" or "23 - 21" or "12 // 12" or "12 * 21").</text:p>
      <text:p text:style-name="P14">Here, we have 1 followed by a space, operator followed by another space and 2. </text:p>
      <text:p text:style-name="P14">For the challenge, we are going to have only two numbers between 1 valid operator. The return value should be a number.</text:p>
      <text:p text:style-name="P14">eval() is not allowed. In case of division, whenever the second number equals "0" return -1.</text:p>
      <text:p text:style-name="P14">Notes</text:p>
      <text:p text:style-name="P14"><text:s text:c="4"/>All the inputs are only integers.</text:p>
      <text:p text:style-name="P14"><text:s text:c="4"/>The operators are * - + and //.</text:p>
      <text:p text:style-name="P14"><text:s text:c="4"/>Hint: Think about the single space that appears before and after the arithmetic operator."""</text:p>
      <text:p text:style-name="P14"/>
      <text:p text:style-name="P6">def arithmetic_operation(x: str):</text:p>
      <text:p text:style-name="P6"><text:s text:c="4"/>y = x.split()</text:p>
      <text:p text:style-name="P6"><text:s text:c="4"/>n1 = int(y[0])</text:p>
      <text:p text:style-name="P6"><text:s text:c="4"/>n2 = int(y[2])</text:p>
      <text:p text:style-name="P6"><text:s text:c="4"/>oper = y[1]</text:p>
      <text:p text:style-name="P6"/>
      <text:p text:style-name="P6"><text:s text:c="4"/>if oper == "+":</text:p>
      <text:p text:style-name="P6"><text:soft-page-break/><text:s text:c="8"/>return n1 + n2</text:p>
      <text:p text:style-name="P6"><text:s text:c="4"/>elif oper == "-":</text:p>
      <text:p text:style-name="P6"><text:s text:c="8"/>return n1 - n2</text:p>
      <text:p text:style-name="P6"><text:s text:c="4"/>elif oper == "*":</text:p>
      <text:p text:style-name="P6"><text:s text:c="8"/>return n1 * n2</text:p>
      <text:p text:style-name="P6"><text:s text:c="4"/>elif oper == "//":</text:p>
      <text:p text:style-name="P6"><text:s text:c="8"/>if n2 == 0:</text:p>
      <text:p text:style-name="P6"><text:s text:c="12"/>return -1</text:p>
      <text:p text:style-name="P6"><text:s text:c="8"/>else: </text:p>
      <text:p text:style-name="P6"><text:s text:c="12"/>return n1 // n2</text:p>
      <text:p text:style-name="P6"><text:s text:c="4"/>else:</text:p>
      <text:p text:style-name="P6"><text:s text:c="8"/>return None</text:p>
      <text:p text:style-name="P14">_______________________________________________________________________________</text:p>
      <text:p text:style-name="P14">"""2. A number is said to be Disarium if the sum of its digits raised to their respective positions is the number itself.</text:p>
      <text:p text:style-name="P14">Create a function that determines whether a number is a Disarium or not.</text:p>
      <text:p text:style-name="P14">Examples</text:p>
      <text:p text:style-name="P14">is_disarium(75) ➞ False</text:p>
      <text:p text:style-name="P14"># 7^1 + 5^2 = 7 + 25 = 32</text:p>
      <text:p text:style-name="P14">is_disarium(135) ➞ True</text:p>
      <text:p text:style-name="P14"># 1^1 + 3^2 + 5^3 = 1 + 9 + 125 = 135</text:p>
      <text:p text:style-name="P14">is_disarium(544) ➞ False</text:p>
      <text:p text:style-name="P14">is_disarium(518) ➞ True</text:p>
      <text:p text:style-name="P14">is_disarium(466) ➞ False</text:p>
      <text:p text:style-name="P14">is_disarium(8) ➞ True</text:p>
      <text:p text:style-name="P14">Notes</text:p>
      <text:p text:style-name="P14"><text:s text:c="4"/>Position of the digit is 1-indexed."""</text:p>
      <text:p text:style-name="P14"/>
      <text:p text:style-name="P6">def is_disarium(x: int):</text:p>
      <text:p text:style-name="P6"><text:s text:c="4"/>y = str(x)</text:p>
      <text:p text:style-name="P6"><text:s text:c="4"/>digit_sum = sum(int(digit)**(index+1) for index, digit in enumerate(y))</text:p>
      <text:p text:style-name="P6"><text:s text:c="4"/>return digit_sum == x</text:p>
      <text:p text:style-name="P14">_______________________________________________________________________________</text:p>
      <text:p text:style-name="P14">#solution 2</text:p>
      <text:p text:style-name="P14"/>
      <text:p text:style-name="P6">def is_disarium(x: int):</text:p>
      <text:p text:style-name="P6"><text:s text:c="4"/>y = str(x)</text:p>
      <text:p text:style-name="P6"><text:s text:c="4"/>y_len <text:s/>= len(y)</text:p>
      <text:p text:style-name="P6"><text:s text:c="4"/></text:p>
      <text:p text:style-name="P6"><text:s text:c="4"/>digit_sum = sum(int(y[i])**(i+1) for i in range(y_len))</text:p>
      <text:p text:style-name="P6"><text:s text:c="4"/></text:p>
      <text:p text:style-name="P6"><text:s text:c="4"/>return digit_sum == x</text:p>
      <text:p text:style-name="P14">_______________________________________________________________________________</text:p>
      <text:p text:style-name="P14">"""3. Write a function that takes a list of lists and returns the value of all of the symbols in it, </text:p>
      <text:p text:style-name="P14">where each symbol adds or takes something from the total score. Symbol values:</text:p>
      <text:p text:style-name="P14"/>
      <text:p text:style-name="P14"><text:s text:c="4"/># = 5</text:p>
      <text:p text:style-name="P14"><text:s text:c="4"/>O = 3</text:p>
      <text:p text:style-name="P14"><text:s text:c="4"/>X = 1</text:p>
      <text:p text:style-name="P14"><text:s text:c="4"/>! = -1</text:p>
      <text:p text:style-name="P14"><text:s text:c="4"/>!! = -3</text:p>
      <text:p text:style-name="P18"><text:s text:c="4"/>!!! = -5</text:p>
      <text:p text:style-name="P18"><text:soft-page-break/>A list of lists containing 2 #s, a O, and a !!! would equal (0 + 5 + 5 + 3 - 5) 8.</text:p>
      <text:p text:style-name="P14">If the final score is negative, return 0 (e.g. 3 #s, 3 !!s, 2 !!!s and a X would be (0 + 5 + 5 + 5 - 3 - 3 - 3 - 5 - 5 + 1) -3, so return 0.</text:p>
      <text:p text:style-name="P14">Notes</text:p>
      <text:p text:style-name="P14">Strings in the lists will only be #, O, X, !, !! and !!!."""</text:p>
      <text:p text:style-name="P14"/>
      <text:p text:style-name="P6">def check_score(sym: list):</text:p>
      <text:p text:style-name="P6"><text:s text:c="4"/>sym_dict = {"#": 5, "O": 3, "X": 1, "!": -1, "!!": -3, "!!!": -5}</text:p>
      <text:p text:style-name="P6"><text:s text:c="4"/>value = 0</text:p>
      <text:p text:style-name="P6"><text:s text:c="4"/>for sublst in sym:</text:p>
      <text:p text:style-name="P6"><text:s text:c="8"/>for i in sublst:</text:p>
      <text:p text:style-name="P6"><text:s text:c="12"/>value += sym_dict[i]</text:p>
      <text:p text:style-name="P6"><text:s text:c="4"/>return max(value, 0)</text:p>
      <text:p text:style-name="P14">_______________________________________________________________________________</text:p>
      <text:p text:style-name="P14">"""4. Create a function that takes a string's characters as ASCII and returns each character's hexadecimal value as a string.</text:p>
      <text:p text:style-name="P14">Examples</text:p>
      <text:p text:style-name="P14">convert_to_hex("hello world") ➞ "68 65 6c 6c 6f 20 77 6f 72 6c 64"</text:p>
      <text:p text:style-name="P14">convert_to_hex("Big Boi") ➞ "42 69 67 20 42 6f 69"</text:p>
      <text:p text:style-name="P14">convert_to_hex("Marty Poppinson") ➞ "4d 61 72 74 79 20 50 6f 70 70 69 6e 73 6f 6e"</text:p>
      <text:p text:style-name="P14">Notes</text:p>
      <text:p text:style-name="P14"><text:s text:c="4"/>Each byte must be seperated by a space.</text:p>
      <text:p text:style-name="P14"><text:s text:c="4"/>All alpha hex characters must be lowercase."""</text:p>
      <text:p text:style-name="P14"/>
      <text:p text:style-name="P6">def convert_to_hex(string):</text:p>
      <text:p text:style-name="P6"><text:s text:c="4"/>hex_values = [hex(ord(char))[2:] for char in string]</text:p>
      <text:p text:style-name="P6"><text:s text:c="4"/>hex_string = ' '.join(hex_values)</text:p>
      <text:p text:style-name="P6"><text:s text:c="4"/>return hex_string</text:p>
      <text:p text:style-name="P14">_______________________________________________________________________________</text:p>
      <text:p text:style-name="P14">"""5. Someone has attempted to censor my strings by replacing every vowel with a *, l*k* th*s. </text:p>
      <text:p text:style-name="P14">Luckily, I've been able to find the vowels that were removed.</text:p>
      <text:p text:style-name="P14">Given a censored string and a string of the censored vowels, return the original uncensored string.</text:p>
      <text:p text:style-name="P14">Example</text:p>
      <text:p text:style-name="P14">uncensor("Wh*r* d*d my v*w*ls g*?", "eeioeo") ➞ "Where did my vowels go?"</text:p>
      <text:p text:style-name="P14">uncensor("abcd", "") ➞ "abcd"</text:p>
      <text:p text:style-name="P14">uncensor("*PP*RC*S*", "UEAE") ➞ "UPPERCASE"</text:p>
      <text:p text:style-name="P14">Notes</text:p>
      <text:p text:style-name="P14"><text:s text:c="4"/>The vowels are given in the correct order.</text:p>
      <text:p text:style-name="P14"><text:s text:c="4"/>The number of vowels will match the number of * characters in the censored string."""</text:p>
      <text:p text:style-name="P14"/>
      <text:p text:style-name="P6">def uncensor(cen_str, vow_str):</text:p>
      <text:p text:style-name="P6"><text:s text:c="4"/></text:p>
      <text:p text:style-name="P6"><text:s text:c="4"/>for i in vow_str:</text:p>
      <text:p text:style-name="P6"><text:s text:c="8"/>cen_str = cen_str.replace("*", i, 1)</text:p>
      <text:p text:style-name="P6"><text:s text:c="4"/>return cen_str</text:p>
      <text:p text:style-name="P14">_______________________________________________________________________________</text:p>
      <text:p text:style-name="P14">"""6. Using markdown, it's possible to format links such as https://edabit.com/challenges, into something tidier like this. </text:p>
      <text:p text:style-name="P14">Notice how the text "Go to the challenges!" appears when hovering over the link.</text:p>
      <text:p text:style-name="P14">This was achieved by using this code:</text:p>
      <text:p text:style-name="P14">[this](https://edabit.com/challenges "Go to the challenges!")</text:p>
      <text:p text:style-name="P14">Given the url, the new name and optionally the hover_text, return the tidied up hyperlink as a string.</text:p>
      <text:p text:style-name="P14">Examples</text:p>
      <text:p text:style-name="P14"/>
      <text:p text:style-name="P14"><text:soft-page-break/>tidy_link("https://edabit.com/challenges", "this", "Go to the challenges!") ➞ "[this](https://edabit.com/challenges "Go to the challenges!")"</text:p>
      <text:p text:style-name="P14">tidy_link("https://www.google.com", "Google", "Google Search") ➞ "[Google](https://www.google.com "Google Search")"</text:p>
      <text:p text:style-name="P14">tidy_link("https://www.youtube.com/watch?v=dQw4w9WgXcQ", "Click Me!") ➞ "[Click Me!](https://www.youtube.com/watch?v=dQw4w9WgXcQ)"</text:p>
      <text:p text:style-name="P14">Notes</text:p>
      <text:p text:style-name="P14"><text:s text:c="4"/>Supply double quotes for the hover text.</text:p>
      <text:p text:style-name="P14"><text:s text:c="4"/>Keep in mind that some tests will not include an argument for hover_text."""</text:p>
      <text:p text:style-name="P14"/>
      <text:p text:style-name="P6">def tidy_link(url, name, hover=None):</text:p>
      <text:p text:style-name="P6"><text:s text:c="4"/>if hover:</text:p>
      <text:p text:style-name="P6"><text:s text:c="8"/>return f"[{name}]({url} \"{hover}\")"</text:p>
      <text:p text:style-name="P6"><text:s text:c="4"/>else:</text:p>
      <text:p text:style-name="P6"><text:s text:c="8"/>return f"[{name}]({url})"</text:p>
      <text:p text:style-name="P14">_______________________________________________________________________________</text:p>
      <text:p text:style-name="P14">"""7. Given a list of words in the singular form, return a set of those words in the plural form if they appear more than once in the list.</text:p>
      <text:p text:style-name="P14">Examples</text:p>
      <text:p text:style-name="P14">pluralize(["cow", "pig", "cow", "cow"]) ➞ { "cows", "pig" }</text:p>
      <text:p text:style-name="P14">pluralize(["table", "table", "table"]) ➞ { "tables" }</text:p>
      <text:p text:style-name="P14">pluralize(["chair", "pencil", "arm"]) ➞ { "chair", "pencil", "arm" }</text:p>
      <text:p text:style-name="P14">Notes</text:p>
      <text:p text:style-name="P14"><text:s text:c="4"/>This is an oversimplification of the English language so no edge cases will appear.</text:p>
      <text:p text:style-name="P14"><text:s text:c="4"/>Only focus on whether or not to add an s to the ends of words.</text:p>
      <text:p text:style-name="P14"><text:s text:c="4"/>All tests will be valid."""</text:p>
      <text:p text:style-name="P14"/>
      <text:p text:style-name="P6">def pluralize(words: list):</text:p>
      <text:p text:style-name="P6"><text:s text:c="4"/>plural = set()</text:p>
      <text:p text:style-name="P6"><text:s text:c="4"/>for i in words:</text:p>
      <text:p text:style-name="P6"><text:s text:c="8"/>if words.count(i) &gt; 1:</text:p>
      <text:p text:style-name="P6"><text:s text:c="12"/>plural.add(i + "s")</text:p>
      <text:p text:style-name="P6"><text:s text:c="8"/>else:</text:p>
      <text:p text:style-name="P6"><text:s text:c="12"/>plural.add(i)</text:p>
      <text:p text:style-name="P6"><text:s text:c="4"/>return plural</text:p>
      <text:p text:style-name="P14">_______________________________________________________________________________</text:p>
      <text:p text:style-name="P14">"""8. Create a function that takes a string txt and censors any word from a given list lst. The text removed must be replaced by the given character char.</text:p>
      <text:p text:style-name="P14">Examples</text:p>
      <text:p text:style-name="P14">censor_string("Today is a Wednesday!", ["Today", "a"], "-") ➞ "----- is - Wednesday!"</text:p>
      <text:p text:style-name="P14">censor_string("The cow jumped over the moon.", ["cow", "over"], "*"), "The *** jumped **** the moon.")</text:p>
      <text:p text:style-name="P14">censor_string("Why did the chicken cross the road?", ["Did", "chicken", "road"], "*") ➞ "Why *** the ******* cross the ****?" """</text:p>
      <text:p text:style-name="P14"/>
      <text:p text:style-name="P6">def censor_string(txt, lst, char):</text:p>
      <text:p text:style-name="P6"><text:s text:c="4"/>for i in lst:</text:p>
      <text:p text:style-name="P6"><text:s text:c="8"/>txt = txt.replace(i.lower(), char * len(i))</text:p>
      <text:p text:style-name="P6"><text:s text:c="4"/>return txt</text:p>
      <text:p text:style-name="P14">_______________________________________________________________________________</text:p>
      <text:p text:style-name="P14">"""1. Create a function that takes a list and string. The function should remove the letters in the string from the list, and return the list.</text:p>
      <text:p text:style-name="P14">Examples</text:p>
      <text:p text:style-name="P14">remove_letters(["s", "t", "r", "i", "n", "g", "w"], "string") ➞ ["w"]</text:p>
      <text:p text:style-name="P14">remove_letters(["b", "b", "l", "l", "g", "n", "o", "a", "w"], "balloon") ➞ ["b", "g", "w"]</text:p>
      <text:p text:style-name="P14">remove_letters(["d", "b", "t", "e", "a", "i"], "edabit") ➞ []</text:p>
      <text:p text:style-name="P14"><text:soft-page-break/>Notes</text:p>
      <text:p text:style-name="P14"><text:s text:c="4"/>If number of times a letter appears in the list is greater than the number of times the letter appears in the string, the extra letters should be left behind (see example #2).</text:p>
      <text:p text:style-name="P14"><text:s text:c="4"/>If all the letters in the list are used in the string, the function should return an empty list (see example #3). """</text:p>
      <text:p text:style-name="P14"/>
      <text:p text:style-name="P6">def remove_letters(lst: list, st: str):</text:p>
      <text:p text:style-name="P6"><text:s text:c="4"/>for i in st:</text:p>
      <text:p text:style-name="P6"><text:s text:c="8"/>if i in lst:</text:p>
      <text:p text:style-name="P6"><text:s text:c="12"/>lst.remove(i)</text:p>
      <text:p text:style-name="P6"><text:s text:c="4"/>return lst</text:p>
      <text:p text:style-name="P14">_______________________________________________________________________________</text:p>
      <text:p text:style-name="P14">"""2. Create a function based on the input and output. Look at the examples, there is a pattern.</text:p>
      <text:p text:style-name="P14">Examples</text:p>
      <text:p text:style-name="P14">secret("p.one.two.three") ➞ "&lt;p class='one two three'&gt;&lt;/p&gt;"</text:p>
      <text:p text:style-name="P14">secret("p.one") ➞ "&lt;p class='one'&gt;&lt;/p&gt;"</text:p>
      <text:p text:style-name="P14">secret("p.four.five") ➞ "&lt;p class='four five'&gt;&lt;/p&gt;"</text:p>
      <text:p text:style-name="P14">Notes</text:p>
      <text:p text:style-name="P14">Input is a string."""</text:p>
      <text:p text:style-name="P14"/>
      <text:p text:style-name="P6">def secret(inp: str):</text:p>
      <text:p text:style-name="P6"><text:s text:c="2"/>inpl = inp.split(".")</text:p>
      <text:p text:style-name="P6"><text:s text:c="2"/>inps = " ".join(inpl[1:])</text:p>
      <text:p text:style-name="P6"/>
      <text:p text:style-name="P6"><text:s text:c="2"/>return f"&lt;{inpl[0]} class='{inps}'&gt;&lt;/p&gt;"</text:p>
      <text:p text:style-name="P14"><text:s/>_______________________________________________________________________________</text:p>
      <text:p text:style-name="P14">"""3. Create a function which takes in an encoded string and returns a dictionary according to the following example:</text:p>
      <text:p text:style-name="P14">Examples</text:p>
      <text:p text:style-name="P14">parse_code("John000Doe000123") ➞ {</text:p>
      <text:p text:style-name="P14"><text:s text:c="2"/>"first_name": "John",</text:p>
      <text:p text:style-name="P14"><text:s text:c="2"/>"last_name": "Doe",</text:p>
      <text:p text:style-name="P14"><text:s text:c="2"/>"id": "123"</text:p>
      <text:p text:style-name="P14">}</text:p>
      <text:p text:style-name="P14"/>
      <text:p text:style-name="P14">parse_code("michael0smith004331") ➞ {</text:p>
      <text:p text:style-name="P14"><text:s text:c="2"/>"first_name": "michael",</text:p>
      <text:p text:style-name="P14"><text:s text:c="2"/>"last_name": "smith",</text:p>
      <text:p text:style-name="P14"><text:s text:c="2"/>"id": "4331"</text:p>
      <text:p text:style-name="P14">}</text:p>
      <text:p text:style-name="P14"/>
      <text:p text:style-name="P14">parse_code("Thomas00LEE0000043") ➞ {</text:p>
      <text:p text:style-name="P14"><text:s text:c="2"/>"first_name": "Thomas",</text:p>
      <text:p text:style-name="P14"><text:s text:c="2"/>"last_name": "LEE",</text:p>
      <text:p text:style-name="P14"><text:s text:c="2"/>"id": "43"</text:p>
      <text:p text:style-name="P14">}</text:p>
      <text:p text:style-name="P14">Notes</text:p>
      <text:p text:style-name="P14"/>
      <text:p text:style-name="P14"><text:s text:c="4"/>The string will always be in the same format: first name, last name and id with zeros between them.</text:p>
      <text:p text:style-name="P14"><text:s text:c="4"/>id numbers will not contain any zeros.</text:p>
      <text:p text:style-name="P14"><text:s text:c="4"/>Bonus: Try solving this using RegEx."""</text:p>
      <text:p text:style-name="P14"/>
      <text:p text:style-name="P6">def parse_code(data: str):</text:p>
      <text:p text:style-name="P6"><text:soft-page-break/></text:p>
      <text:p text:style-name="P6"><text:s text:c="2"/>for i in data:</text:p>
      <text:p text:style-name="P6"><text:s text:c="4"/>if i == "0":</text:p>
      <text:p text:style-name="P6"><text:s text:c="6"/>datan = data.replace("0", " ").split()</text:p>
      <text:p text:style-name="P6"/>
      <text:p text:style-name="P6"><text:s text:c="2"/>dict_keys = ["first_name", "last_name", "id"]</text:p>
      <text:p text:style-name="P6"><text:s text:c="2"/>my_dict = {key: None for key in dict_keys}</text:p>
      <text:p text:style-name="P6"/>
      <text:p text:style-name="P6"><text:s text:c="2"/>my_dict["first_name"] = datan[0]</text:p>
      <text:p text:style-name="P6"><text:s text:c="2"/>my_dict["last_name"] = datan[1]</text:p>
      <text:p text:style-name="P6"><text:s text:c="2"/>my_dict["id"] = datan[2]</text:p>
      <text:p text:style-name="P6"/>
      <text:p text:style-name="P6"><text:s text:c="2"/>return my_dict</text:p>
      <text:p text:style-name="P14">_______________________________________________________________________________</text:p>
      <text:p text:style-name="P14">"""4. "Loves me, loves me not" is a traditional game in which a person plucks off all the petals of a flower one by one, saying the phrase </text:p>
      <text:p text:style-name="P14">"Loves me" and "Loves me not" when determining whether the one that they love, loves them back.</text:p>
      <text:p text:style-name="P14">Given a number of petals, return a string which repeats the phrases "Loves me" and "Loves me not" for every alternating petal, </text:p>
      <text:p text:style-name="P14">and return the last phrase in all caps. Remember to put a comma and space between phrases.</text:p>
      <text:p text:style-name="P14">Examples</text:p>
      <text:p text:style-name="P14">loves_me(3) ➞ "Loves me, Loves me not, LOVES ME"</text:p>
      <text:p text:style-name="P14">loves_me(6) ➞ "Loves me, Loves me not, Loves me, Loves me not, Loves me, LOVES ME NOT"</text:p>
      <text:p text:style-name="P14">loves_me(1) ➞ "LOVES ME"</text:p>
      <text:p text:style-name="P14">Notes</text:p>
      <text:p text:style-name="P14"><text:s text:c="4"/>Remember to return a string.</text:p>
      <text:p text:style-name="P14"><text:s text:c="4"/>The first phrase is always "Loves me"."""</text:p>
      <text:p text:style-name="P14"/>
      <text:p text:style-name="P6">def loves_me(petals: int):</text:p>
      <text:p text:style-name="P6"><text:s text:c="4"/>love = ["Loves me", "Loves me not"]</text:p>
      <text:p text:style-name="P6"><text:s text:c="4"/>result = []</text:p>
      <text:p text:style-name="P6"><text:s text:c="4"/>for i in range(petals):</text:p>
      <text:p text:style-name="P6"><text:s text:c="8"/>result.append(love[i%2])</text:p>
      <text:p text:style-name="P6"><text:s text:c="4"/>result[-1] = result[-1].upper()</text:p>
      <text:p text:style-name="P6"><text:s text:c="4"/>return ", ".join(result)</text:p>
      <text:p text:style-name="P14">_______________________________________________________________________________</text:p>
      <text:p text:style-name="P14">"""5. Write a function that takes a list of numbers and returns a list with two elements:</text:p>
      <text:p text:style-name="P14"><text:s text:c="4"/>The first element should be the sum of all even numbers in the list.</text:p>
      <text:p text:style-name="P14"><text:s text:c="4"/>The second element should be the sum of all odd numbers in the list.</text:p>
      <text:p text:style-name="P14">Example</text:p>
      <text:p text:style-name="P14">sum_odd_and_even([1, 2, 3, 4, 5, 6]) ➞ [12, 9]</text:p>
      <text:p text:style-name="P14"># 2 + 4 + 6 = 12 and 1 + 3 + 5 = 9</text:p>
      <text:p text:style-name="P14">sum_odd_and_even([-1, -2, -3, -4, -5, -6]) ➞ [-12, -9])</text:p>
      <text:p text:style-name="P14">sum_odd_and_even([0, 0]) ➞ [0, 0])</text:p>
      <text:p text:style-name="P14">Notes</text:p>
      <text:p text:style-name="P14">Count 0 as an even number."""</text:p>
      <text:p text:style-name="P14"/>
      <text:p text:style-name="P6"># def sum_odd_and_even(nums: list):</text:p>
      <text:p text:style-name="P6"># <text:s text:c="3"/>even_sum = 0</text:p>
      <text:p text:style-name="P6"># <text:s text:c="3"/>odd_sum = 0</text:p>
      <text:p text:style-name="P6"># <text:s text:c="3"/>for i in (nums):</text:p>
      <text:p text:style-name="P6"># <text:s text:c="4"/>if i % 2 == 0:</text:p>
      <text:p text:style-name="P6"><text:soft-page-break/># <text:s text:c="6"/>even_sum += i</text:p>
      <text:p text:style-name="P6"># <text:s text:c="4"/>else:</text:p>
      <text:p text:style-name="P6"># <text:s text:c="7"/>odd_sum += i</text:p>
      <text:p text:style-name="P6"># <text:s text:c="3"/>return [even_sum, odd_sum]</text:p>
      <text:p text:style-name="P15">_______________________________________________________________________________</text:p>
      <text:p text:style-name="P14">"""6. Create a function that takes a dictionary of objects like { "name": "John", "notes": [3, 5, 4] } and returns a dictionary of objects like </text:p>
      <text:p text:style-name="P14">{ "name": "John", "top_note": 5 }.</text:p>
      <text:p text:style-name="P14">Examples</text:p>
      <text:p text:style-name="P14">top_note({ "name": "John", "notes": [3, 5, 4] }) ➞ { "name": "John", "top_note": 5 }</text:p>
      <text:p text:style-name="P14">top_note({ "name": "Max", "notes": [1, 4, 6] }) ➞ { "name": "Max", "top_note": 6 }</text:p>
      <text:p text:style-name="P14">top_note({ "name": "Zygmund", "notes": [1, 2, 3] }) ➞ { "name": "Zygmund", "top_note": 3 }"""</text:p>
      <text:p text:style-name="P14"/>
      <text:p text:style-name="P6"># def top_note(obj: dict):</text:p>
      <text:p text:style-name="P6"># <text:s text:c="3"/>obj["notes"] = max(obj["notes"])</text:p>
      <text:p text:style-name="P6"># <text:s text:c="3"/>return obj</text:p>
      <text:p text:style-name="P15">_______________________________________________________________________________</text:p>
      <text:p text:style-name="P14">"""7. Create a function that converts a date formatted as MM/DD/YYYY to YYYYDDMM.</text:p>
      <text:p text:style-name="P14">Examples</text:p>
      <text:p text:style-name="P14">format_date("11/12/2019") ➞ "20191211"</text:p>
      <text:p text:style-name="P14">format_date("12/31/2019") ➞ "20193112"</text:p>
      <text:p text:style-name="P14">format_date("01/15/2019") ➞ "20191501"</text:p>
      <text:p text:style-name="P14">Notes</text:p>
      <text:p text:style-name="P14">Return value should be a string."""</text:p>
      <text:p text:style-name="P14"/>
      <text:p text:style-name="P6"># def format_date(date: str):</text:p>
      <text:p text:style-name="P6"># <text:s text:c="3"/>new_lst = date.split("/")[::-1]</text:p>
      <text:p text:style-name="P6"># <text:s text:c="3"/>new_format = "".join(new_lst)</text:p>
      <text:p text:style-name="P6"># <text:s text:c="3"/>return new_format</text:p>
      <text:p text:style-name="P15">_______________________________________________________________________________</text:p>
      <text:p text:style-name="P14">"""1. Natural Emptiness</text:p>
      <text:p text:style-name="P14">In abstract set theory, a construction due to von Neumann represents the natural numbers by sets, as follows:</text:p>
      <text:p text:style-name="P14"><text:s text:c="4"/>0 = [ ] is the empty set</text:p>
      <text:p text:style-name="P14"><text:s text:c="4"/>1 = 0 ∪ [ 0 ] = [ 0 ] = [ [ ] ]</text:p>
      <text:p text:style-name="P14"><text:s text:c="4"/>2 = 1 ∪ [ 1 ] = [ 0, 1 ] = [ [ ], [ [ ] ] ]</text:p>
      <text:p text:style-name="P14"><text:s text:c="4"/>n = n−1 ∪ [ n−1 ] = ...</text:p>
      <text:p text:style-name="P14">Write a function that receives an integer n and produces the representing set.</text:p>
      <text:p text:style-name="P14">Examples</text:p>
      <text:p text:style-name="P14">rep_set(0) ➞ []</text:p>
      <text:p text:style-name="P14">rep_set(1) ➞ [[]]</text:p>
      <text:p text:style-name="P14">rep_set(2) ➞ [[], [[]]]</text:p>
      <text:p text:style-name="P14">rep_set(3) ➞ [[], [[]], [[], [[ ]]]]</text:p>
      <text:p text:style-name="P14"/>
      <text:p text:style-name="P14">Notes</text:p>
      <text:p text:style-name="P14"><text:s text:c="4"/>Make sure to use list brackets [,].</text:p>
      <text:p text:style-name="P14"><text:s text:c="4"/>Technically we should use set brackets {,} instead, but Python doesn't approve.</text:p>
      <text:p text:style-name="P14"><text:s text:c="4"/>A neat feature of this representation is that n &lt; m precisely if the set representing n is contained in the set representing m.""" </text:p>
      <text:p text:style-name="P14"/>
      <text:p text:style-name="P6"># def rep_set(n):</text:p>
      <text:p text:style-name="P6"># <text:s text:c="4"/>if n == 0:</text:p>
      <text:p text:style-name="P6"># <text:s text:c="8"/>return []</text:p>
      <text:p text:style-name="P6"><text:soft-page-break/># <text:s text:c="4"/>else:</text:p>
      <text:p text:style-name="P6"># <text:s text:c="8"/>prev_set = rep_set(n-1)</text:p>
      <text:p text:style-name="P6"># <text:s text:c="8"/>return prev_set + [prev_set]</text:p>
      <text:p text:style-name="P15">_______________________________________________________________________________</text:p>
      <text:p text:style-name="P14">"""2. Imaginary Coding Interview</text:p>
      <text:p text:style-name="P14"/>
      <text:p text:style-name="P14">Create a function to check if a candidate is qualified in an imaginary coding interview of an imaginary tech startup.</text:p>
      <text:p text:style-name="P14"/>
      <text:p text:style-name="P14">The criteria for a candidate to be qualified in the coding interview is:</text:p>
      <text:p text:style-name="P14"/>
      <text:p text:style-name="P14"><text:s text:c="4"/>The candidate should have complete all the questions.</text:p>
      <text:p text:style-name="P14"><text:s text:c="4"/>The maximum time given to complete the interview is 120 minutes.</text:p>
      <text:p text:style-name="P14"><text:s text:c="4"/>The maximum time given for very easy questions is 5 minutes each.</text:p>
      <text:p text:style-name="P14"><text:s text:c="4"/>The maximum time given for easy questions is 10 minutes each.</text:p>
      <text:p text:style-name="P14"><text:s text:c="4"/>The maximum time given for medium questions is 15 minutes each.</text:p>
      <text:p text:style-name="P14"><text:s text:c="4"/>The maximum time given for hard questions is 20 minutes each.</text:p>
      <text:p text:style-name="P14">If all the above conditions are satisfied, return "qualified", else return "disqualified".</text:p>
      <text:p text:style-name="P14">You will be given a list of time taken by a candidate to solve a particular question and the total time taken by the candidate to complete the interview.</text:p>
      <text:p text:style-name="P14">Given a list , in a true condition will always be in the format [very easy, very easy, easy, easy, medium, medium, hard, hard].</text:p>
      <text:p text:style-name="P14">The maximum time to complete the interview includes a buffer time of 20 minutes.</text:p>
      <text:p text:style-name="P14">Examples</text:p>
      <text:p text:style-name="P14">interview([5, 5, 10, 10, 15, 15, 20, 20], 120) ➞ "qualified"</text:p>
      <text:p text:style-name="P14">interview([2, 3, 8, 6, 5, 12, 10, 18], 64) ➞ <text:s/>"qualified"</text:p>
      <text:p text:style-name="P14">interview([5, 5, 10, 10, 25, 15, 20, 20], 120) ➞ "disqualified"</text:p>
      <text:p text:style-name="P14"># Exceeded the time limit for a medium question.</text:p>
      <text:p text:style-name="P14">interview([5, 5, 10, 10, 15, 15, 20], 120) ➞ "disqualified"</text:p>
      <text:p text:style-name="P14"># Did not complete all the questions.</text:p>
      <text:p text:style-name="P14">interview([5, 5, 10, 10, 15, 15, 20, 20], 130) ➞ "disqualified"</text:p>
      <text:p text:style-name="P14"># Solved all the questions in their respected time limits but exceeded the total time limit of the interview.</text:p>
      <text:p text:style-name="P14">Notes</text:p>
      <text:p text:style-name="P14">Try to solve the problem using only list methods.""" </text:p>
      <text:p text:style-name="P14"/>
      <text:p text:style-name="P6"># def interview(time_list, total_time):</text:p>
      <text:p text:style-name="P6"># <text:s text:c="4"/>if len(time_list) != 8:</text:p>
      <text:p text:style-name="P6"># <text:s text:c="8"/>return "disqualified"</text:p>
      <text:p text:style-name="P6"># <text:s text:c="4"/>elif total_time &gt; 120:</text:p>
      <text:p text:style-name="P6"># <text:s text:c="8"/>return "disqualified"</text:p>
      <text:p text:style-name="P6"># <text:s text:c="4"/>for i in range(2):</text:p>
      <text:p text:style-name="P6"># <text:s text:c="8"/>if time_list[i] &gt; 5:</text:p>
      <text:p text:style-name="P6"># <text:s text:c="12"/>return "disqualified"</text:p>
      <text:p text:style-name="P6"># <text:s text:c="4"/>for i in range(2, 4):</text:p>
      <text:p text:style-name="P6"># <text:s text:c="8"/>if time_list[i] &gt; 10:</text:p>
      <text:p text:style-name="P6"># <text:s text:c="12"/>return "disqualified"</text:p>
      <text:p text:style-name="P6"># <text:s text:c="4"/>for i in range(4, 6):</text:p>
      <text:p text:style-name="P6"># <text:s text:c="8"/>if time_list[i] &gt; 15:</text:p>
      <text:p text:style-name="P6"># <text:s text:c="12"/>return "disqualified"</text:p>
      <text:p text:style-name="P6"># <text:s text:c="4"/>for i in range(6, 8):</text:p>
      <text:p text:style-name="P6"># <text:s text:c="8"/>if time_list[i] &gt; 20:</text:p>
      <text:p text:style-name="P6"># <text:s text:c="12"/>return "disqualified"</text:p>
      <text:p text:style-name="P6"><text:s text:c="4"/># <text:s text:c="4"/>return "qualified"</text:p>
      <text:p text:style-name="P15"><text:soft-page-break/><text:s text:c="4"/>_______________________________________________________________________________</text:p>
      <text:p text:style-name="P14">"""3. Basic Arithmetic Operations on a String Number</text:p>
      <text:p text:style-name="P14">Create a function to perform basic arithmetic operations that includes addition, subtraction, multiplication and division on a string number </text:p>
      <text:p text:style-name="P14">(e.g. "12 + 24" or "23 - 21" or "12 // 12" or "12 * 21").</text:p>
      <text:p text:style-name="P14">Here, we have 1 followed by a space, operator followed by another space and 2. </text:p>
      <text:p text:style-name="P14">For the challenge, we are going to have only two numbers between 1 valid operator. The return value should be a number.</text:p>
      <text:p text:style-name="P14">eval() is not allowed. In case of division, whenever the second number equals "0" return -1.</text:p>
      <text:p text:style-name="P14">For example:</text:p>
      <text:p text:style-name="P14">"15 // 0" <text:s/>➞ -1</text:p>
      <text:p text:style-name="P14">Examples</text:p>
      <text:p text:style-name="P14">arithmetic_operation("12 + 12") ➞ 24 // 12 + 12 = 24</text:p>
      <text:p text:style-name="P14">arithmetic_operation("12 - 12") ➞ 24 // 12 - 12 = 0</text:p>
      <text:p text:style-name="P14">arithmetic_operation("12 * 12") ➞ 144 // 12 * 12 = 144</text:p>
      <text:p text:style-name="P14">arithmetic_operation("12 // 0") ➞ -1 // 12 / 0 = -1</text:p>
      <text:p text:style-name="P14">Notes</text:p>
      <text:p text:style-name="P14"><text:s text:c="4"/>All the inputs are only integers.</text:p>
      <text:p text:style-name="P14"><text:s text:c="4"/>The operators are * - + and //.</text:p>
      <text:p text:style-name="P14"><text:s text:c="4"/>Hint: Think about the single space that appears before and after the arithmetic operator."""</text:p>
      <text:p text:style-name="P14"/>
      <text:p text:style-name="P6"># def arithmetic_operation(nums: str):</text:p>
      <text:p text:style-name="P6"># <text:s text:c="4"/>num = nums.split(" ")</text:p>
      <text:p text:style-name="P6"># <text:s text:c="4"/>if num[1] == "//":</text:p>
      <text:p text:style-name="P6"># <text:s text:c="8"/>if int(num[2]) == 0:</text:p>
      <text:p text:style-name="P6"># <text:s text:c="12"/>return("-1")</text:p>
      <text:p text:style-name="P6"># <text:s text:c="8"/>else:</text:p>
      <text:p text:style-name="P6"># <text:s text:c="12"/>return(int(num[0]) // int(num[2]))</text:p>
      <text:p text:style-name="P6"># <text:s text:c="4"/>elif num[1] == "+":</text:p>
      <text:p text:style-name="P6"># <text:s text:c="8"/>return(int(num[0]) + int(num[2]))</text:p>
      <text:p text:style-name="P6"># <text:s text:c="4"/>elif num[1] == "*":</text:p>
      <text:p text:style-name="P6"># <text:s text:c="8"/>return(int(num[0]) * int(num[2]))</text:p>
      <text:p text:style-name="P6"># <text:s text:c="4"/>elif num[1] == "-":</text:p>
      <text:p text:style-name="P6"># <text:s text:c="8"/>return(int(num[0]) - int(num[2]))</text:p>
      <text:p text:style-name="P15">_______________________________________________________________________________</text:p>
      <text:p text:style-name="P14">"""4. Create a function that takes a string as an argument and returns the Morse code equivalent.</text:p>
      <text:p text:style-name="P14">Examples</text:p>
      <text:p text:style-name="P14">encode_morse("EDABBIT CHALLENGE") ➞ ". -.. .- -... -... .. - <text:s text:c="2"/>-.-. .... .- .-.. .-.. . -. --. ."</text:p>
      <text:p text:style-name="P14">encode_morse("HELP ME !") ➞ ".... . .-.. .--. <text:s text:c="2"/>-- . <text:s text:c="2"/>-.-.--"</text:p>
      <text:p text:style-name="P14">This dictionary can be used for coding:</text:p>
      <text:p text:style-name="P14">char_to_dots = {</text:p>
      <text:p text:style-name="P14"><text:s text:c="2"/>'A': '.-', 'B': '-...', 'C': '-.-.', 'D': '-..', 'E': '.', 'F': '..-.',</text:p>
      <text:p text:style-name="P14"><text:s text:c="2"/>'G': '--.', 'H': '....', 'I': '..', 'J': '.---', 'K': '-.-', 'L': '.-..',</text:p>
      <text:p text:style-name="P14"><text:s text:c="2"/>'M': '--', 'N': '-.', 'O': '---', 'P': '.--.', 'Q': '--.-', 'R': '.-.',</text:p>
      <text:p text:style-name="P14"><text:s text:c="2"/>'S': '...', 'T': '-', 'U': '..-', 'V': '...-', 'W': '.--', 'X': '-..-',</text:p>
      <text:p text:style-name="P14"><text:s text:c="2"/>'Y': '-.--', 'Z': '--..', ' ': ' ', '0': '-----',</text:p>
      <text:p text:style-name="P14"><text:s text:c="2"/>'1': '.----', '2': '..---', '3': '...--', '4': '....-', '5': '.....',</text:p>
      <text:p text:style-name="P14"><text:s text:c="2"/>'6': '-....', '7': '--...', '8': '---..', '9': '----.',</text:p>
      <text:p text:style-name="P14"><text:s text:c="2"/>'&amp;': '.-...', "'": '.----.', '@': '.--.-.', ')': '-.--.-', '(': '-.--.',</text:p>
      <text:p text:style-name="P14"><text:s text:c="2"/>':': '---...', ',': '--..--', '=': '-...-', '!': '-.-.--', '.': '.-.-.-',</text:p>
      <text:p text:style-name="P14"><text:s text:c="2"/>'-': '-....-', '+': '.-.-.', '"': '.-..-.', '?': '..--..', '/': '-..-.'</text:p>
      <text:p text:style-name="P14">}</text:p>
      <text:p text:style-name="P14"><text:soft-page-break/>Notes</text:p>
      <text:p text:style-name="P14"><text:s text:c="4"/>Ouput should be International Morse Code, and use the standard conventions for symbols not defined inside the ITU recommendation (see Resources).</text:p>
      <text:p text:style-name="P14"><text:s text:c="4"/>Input value can be lower or upper case.</text:p>
      <text:p text:style-name="P14"><text:s text:c="4"/>Input string can have digits.</text:p>
      <text:p text:style-name="P14"><text:s text:c="4"/>Input string can have some special characters (e.g. comma, colon, apostrophe, period, question mark, exclamation mark).</text:p>
      <text:p text:style-name="P14"><text:s text:c="4"/>One space " " is expected after each character, except the last one."""</text:p>
      <text:p text:style-name="P14"/>
      <text:p text:style-name="P6"># def encode_morse(st: str):</text:p>
      <text:p text:style-name="P6"># <text:s text:c="4"/>st = st.upper()</text:p>
      <text:p text:style-name="P6"># <text:s text:c="4"/>code = []</text:p>
      <text:p text:style-name="P6"># <text:s text:c="4"/>char_to_dots = {</text:p>
      <text:p text:style-name="P6"># <text:s text:c="2"/>'A': '.-', 'B': '-...', 'C': '-.-.', 'D': '-..', 'E': '.', 'F': '..-.',</text:p>
      <text:p text:style-name="P6"># <text:s text:c="2"/>'G': '--.', 'H': '....', 'I': '..', 'J': '.---', 'K': '-.-', 'L': '.-..',</text:p>
      <text:p text:style-name="P6"># <text:s text:c="2"/>'M': '--', 'N': '-.', 'O': '---', 'P': '.--.', 'Q': '--.-', 'R': '.-.',</text:p>
      <text:p text:style-name="P6"># <text:s text:c="2"/>'S': '...', 'T': '-', 'U': '..-', 'V': '...-', 'W': '.--', 'X': '-..-',</text:p>
      <text:p text:style-name="P6"># <text:s text:c="2"/>'Y': '-.--', 'Z': '--..', ' ': ' ', '0': '-----',</text:p>
      <text:p text:style-name="P6"># <text:s text:c="2"/>'1': '.----', '2': '..---', '3': '...--', '4': '....-', '5': '.....',</text:p>
      <text:p text:style-name="P6"># <text:s text:c="2"/>'6': '-....', '7': '--...', '8': '---..', '9': '----.',</text:p>
      <text:p text:style-name="P6"># <text:s text:c="2"/>'&amp;': '.-...', "'": '.----.', '@': '.--.-.', ')': '-.--.-', '(': '-.--.',</text:p>
      <text:p text:style-name="P6"># <text:s text:c="2"/>':': '---...', ',': '--..--', '=': '-...-', '!': '-.-.--', '.': '.-.-.-',</text:p>
      <text:p text:style-name="P6"># <text:s text:c="2"/>'-': '-....-', '+': '.-.-.', '"': '.-..-.', '?': '..--..', '/': '-..-.'</text:p>
      <text:p text:style-name="P6"># }</text:p>
      <text:p text:style-name="P6"># <text:s text:c="4"/>for i in st:</text:p>
      <text:p text:style-name="P6"># <text:s text:c="8"/>if i in char_to_dots:</text:p>
      <text:p text:style-name="P6"># <text:s text:c="12"/>code.append(char_to_dots[i])</text:p>
      <text:p text:style-name="P6"># <text:s text:c="4"/>return " ".join(code)</text:p>
      <text:p text:style-name="P15">_______________________________________________________________________________</text:p>
      <text:p text:style-name="P14">"""6. Combined Consecutive Sequence</text:p>
      <text:p text:style-name="P14">Write a function that returns True if two arrays, when combined, form a consecutive sequence. </text:p>
      <text:p text:style-name="P14">A consecutive sequence is a sequence without any gaps in the integers, e.g. 1, 2, 3, 4, 5 is a consecutive sequence, but 1, 2, 4, 5 is not.</text:p>
      <text:p text:style-name="P14">Examples</text:p>
      <text:p text:style-name="P14">consecutive_combo([7, 4, 5, 1], [2, 3, 6]) ➞ True</text:p>
      <text:p text:style-name="P14">consecutive_combo([1, 4, 6, 5], [2, 7, 8, 9]) ➞ False</text:p>
      <text:p text:style-name="P14">consecutive_combo([1, 4, 5, 6], [2, 3, 7, 8, 10]) ➞ False</text:p>
      <text:p text:style-name="P14">consecutive_combo([44, 46], [45]) ➞ True</text:p>
      <text:p text:style-name="P14">Notes</text:p>
      <text:p text:style-name="P14"><text:s text:c="4"/>The input lists will have unique values.</text:p>
      <text:p text:style-name="P14"><text:s text:c="4"/>The input lists can be in any order."""</text:p>
      <text:p text:style-name="P14"/>
      <text:p text:style-name="P14"/>
      <text:p text:style-name="P6"># def consecutive_combo(lst1, lst2):</text:p>
      <text:p text:style-name="P6"># <text:s text:c="4"/>comb_list = lst1 + lst2</text:p>
      <text:p text:style-name="P6"># <text:s text:c="4"/>start = min(comb_list)</text:p>
      <text:p text:style-name="P6"># <text:s text:c="4"/>end = max(comb_list)</text:p>
      <text:p text:style-name="P6"># <text:s text:c="4"/>new_lst = list(range(start, end+1))</text:p>
      <text:p text:style-name="P6"># <text:s text:c="4"/>for i in new_lst:</text:p>
      <text:p text:style-name="P6"># <text:s text:c="8"/>if i not in comb_list:</text:p>
      <text:p text:style-name="P6"># <text:s text:c="12"/>return False</text:p>
      <text:p text:style-name="P6"># <text:s text:c="4"/>else:</text:p>
      <text:p text:style-name="P6"># <text:s text:c="8"/>return True</text:p>
      <text:p text:style-name="P15"><text:soft-page-break/>_______________________________________________________________________________</text:p>
      <text:p text:style-name="P14">"""7. Tallest Skyscraper</text:p>
      <text:p text:style-name="P14">A city skyline can be represented as a 2-D list with 1s representing buildings. </text:p>
      <text:p text:style-name="P14">In the example below, the height of the tallest building is 4 (second-most right column).</text:p>
      <text:p text:style-name="P14">[[0, 0, 0, 0, 0, 0],</text:p>
      <text:p text:style-name="P14">[0, 0, 0, 0, 1, 0],</text:p>
      <text:p text:style-name="P14">[0, 0, 1, 0, 1, 0],</text:p>
      <text:p text:style-name="P14">[0, 1, 1, 1, 1, 0],</text:p>
      <text:p text:style-name="P14">[1, 1, 1, 1, 1, 1]]</text:p>
      <text:p text:style-name="P14">Create a function that takes a skyline (2-D list of 0's and 1's) and returns the height of the tallest skyscraper.</text:p>
      <text:p text:style-name="P14">Examples</text:p>
      <text:p text:style-name="P14">tallest_skyscraper([</text:p>
      <text:p text:style-name="P14"><text:s text:c="2"/>[0, 0, 0, 0],</text:p>
      <text:p text:style-name="P14"><text:s text:c="2"/>[0, 1, 0, 0],</text:p>
      <text:p text:style-name="P14"><text:s text:c="2"/>[0, 1, 1, 0],</text:p>
      <text:p text:style-name="P14"><text:s text:c="2"/>[1, 1, 1, 1]</text:p>
      <text:p text:style-name="P14">]) ➞ 3</text:p>
      <text:p text:style-name="P14">tallest_skyscraper([</text:p>
      <text:p text:style-name="P14"><text:s text:c="2"/>[0, 1, 0, 0],</text:p>
      <text:p text:style-name="P14"><text:s text:c="2"/>[0, 1, 0, 0],</text:p>
      <text:p text:style-name="P14"><text:s text:c="2"/>[0, 1, 1, 0],</text:p>
      <text:p text:style-name="P14"><text:s text:c="2"/>[1, 1, 1, 1]</text:p>
      <text:p text:style-name="P14">]) ➞ 4</text:p>
      <text:p text:style-name="P6"># def tallest_skyscraper(skyline:list):</text:p>
      <text:p text:style-name="P6"># <text:s text:c="2"/>height = [0] * len(skyline[0])</text:p>
      <text:p text:style-name="P6"># <text:s text:c="2"/>for i in range(len(skyline)):</text:p>
      <text:p text:style-name="P6"># <text:s text:c="6"/>for j in range(len(skyline[i])):</text:p>
      <text:p text:style-name="P6"># <text:s text:c="8"/>height[j] += skyline[i][j]</text:p>
      <text:p text:style-name="P6"># <text:s text:c="2"/>return(max(height))</text:p>
      <text:p text:style-name="P15">_______________________________________________________________________________</text:p>
      <text:p text:style-name="P14">"""8. Sales by Match</text:p>
      <text:p text:style-name="P14">Given a list of integers representing the color of each sock, determine how many pairs of socks with matching colors there are. </text:p>
      <text:p text:style-name="P14">For example, there are 7 socks with colors [1, 2, 1, 2, 1, 3, 2]. There is one pair of color 1 and one of color 2. </text:p>
      <text:p text:style-name="P14">There are three odd socks left, one of each color. The number of pairs is 2.</text:p>
      <text:p text:style-name="P14">Create a function that returns an integer representing the number of matching pairs of socks that are available.</text:p>
      <text:p text:style-name="P14">Examples</text:p>
      <text:p text:style-name="P14">sock_merchant([10, 20, 20, 10, 10, 30, 50, 10, 20]) ➞ 3</text:p>
      <text:p text:style-name="P14">sock_merchant([50, 20, 30, 90, 30, 20, 50, 20, 90]) ➞ 4</text:p>
      <text:p text:style-name="P14">sock_merchant([]) ➞ 0"""</text:p>
      <text:p text:style-name="P14"/>
      <text:p text:style-name="P6"># def sock_merchant(socks):</text:p>
      <text:p text:style-name="P6"># <text:s text:c="2"/>pairs = 0</text:p>
      <text:p text:style-name="P6"># <text:s text:c="2"/>while socks:</text:p>
      <text:p text:style-name="P6"># <text:s text:c="4"/>i = socks.pop()</text:p>
      <text:p text:style-name="P6"># <text:s text:c="4"/>if i in socks:</text:p>
      <text:p text:style-name="P6"># <text:s text:c="8"/>pairs += 1</text:p>
      <text:p text:style-name="P6"># <text:s text:c="8"/>socks.remove(i)</text:p>
      <text:p text:style-name="P6"># <text:s text:c="2"/>return pairs</text:p>
      <text:p text:style-name="P15">_______________________________________________________________________________</text:p>
      <text:p text:style-name="P14">"""9. Remove The Word!</text:p>
      <text:p text:style-name="P14">Create a function that takes a list and string. The function should remove the letters in the string from the list, and return the list.</text:p>
      <text:p text:style-name="P14"><text:soft-page-break/>Examples</text:p>
      <text:p text:style-name="P14">remove_letters(["s", "t", "r", "i", "n", "g", "w"], "string") ➞ ["w"]</text:p>
      <text:p text:style-name="P14">remove_letters(["b", "b", "l", "l", "g", "n", "o", "a", "w"], "balloon") ➞ ["b", "g", "w"]</text:p>
      <text:p text:style-name="P14">remove_letters(["d", "b", "t", "e", "a", "i"], "edabit") ➞ []</text:p>
      <text:p text:style-name="P14">Notes</text:p>
      <text:p text:style-name="P14"><text:s text:c="4"/>If number of times a letter appears in the list is greater than the number of times the letter appears in the string, the extra letters should be left behind (see example #2).</text:p>
      <text:p text:style-name="P14"><text:s text:c="4"/>If all the letters in the list are used in the string, the function should return an empty list (see example #3)."""</text:p>
      <text:p text:style-name="P14"/>
      <text:p text:style-name="P6"># def remove_letters(ls, st):</text:p>
      <text:p text:style-name="P6"># <text:s text:c="4"/>for i in st:</text:p>
      <text:p text:style-name="P6"># <text:s text:c="8"/>if i in ls:</text:p>
      <text:p text:style-name="P6"># <text:s text:c="12"/>ls.remove(i)</text:p>
      <text:p text:style-name="P6"># <text:s text:c="4"/>return ls</text:p>
      <text:p text:style-name="P15">_______________________________________________________________________________</text:p>
      <text:p text:style-name="P14">"""11. Majority Vote</text:p>
      <text:p text:style-name="P14">Create a function that returns the majority vote in a list. </text:p>
      <text:p text:style-name="P14">A majority vote is an element that occurs &gt; N/2 times in a list (where N is the length of the list).</text:p>
      <text:p text:style-name="P14">Examples</text:p>
      <text:p text:style-name="P14">majority_vote(["A", "A", "B"]) ➞ "A"</text:p>
      <text:p text:style-name="P14">majority_vote(["A", "A", "A", "B", "C", "A"]) ➞ "A"</text:p>
      <text:p text:style-name="P14">majority_vote(["A", "B", "B", "A", "C", "C"]) ➞ None</text:p>
      <text:p text:style-name="P14">Notes</text:p>
      <text:p text:style-name="P14"><text:s text:c="4"/>The frequency of the majority element must be strictly greater than 1/2.</text:p>
      <text:p text:style-name="P14"><text:s text:c="4"/>If there is no majority element, return None.</text:p>
      <text:p text:style-name="P14"><text:s text:c="4"/>If the list is empty, return None."""</text:p>
      <text:p text:style-name="P14"/>
      <text:p text:style-name="P6"># def majority_vote(votes):</text:p>
      <text:p text:style-name="P6"/>
      <text:p text:style-name="P6"># <text:s text:c="2"/>for i in votes:</text:p>
      <text:p text:style-name="P6"># <text:s text:c="4"/>if votes.count(i) &gt; (len(votes) // 2):</text:p>
      <text:p text:style-name="P6"># <text:s text:c="8"/>return i</text:p>
      <text:p text:style-name="P6"># <text:s text:c="8"/>break</text:p>
      <text:p text:style-name="P6"># <text:s text:c="2"/>else:</text:p>
      <text:p text:style-name="P6"># <text:s text:c="4"/>return None</text:p>
      <text:p text:style-name="P15">_______________________________________________________________________________</text:p>
      <text:p text:style-name="P14">"""13. Secret Function 4.0</text:p>
      <text:p text:style-name="P14">Create a function based on the input and output. Look at the examples, there is a pattern.</text:p>
      <text:p text:style-name="P14">Examples</text:p>
      <text:p text:style-name="P14">secret("p.one.two.three") ➞ "&lt;p class='one two three'&gt;&lt;/p&gt;"</text:p>
      <text:p text:style-name="P14">secret("p.one") ➞ "&lt;p class='one'&gt;&lt;/p&gt;"</text:p>
      <text:p text:style-name="P14">secret("p.four.five") ➞ "&lt;p class='four five'&gt;&lt;/p&gt;"</text:p>
      <text:p text:style-name="P14">Notes</text:p>
      <text:p text:style-name="P14">Input is a string."""</text:p>
      <text:p text:style-name="P14"/>
      <text:p text:style-name="P14">#<text:span text:style-name="T2"> def secret(inp: str):</text:span></text:p>
      <text:p text:style-name="P6"># <text:s text:c="2"/>inpl = inp.split(".")</text:p>
      <text:p text:style-name="P6"># <text:s text:c="2"/>inps = " ".join(inpl[1:])</text:p>
      <text:p text:style-name="P6"># <text:s text:c="2"/>return f"&lt;{inpl[0]} class='{inps}'&gt;&lt;/p&gt;"</text:p>
      <text:p text:style-name="P15">_______________________________________________________________________________</text:p>
      <text:p text:style-name="P14">"""List of Multiples</text:p>
      <text:p text:style-name="P14"><text:soft-page-break/>Create a function that takes two numbers as arguments (num, length) and returns a list of multiples of num until the list length reaches length.</text:p>
      <text:p text:style-name="P14">Examples</text:p>
      <text:p text:style-name="P14">lis<text:span text:style-name="T3">t</text:span>_of_multiples(7, 5) ➞ [7, 14, 21, 28, 35]</text:p>
      <text:p text:style-name="P14">list_of_multiples(12, 10) ➞ [12, 24, 36, 48, 60, 72, 84, 96, 108, 120]</text:p>
      <text:p text:style-name="P14">Notes</text:p>
      <text:p text:style-name="P14">Notice that num is also included in the returned list."""</text:p>
      <text:p text:style-name="P14"/>
      <text:p text:style-name="P6"># def list_of_multiples(num, length):</text:p>
      <text:p text:style-name="P6"># <text:s text:c="4"/>x = []</text:p>
      <text:p text:style-name="P6"># <text:s text:c="4"/>for i in range(1, length+1):</text:p>
      <text:p text:style-name="P6"># <text:s text:c="8"/>x.append(num * i)</text:p>
      <text:p text:style-name="P6"># <text:s text:c="4"/>return x</text:p>
      <text:p text:style-name="P15">_______________________________________________________________________________</text:p>
      <text:p text:style-name="P14">"""1. Simple OOP Calculator</text:p>
      <text:p text:style-name="P14">Create methods for the Calculator class that can do the following:</text:p>
      <text:p text:style-name="P14"><text:s text:c="4"/>Add two numbers.</text:p>
      <text:p text:style-name="P14"><text:s text:c="4"/>Subtract two numbers.</text:p>
      <text:p text:style-name="P14"><text:s text:c="4"/>Multiply two numbers.</text:p>
      <text:p text:style-name="P14"><text:s text:c="4"/>Divide two numbers.</text:p>
      <text:p text:style-name="P14">Examples</text:p>
      <text:p text:style-name="P14">calculator = Calculator()</text:p>
      <text:p text:style-name="P14">calculator.add(10, 5) ➞ 15</text:p>
      <text:p text:style-name="P14">calculator.subtract(10, 5) ➞ 5</text:p>
      <text:p text:style-name="P14">calculator.multiply(10, 5) ➞ 50</text:p>
      <text:p text:style-name="P14">calculator.divide(10, 5) ➞ 2</text:p>
      <text:p text:style-name="P14">N<text:span text:style-name="T4">o</text:span>tes</text:p>
      <text:p text:style-name="P14"><text:s text:c="4"/>The methods should return the result of the calculation.</text:p>
      <text:p text:style-name="P14"><text:s text:c="4"/>Don't worry about needing to handle division by zero errors.</text:p>
      <text:p text:style-name="P14"><text:s text:c="4"/>See the Resources tab for some helpful tutorials on Python classes."""</text:p>
      <text:p text:style-name="P14"/>
      <text:p text:style-name="P14">c<text:span text:style-name="T2">lass Calculator:</text:span></text:p>
      <text:p text:style-name="P6"/>
      <text:p text:style-name="P6"><text:s text:c="4"/>def add(self, a, b):</text:p>
      <text:p text:style-name="P6"><text:s text:c="8"/>return a + b</text:p>
      <text:p text:style-name="P6"><text:s text:c="4"/>def subtract(self, a, b):</text:p>
      <text:p text:style-name="P6"><text:s text:c="8"/>return a - b</text:p>
      <text:p text:style-name="P6"><text:s text:c="4"/>def multiply(self, a, b):</text:p>
      <text:p text:style-name="P6"><text:s text:c="8"/>return a * b</text:p>
      <text:p text:style-name="P6"><text:s text:c="4"/>def divide(self, a, b):</text:p>
      <text:p text:style-name="P6"><text:s text:c="8"/>return a // b</text:p>
      <text:p text:style-name="P6"/>
      <text:p text:style-name="P6">calculator = Calculator()</text:p>
      <text:p text:style-name="P6">print(calculator.add(10, 5) == 15)</text:p>
      <text:p text:style-name="P6">print(calculator.subtract(10, 5) == 5)</text:p>
      <text:p text:style-name="P6">print(calculator.multiply(10, 5) == 50)</text:p>
      <text:p text:style-name="P6">print(calculator.divide(10, 5) == 2)</text:p>
      <text:p text:style-name="P16">_______________________________________________________________________________</text:p>
      <text:p text:style-name="P14">"""2. Ones, Threes and Nines (Version #1)</text:p>
      <text:p text:style-name="P14">Given an int, figure out how many ones, threes and nines you could fit into the number. </text:p>
      <text:p text:style-name="P14">You must create a class. You will make variables (self.ones, self.threes, self.nines) to do this.</text:p>
      <text:p text:style-name="P14"><text:soft-page-break/>Examples</text:p>
      <text:p text:style-name="P14">n1 = ones_threes_nines(5)</text:p>
      <text:p text:style-name="P14">n1.nines ➞ 0</text:p>
      <text:p text:style-name="P14">n1.ones ➞ 5</text:p>
      <text:p text:style-name="P14">n1.threes ➞ 1</text:p>
      <text:p text:style-name="P14">Notes</text:p>
      <text:p text:style-name="P14"><text:s text:c="4"/>Do not use the math module.</text:p>
      <text:p text:style-name="P14"><text:s text:c="4"/>See version #2 of this series."""</text:p>
      <text:p text:style-name="P14"/>
      <text:p text:style-name="P6">class Ones_threes_nines:</text:p>
      <text:p text:style-name="P6"><text:s text:c="4"/>def __init__(self, integer):</text:p>
      <text:p text:style-name="P6"><text:s text:c="8"/>self.ones = integer // 1</text:p>
      <text:p text:style-name="P6"><text:s text:c="8"/>self.threes = integer // 3</text:p>
      <text:p text:style-name="P6"><text:s text:c="8"/>self.nines = integer // 9</text:p>
      <text:p text:style-name="P6"/>
      <text:p text:style-name="P6">n1 = Ones_threes_nines(5)</text:p>
      <text:p text:style-name="P6">print(n1.nines == 0)</text:p>
      <text:p text:style-name="P6">print(n1.ones == 5)</text:p>
      <text:p text:style-name="P6">print(n1.threes == 1)</text:p>
      <text:p text:style-name="P16">_______________________________________________________________________________</text:p>
      <text:p text:style-name="P14">"""3. Classes For Fetching Information on a Sports Player</text:p>
      <text:p text:style-name="P14">Create a class that takes the following four arguments for a particular football player:</text:p>
      <text:p text:style-name="P14"><text:s text:c="4"/>name</text:p>
      <text:p text:style-name="P14"><text:s text:c="4"/>age</text:p>
      <text:p text:style-name="P14"><text:s text:c="4"/>height</text:p>
      <text:p text:style-name="P14"><text:s text:c="4"/>weight</text:p>
      <text:p text:style-name="P14">Also, create three functions for the class that returns the following strings:</text:p>
      <text:p text:style-name="P14"><text:s text:c="4"/>get_age() returns "name is age age"</text:p>
      <text:p text:style-name="P14"><text:s text:c="4"/>get_height() returns "name is heightcm"</text:p>
      <text:p text:style-name="P14"><text:s text:c="4"/>get_weight() returns "name weighs weightkg"</text:p>
      <text:p text:style-name="P14"/>
      <text:p text:style-name="P14">Examples</text:p>
      <text:p text:style-name="P14"><text:s/>p1 = player("David Jones", 25, 175, 75)</text:p>
      <text:p text:style-name="P14"><text:s/>p1.get_age() ➞ "David Jones is age 25"</text:p>
      <text:p text:style-name="P14"><text:s/>p1.get_height() ➞ "David Jones is 175cm"</text:p>
      <text:p text:style-name="P14"><text:s/>p1.get_weight() ➞ "David Jones weighs 75kg"</text:p>
      <text:p text:style-name="P14">Notes</text:p>
      <text:p text:style-name="P14">name will be passed in as a string and age, height, weight will be integers."""</text:p>
      <text:p text:style-name="P14"/>
      <text:p text:style-name="P6">class player:</text:p>
      <text:p text:style-name="P6"><text:s text:c="4"/>def __init__(self, name: str, age: int, height: int, weight: int):</text:p>
      <text:p text:style-name="P6"><text:s text:c="8"/>self.name = name</text:p>
      <text:p text:style-name="P6"><text:s text:c="8"/>self.get_age = lambda: f"{name} is age {age}"</text:p>
      <text:p text:style-name="P6"><text:s text:c="8"/>self.get_height = lambda: f"{name} is {height}cm"</text:p>
      <text:p text:style-name="P6"><text:s text:c="8"/>self.get_weight = lambda: f"{name} weighs {weight}kg"</text:p>
      <text:p text:style-name="P16">_______________________________________________________________________________</text:p>
      <text:p text:style-name="P16"># or</text:p>
      <text:p text:style-name="P16">__________________________________________________________________________</text:p>
      <text:p text:style-name="P14">c<text:span text:style-name="T2">lass player:</text:span></text:p>
      <text:p text:style-name="P6"><text:s text:c="4"/>def __init__(self, name: str, age: int, height: int, weight: int):</text:p>
      <text:p text:style-name="P6"><text:s text:c="8"/>self.name = name</text:p>
      <text:p text:style-name="P6"><text:soft-page-break/><text:s text:c="8"/>self.age = age</text:p>
      <text:p text:style-name="P6"><text:s text:c="8"/>self.height = height</text:p>
      <text:p text:style-name="P6"><text:s text:c="8"/>self.weight = weight</text:p>
      <text:p text:style-name="P6"><text:s text:c="4"/></text:p>
      <text:p text:style-name="P6"><text:s text:c="4"/>def get_age(self):</text:p>
      <text:p text:style-name="P6"><text:s text:c="8"/>return f"{self.name} is age {self.age}"</text:p>
      <text:p text:style-name="P6"><text:s text:c="4"/></text:p>
      <text:p text:style-name="P6"><text:s text:c="4"/>def get_height(self):</text:p>
      <text:p text:style-name="P6"><text:s text:c="8"/>return f"{self.name} is {self.height}cm"</text:p>
      <text:p text:style-name="P6"><text:s text:c="4"/></text:p>
      <text:p text:style-name="P6"><text:s text:c="4"/>def get_weight(self):</text:p>
      <text:p text:style-name="P6"><text:s text:c="8"/>return f"{self.name} weighs {self.weight}kg"</text:p>
      <text:p text:style-name="P6">p1 = player("David Jones", 25, 175, 75)</text:p>
      <text:p text:style-name="P6"/>
      <text:p text:style-name="P6">print(p1.get_age() == "David Jones is age 25")</text:p>
      <text:p text:style-name="P6">print(p1.get_height() == "David Jones is 175cm")</text:p>
      <text:p text:style-name="P6">print(p1.get_weight() == "David Jones weighs 75kg")</text:p>
      <text:p text:style-name="P16">_______________________________________________________________________________</text:p>
      <text:p text:style-name="P14">"""4. Fullname and Email</text:p>
      <text:p text:style-name="P14">Create the instance attributes fullname and email in the Employee class. Given a person's first and last names:</text:p>
      <text:p text:style-name="P14"><text:s text:c="4"/>Form the fullname by simply joining the first and last name together, separated by a space.</text:p>
      <text:p text:style-name="P14"><text:s text:c="4"/>Form the email by joining the first and last name together with a . in between, and follow it with @company.com at the end. </text:p>
      <text:p text:style-name="P14"><text:s text:c="4"/>Make sure the entire email is in lowercase.</text:p>
      <text:p text:style-name="P14">Examples</text:p>
      <text:p text:style-name="P14">emp_1 = Employee("John", "Smith")</text:p>
      <text:p text:style-name="P14">emp_2 = Employee("Mary", <text:s/>"Sue")</text:p>
      <text:p text:style-name="P14">emp_3 = Employee("Antony", "Walker")</text:p>
      <text:p text:style-name="P14">emp_1.fullname ➞ "John Smith"</text:p>
      <text:p text:style-name="P14">emp_2.email ➞ "mary.sue@company.com"</text:p>
      <text:p text:style-name="P14">emp_3.firstname ➞ "Antony"</text:p>
      <text:p text:style-name="P14"/>
      <text:p text:style-name="P14">Notes</text:p>
      <text:p text:style-name="P14"><text:s text:c="4"/>The attributes firstname and lastname are already made for you.</text:p>
      <text:p text:style-name="P14"><text:s text:c="4"/>See the Resources tab for some helpful tutorials on Python classes!"""</text:p>
      <text:p text:style-name="P14"/>
      <text:p text:style-name="P6">class Employee:</text:p>
      <text:p text:style-name="P6"><text:s text:c="4"/>def __init__(self, firstname, lastname):</text:p>
      <text:p text:style-name="P6"><text:s text:c="8"/>self.firstname = firstname</text:p>
      <text:p text:style-name="P6"><text:s text:c="8"/>self.lastname = lastname</text:p>
      <text:p text:style-name="P6"><text:s text:c="8"/>self.fullname = f"{self.firstname} {self.lastname}"</text:p>
      <text:p text:style-name="P6"><text:s text:c="8"/>self.email = f"{self.firstname.lower()}.{self.lastname.lower()}@company.com"</text:p>
      <text:p text:style-name="P6"/>
      <text:p text:style-name="P6"><text:s text:c="4"/></text:p>
      <text:p text:style-name="P6">emp_1 = Employee("John", "Smith")</text:p>
      <text:p text:style-name="P6">emp_2 = Employee("Mary", <text:s/>"Sue")</text:p>
      <text:p text:style-name="P6">emp_3 = Employee("Antony", "Walker")</text:p>
      <text:p text:style-name="P6"/>
      <text:p text:style-name="P6">print(emp_1.fullname == "John Smith")</text:p>
      <text:p text:style-name="P6">print(emp_2.email == "mary.sue@company.com")</text:p>
      <text:p text:style-name="P6">print(emp_3.firstname == "Antony") </text:p>
      <text:p text:style-name="P16">_______________________________________________________________________________</text:p>
      <text:p text:style-name="P14"><text:soft-page-break/>"""5. Count Number of Instances</text:p>
      <text:p text:style-name="P14">Create a class named User and create a way to check the number of users (number of instances) that were created, </text:p>
      <text:p text:style-name="P14">so that the value can be accessed as a class attribute.</text:p>
      <text:p text:style-name="P14">Examples</text:p>
      <text:p text:style-name="P14">u1 = User("johnsmith10")</text:p>
      <text:p text:style-name="P14">User.user_count ➞ 1</text:p>
      <text:p text:style-name="P14">u2 = User("marysue1989")</text:p>
      <text:p text:style-name="P14">User.user_count ➞ 2</text:p>
      <text:p text:style-name="P14">u3 = User("milan_rodrick")</text:p>
      <text:p text:style-name="P14">User.user_count ➞ 3</text:p>
      <text:p text:style-name="P14">Make sure that the usernames are accessible via the instance attribute username.</text:p>
      <text:p text:style-name="P14">u1.username ➞ "johnsmith10"</text:p>
      <text:p text:style-name="P14">u2.username ➞ "marysue1989"</text:p>
      <text:p text:style-name="P14">u3.username ➞ "milan_rodrick"</text:p>
      <text:p text:style-name="P14">Notes</text:p>
      <text:p text:style-name="P14">Feel free to check out the resources provided in the Resources tab for some helpful information on Python classes!"""</text:p>
      <text:p text:style-name="P14"/>
      <text:p text:style-name="P6">class User:</text:p>
      <text:p text:style-name="P6"><text:s text:c="4"/>user_count = 0</text:p>
      <text:p text:style-name="P6"><text:s text:c="4"/>def __init__(self, username):</text:p>
      <text:p text:style-name="P6"><text:s text:c="8"/>self.username = username</text:p>
      <text:p text:style-name="P6"><text:s text:c="8"/>User.user_count += 1</text:p>
      <text:p text:style-name="P6"><text:s text:c="4"/></text:p>
      <text:p text:style-name="P6">u1 = User("johnsmith10")</text:p>
      <text:p text:style-name="P6">print(User.user_count)</text:p>
      <text:p text:style-name="P6">u2 = User("marysue1989")</text:p>
      <text:p text:style-name="P6">print(User.user_count)</text:p>
      <text:p text:style-name="P6">u3 = User("milan_rodrick")</text:p>
      <text:p text:style-name="P6">print(User.user_count)</text:p>
      <text:p text:style-name="P16">_______________________________________________________________________________</text:p>
      <text:p text:style-name="P14"/>
      <text:p text:style-name="P14"/>
      <text:p text:style-name="P14">"""6. Name Classes</text:p>
      <text:p text:style-name="P14">Write a class called Name and create the following attributes given a first name and last name (as fname and lname):</text:p>
      <text:p text:style-name="P14"><text:s text:c="4"/>An attribute called fullname which returns the first and last names.</text:p>
      <text:p text:style-name="P14"><text:s text:c="4"/>An attribute called initials which returns the first letters of the first and last name. Put a . between the two letters.</text:p>
      <text:p text:style-name="P14">Remember to allow the attributes fname and lname to be accessed individually as well.</text:p>
      <text:p text:style-name="P14">Examples</text:p>
      <text:p text:style-name="P14">a1 = Name("john", "SMITH")</text:p>
      <text:p text:style-name="P14">a1.fname ➞ "John"</text:p>
      <text:p text:style-name="P14">a1.lname ➞ "Smith"</text:p>
      <text:p text:style-name="P14">a1.fullname ➞ "John Smith"</text:p>
      <text:p text:style-name="P14">a1.initials ➞ "J.S"</text:p>
      <text:p text:style-name="P14">Notes</text:p>
      <text:p text:style-name="P14"><text:s text:c="4"/>Make sure only the first letter of each name is capitalised."""</text:p>
      <text:p text:style-name="P14"/>
      <text:p text:style-name="P6">class Name:</text:p>
      <text:p text:style-name="P6"><text:s text:c="4"/>def __init__(self, firstname, lastname):</text:p>
      <text:p text:style-name="P6"><text:s text:c="8"/>self.fname = firstname.capitalize()</text:p>
      <text:p text:style-name="P6"><text:s text:c="8"/>self.lname = lastname.capitalize()</text:p>
      <text:p text:style-name="P6"><text:s text:c="8"/>self.fullname = f"{firstname.capitalize()} {lastname.capitalize()}"</text:p>
      <text:p text:style-name="P6"><text:soft-page-break/><text:s text:c="8"/>self.initials = f"{firstname[0].capitalize()}.{lastname[0].capitalize()}"</text:p>
      <text:p text:style-name="P6"/>
      <text:p text:style-name="P6">a1 = Name("john", "SMITH")</text:p>
      <text:p text:style-name="P6"/>
      <text:p text:style-name="P6">print(a1.fname == "John")</text:p>
      <text:p text:style-name="P6">print(a1.lname == "Smith")</text:p>
      <text:p text:style-name="P6">print(a1.fullname == "John Smith")</text:p>
      <text:p text:style-name="P6">print(a1.initials == "J.S")</text:p>
      <text:p text:style-name="P16">_______________________________________________________________________________</text:p>
      <text:p text:style-name="P14">"""7. Counting Instances Created from a Class</text:p>
      <text:p text:style-name="P14">Write a Composer class that has three instance variables:</text:p>
      <text:p text:style-name="P14"><text:s text:c="4"/>name</text:p>
      <text:p text:style-name="P14"><text:s text:c="4"/>dob</text:p>
      <text:p text:style-name="P14"><text:s text:c="4"/>country</text:p>
      <text:p text:style-name="P14">Add an additional class variable .count which counts the total number of instances created.</text:p>
      <text:p text:style-name="P14">Examples</text:p>
      <text:p text:style-name="P14"># Just finished writing the Composer class</text:p>
      <text:p text:style-name="P14">Composer.count ➞ 0</text:p>
      <text:p text:style-name="P14">c1 = Composer("Ludvig van Beethoven", 1770, "Germany")</text:p>
      <text:p text:style-name="P14">Composer.count ➞ 1</text:p>
      <text:p text:style-name="P14">c2 = Composer("Wolfgang Amadeus Mozart", 1756, "Austria")</text:p>
      <text:p text:style-name="P14">c3 = Composer("Johannes Brahms", 1833, "Germany")</text:p>
      <text:p text:style-name="P14">Composer.count ➞ 3"""</text:p>
      <text:p text:style-name="P14"/>
      <text:p text:style-name="P6">class Composer:</text:p>
      <text:p text:style-name="P6"><text:s text:c="4"/>count = 0</text:p>
      <text:p text:style-name="P6"><text:s text:c="4"/>def __init__(self, name, dob, country):</text:p>
      <text:p text:style-name="P6"><text:s text:c="8"/>Composer.count += 1</text:p>
      <text:p text:style-name="P6"/>
      <text:p text:style-name="P6">print(Composer.count)</text:p>
      <text:p text:style-name="P6">c1 = Composer("Ludvig van Beethoven", 1770, "Germany")</text:p>
      <text:p text:style-name="P6">print(Composer.count)</text:p>
      <text:p text:style-name="P6">c2 = Composer("Wolfgang Amadeus Mozart", 1756, "Austria")</text:p>
      <text:p text:style-name="P6">c3 = Composer("Johannes Brahms", 1833, "Germany")</text:p>
      <text:p text:style-name="P6">print(Composer.count)</text:p>
      <text:p text:style-name="P16">_______________________________________________________________________________</text:p>
      <text:p text:style-name="P14">"""8. Book Shelf</text:p>
      <text:p text:style-name="P14">Create a Book class that has two attributes:</text:p>
      <text:p text:style-name="P14"><text:s text:c="4"/>.title</text:p>
      <text:p text:style-name="P14"><text:s text:c="4"/>.author</text:p>
      <text:p text:style-name="P14">and two methods:</text:p>
      <text:p text:style-name="P14"><text:s text:c="4"/>A method named .get_title() that returns: "Title: " + the instance title.</text:p>
      <text:p text:style-name="P14"><text:s text:c="4"/>A method named .get_author() that returns: "Author: " + the instance author.</text:p>
      <text:p text:style-name="P14">and instantiate this class by creating 3 new books:</text:p>
      <text:p text:style-name="P14"><text:s text:c="4"/>Pride and Prejudice - Jane Austen (PP)</text:p>
      <text:p text:style-name="P14"><text:s text:c="4"/>Hamlet - William Shakespeare (H)</text:p>
      <text:p text:style-name="P14"><text:s text:c="4"/>War and Peace - Leo Tolstoy (WP)</text:p>
      <text:p text:style-name="P14">The name of the new instances should be PP, H, and WP, respectively.</text:p>
      <text:p text:style-name="P14">For instance, if I instantiated the following book using this Book class:</text:p>
      <text:p text:style-name="P14"><text:s text:c="4"/>Harry Potter - J.K. Rowling (HP)</text:p>
      <text:p text:style-name="P14">I would get the following attributes and methods:</text:p>
      <text:p text:style-name="P14"><text:soft-page-break/>Examples</text:p>
      <text:p text:style-name="P14">HP.title ➞ "Harry Potter"</text:p>
      <text:p text:style-name="P14">HP.author ➞ "J.K. Rowling"</text:p>
      <text:p text:style-name="P14">HP.get_title() ➞ "Title: Harry Potter"</text:p>
      <text:p text:style-name="P14">HP.get_author() ➞ "Author: J.K. Rowling"</text:p>
      <text:p text:style-name="P14">Notes</text:p>
      <text:p text:style-name="P14"><text:s text:c="4"/>Remember, after you've finished writing the class and its methods, you must instantiate it through the creation of new objects."""</text:p>
      <text:p text:style-name="P14"/>
      <text:p text:style-name="P6">class Book:</text:p>
      <text:p text:style-name="P6"><text:s text:c="4"/>def __init__(self, title, author):</text:p>
      <text:p text:style-name="P6"><text:s text:c="8"/>self.title = title</text:p>
      <text:p text:style-name="P6"><text:s text:c="8"/>self.author = author</text:p>
      <text:p text:style-name="P6"><text:s text:c="4"/>def get_title(self):</text:p>
      <text:p text:style-name="P6"><text:s text:c="8"/>return f"Title: {self.title}"</text:p>
      <text:p text:style-name="P6"><text:s text:c="4"/>def get_author(self):</text:p>
      <text:p text:style-name="P6"><text:s text:c="8"/>return f"Author: {self.author}"</text:p>
      <text:p text:style-name="P6"><text:s text:c="4"/></text:p>
      <text:p text:style-name="P6">PP = Book("Pride and Prejudice", "Jane Austen")</text:p>
      <text:p text:style-name="P6">H = Book("Hamlet", "William Shakespeare")</text:p>
      <text:p text:style-name="P6">WP = Book("War and Peace", "Leo Tolstoy")</text:p>
      <text:p text:style-name="P6"/>
      <text:p text:style-name="P6">print(PP.title)</text:p>
      <text:p text:style-name="P6">print(PP.author)</text:p>
      <text:p text:style-name="P6">print(PP.get_title())</text:p>
      <text:p text:style-name="P6">print(PP.get_author())</text:p>
      <text:p text:style-name="P16">_______________________________________________________________________________</text:p>
      <text:p text:style-name="P14">"""9. Food for Everyone!</text:p>
      <text:p text:style-name="P14">Create a Person class which will have three properties:</text:p>
      <text:p text:style-name="P14"><text:s text:c="4"/>Name</text:p>
      <text:p text:style-name="P14"><text:s text:c="4"/>List of foods they like</text:p>
      <text:p text:style-name="P14"><text:s text:c="4"/>List of foods they hate</text:p>
      <text:p text:style-name="P14">In this class, create the method taste():</text:p>
      <text:p text:style-name="P14"><text:s text:c="4"/>It will take in a food name as a string.</text:p>
      <text:p text:style-name="P14"><text:s text:c="4"/>Return {person_name} eats the {food_name}.</text:p>
      <text:p text:style-name="P14"><text:s text:c="4"/>If the food is in the person's like list, add 'and loves it!' to the end.</text:p>
      <text:p text:style-name="P14"><text:s text:c="4"/>If it is in the person's hate list, add 'and hates it!' to the end.</text:p>
      <text:p text:style-name="P14"><text:s text:c="4"/>If it is in neither list, simply add an exclamation mark to the end.</text:p>
      <text:p text:style-name="P14">Examples</text:p>
      <text:p text:style-name="P14">p1 = Person("Sam", ["ice cream"], ["carrots"])</text:p>
      <text:p text:style-name="P14">p1.taste("ice cream") ➞ "Sam eats the ice cream and loves it!"</text:p>
      <text:p text:style-name="P14">p1.taste("cheese") ➞ "Sam eats the cheese!"</text:p>
      <text:p text:style-name="P14">p1.taste("carrots") ➞ "Sam eats the carrots and hates it!"</text:p>
      <text:p text:style-name="P14">Notes</text:p>
      <text:p text:style-name="P14"><text:s text:c="4"/>A person can have an empty list for foods they hate and/or love.</text:p>
      <text:p text:style-name="P14"><text:s text:c="4"/>Check the Resources for some helpful tutorials on Python classes."""</text:p>
      <text:p text:style-name="P14"/>
      <text:p text:style-name="P6">class Person:</text:p>
      <text:p text:style-name="P6"><text:s text:c="4"/>def __init__(self, name, likes, hates):</text:p>
      <text:p text:style-name="P6"><text:s text:c="8"/>self.name = name</text:p>
      <text:p text:style-name="P6"><text:s text:c="8"/>self.likes = likes</text:p>
      <text:p text:style-name="P6"><text:s text:c="8"/>self.hates = hates</text:p>
      <text:p text:style-name="P6"><text:soft-page-break/><text:s text:c="4"/></text:p>
      <text:p text:style-name="P6"><text:s text:c="4"/>def taste(self, food_name):</text:p>
      <text:p text:style-name="P6"><text:s text:c="8"/>if food_name in self.likes:</text:p>
      <text:p text:style-name="P6"><text:s text:c="12"/>return f"{self.name} eats the {food_name} and loves it!"</text:p>
      <text:p text:style-name="P6"><text:s text:c="8"/>elif food_name in self.hates:</text:p>
      <text:p text:style-name="P6"><text:s text:c="12"/>return f"{self.name} eats the {food_name} and hates it!"</text:p>
      <text:p text:style-name="P6"><text:s text:c="8"/>else:</text:p>
      <text:p text:style-name="P6"><text:s text:c="12"/>return f"{self.name} eats the {food_name}!"</text:p>
      <text:p text:style-name="P6"/>
      <text:p text:style-name="P6">p1 = Person("Sam", ["ice cream"], ["carrots"])</text:p>
      <text:p text:style-name="P6"/>
      <text:p text:style-name="P6">print(p1.taste("ice cream"))</text:p>
      <text:p text:style-name="P6">print(p1.taste("cheese"))</text:p>
      <text:p text:style-name="P6">print(p1.taste("carrots"))</text:p>
      <text:p text:style-name="P16">_______________________________________________________________________________</text:p>
      <text:p text:style-name="P14">"""10. Big Countries</text:p>
      <text:p text:style-name="P14">A country can be said as being big if it is:</text:p>
      <text:p text:style-name="P14"><text:s text:c="4"/>Big in terms of population.</text:p>
      <text:p text:style-name="P14"><text:s text:c="4"/>Big in terms of area.</text:p>
      <text:p text:style-name="P14">Add to the Country class so that it contains the attribute is_big. Set it to True if either criterea are met:</text:p>
      <text:p text:style-name="P14"><text:s text:c="4"/>Population is greater than 250 million.</text:p>
      <text:p text:style-name="P14"><text:s text:c="4"/>Area is larger than 3 million square km.</text:p>
      <text:p text:style-name="P14">Also, create a method which compares a country's population density to another country object. Return a string in the following format:</text:p>
      <text:p text:style-name="P14">{country} has a {smaller / larger} population density than {other_country}</text:p>
      <text:p text:style-name="P14">Examples</text:p>
      <text:p text:style-name="P14">australia = Country("Australia", 23545500, 7692024)</text:p>
      <text:p text:style-name="P14">andorra = Country("Andorra", 76098, 468)</text:p>
      <text:p text:style-name="P14"/>
      <text:p text:style-name="P14">australia.is_big ➞ True</text:p>
      <text:p text:style-name="P14">andorra.is_big ➞ False</text:p>
      <text:p text:style-name="P14">andorra.compare_pd(australia) ➞ "Andorra has a larger population density than Australia"</text:p>
      <text:p text:style-name="P14">Notes</text:p>
      <text:p text:style-name="P14"><text:s text:c="4"/>Population density is calculated by dividing the population by the area.</text:p>
      <text:p text:style-name="P14"><text:s text:c="4"/>Area is given in square km.</text:p>
      <text:p text:style-name="P14"><text:s text:c="4"/>The input will be in the format (name_of_country, population, size_in_km2), where name_of_country is a string and the other two inputs are integers."""</text:p>
      <text:p text:style-name="P14"/>
      <text:p text:style-name="P6">class Country:</text:p>
      <text:p text:style-name="P6"><text:s text:c="4"/>def __init__(self, name, population, area):</text:p>
      <text:p text:style-name="P6"><text:s text:c="8"/>self.name = name</text:p>
      <text:p text:style-name="P6"><text:s text:c="8"/>self.population = population</text:p>
      <text:p text:style-name="P6"><text:s text:c="8"/>self.area = area</text:p>
      <text:p text:style-name="P6"><text:s text:c="8"/>self.is_big = self.population &gt; 250000000 or self.area &gt; 3000000</text:p>
      <text:p text:style-name="P6"><text:s text:c="4"/></text:p>
      <text:p text:style-name="P6"><text:s text:c="4"/>def compare_pd(self, other_country):</text:p>
      <text:p text:style-name="P6"><text:s text:c="8"/>self_density = self.population / self.area</text:p>
      <text:p text:style-name="P6"><text:s text:c="8"/>other_density = other_country.population / other_country.area</text:p>
      <text:p text:style-name="P6"/>
      <text:p text:style-name="P6"><text:s text:c="8"/>if self_density &lt; other_density:</text:p>
      <text:p text:style-name="P6"><text:s text:c="12"/>return f"{self.name} has a smaller population density than {other_country.name}"</text:p>
      <text:p text:style-name="P6"><text:soft-page-break/><text:s text:c="8"/>elif self_density &gt; other_density:</text:p>
      <text:p text:style-name="P6"><text:s text:c="12"/>return f"{self.name} has a larger population density than {other_country.name}"</text:p>
      <text:p text:style-name="P6"><text:s text:c="8"/>else:</text:p>
      <text:p text:style-name="P6"><text:s text:c="12"/>return f"{self.name} has the same population density as {other_country.name}"</text:p>
      <text:p text:style-name="P6"/>
      <text:p text:style-name="P6">australia = Country("Australia", 23545500, 7692024)</text:p>
      <text:p text:style-name="P6">andorra = Country("Andorra", 76098, 468)</text:p>
      <text:p text:style-name="P6"/>
      <text:p text:style-name="P6">print(australia.is_big == True)</text:p>
      <text:p text:style-name="P6">print(andorra.is_big == False)</text:p>
      <text:p text:style-name="P6">print(andorra.compare_pd(australia) == "Andorra has a larger population density than Australia")</text:p>
      <text:p text:style-name="P16">_______________________________________________________________________________</text:p>
      <text:p text:style-name="P14">"""1. Magic Function</text:p>
      <text:p text:style-name="P14">Create a class with a few functions like these examples.</text:p>
      <text:p text:style-name="P14"><text:s text:c="4"/>magic.replace("string", 'char', char') is a function that replaces all of the specified characters with different specified characters.</text:p>
      <text:p text:style-name="P14"><text:s text:c="4"/>magic.str_length("string") is a function that returns the length of the string.</text:p>
      <text:p text:style-name="P14"><text:s text:c="4"/>magic.trim(" string ") is a function that returns a string with truncated spaces at both the beginning and end.</text:p>
      <text:p text:style-name="P14"><text:s text:c="4"/>magic.list_slice(list, tuple) is a function that returns the items in the list that are between the specified indexes. </text:p>
      <text:p text:style-name="P14"><text:s text:c="4"/>If the length of the new list is 0, return -1.</text:p>
      <text:p text:style-name="P14">Examples</text:p>
      <text:p text:style-name="P14">magic.replace("AzErty-QwErty", "E", "e") ➞ "Azerty-Qwerty"</text:p>
      <text:p text:style-name="P14">magic.str_length("hello world") ➞ 11</text:p>
      <text:p text:style-name="P14">magic.trim(" <text:s text:c="5"/>python is awesome <text:s text:c="5"/>") ➞ "python is awesome"</text:p>
      <text:p text:style-name="P14">magic.list_slice([1, 2, 3, 4, 5], (2, 4)) ➞ [ 2, 3, 4 ]"""</text:p>
      <text:p text:style-name="P14"/>
      <text:p text:style-name="P6"># class Magic:</text:p>
      <text:p text:style-name="P6"># <text:s text:c="4"/>def replace(self, expression: str, char_1: str, char_2: str):</text:p>
      <text:p text:style-name="P6"># <text:s text:c="8"/>return expression.replace(char_1, char_2)</text:p>
      <text:p text:style-name="P6"><text:s text:c="4"/></text:p>
      <text:p text:style-name="P6"># <text:s text:c="4"/>def str_length(self, word: str):</text:p>
      <text:p text:style-name="P6"># <text:s text:c="8"/>return len(word)</text:p>
      <text:p text:style-name="P6"><text:s text:c="4"/></text:p>
      <text:p text:style-name="P6"># <text:s text:c="4"/>def trim(self, new_string: str):</text:p>
      <text:p text:style-name="P6"># <text:s text:c="8"/>return new_string.strip()</text:p>
      <text:p text:style-name="P6"># <text:s text:c="4"/>def list_slice(self, arr: list, tup: tuple):</text:p>
      <text:p text:style-name="P6"># <text:s text:c="8"/>start_index = min(tup)-1</text:p>
      <text:p text:style-name="P6"># <text:s text:c="8"/>end_index = max(tup) </text:p>
      <text:p text:style-name="P6"># <text:s text:c="8"/>if start_index &gt;= end_index:</text:p>
      <text:p text:style-name="P6"># <text:s text:c="12"/>return -1</text:p>
      <text:p text:style-name="P6"># <text:s text:c="8"/>sliced_items = arr[start_index:end_index]</text:p>
      <text:p text:style-name="P6"># <text:s text:c="8"/>if len(sliced_items) == 0:</text:p>
      <text:p text:style-name="P6"># <text:s text:c="12"/>return -1</text:p>
      <text:p text:style-name="P6"/>
      <text:p text:style-name="P6"># <text:s text:c="8"/>return sliced_items</text:p>
      <text:p text:style-name="P6"/>
      <text:p text:style-name="P6"># magic = Magic()</text:p>
      <text:p text:style-name="P6"># print(magic.replace("AzErty-QwErty", "E", "e") == "Azerty-Qwerty")</text:p>
      <text:p text:style-name="P6"># print(magic.str_length("hello world") == 11)</text:p>
      <text:p text:style-name="P6"># print(magic.trim(" <text:s text:c="5"/>python is awesome <text:s text:c="5"/>") == "python is awesome")</text:p>
      <text:p text:style-name="P6"># print(magic.list_slice([1, 2, 3, 4, 5], (2, 4)) == [ 2, 3, 4 ])</text:p>
      <text:p text:style-name="P16">_______________________________________________________________________________</text:p>
      <text:p text:style-name="P14"><text:soft-page-break/>"""2. Ones, Threes and Nines (Version #2)</text:p>
      <text:p text:style-name="P14">Given an integer between 0 and 26, make a variable (self.answer). That variable would be assigned to a string in this format:</text:p>
      <text:p text:style-name="P14">"nines:your answer, threes:your answer, ones:your answer"</text:p>
      <text:p text:style-name="P14">You need to find out how many ones, threes, and nines it would at least take for the number of each to add up to the given integer</text:p>
      <text:p text:style-name="P14">when multiplied by one, three or nine (depends).</text:p>
      <text:p text:style-name="P14">Examples</text:p>
      <text:p text:style-name="P14">ones_threes_nines(10) ➞ "nines:1, threes:0, ones:1"</text:p>
      <text:p text:style-name="P14">ones_threes_nines(15) ➞ "nines:1, threes:2, ones:0"</text:p>
      <text:p text:style-name="P14">ones_threes_nines(22) ➞ "nines:2, threes:1, ones:1"</text:p>
      <text:p text:style-name="P14">Notes</text:p>
      <text:p text:style-name="P14"><text:s text:c="4"/>Each of the ones, threes or nines could only be either 0, 1 or 2.</text:p>
      <text:p text:style-name="P14"><text:s text:c="4"/>You must use a class.</text:p>
      <text:p text:style-name="P14"><text:s text:c="4"/>After the comma, you must put a space.</text:p>
      <text:p text:style-name="P14"><text:s text:c="4"/>See version #1 of this series."""</text:p>
      <text:p text:style-name="P14"/>
      <text:p text:style-name="P6"># class Ones_threes_nines:</text:p>
      <text:p text:style-name="P6"># <text:s text:c="4"/>def __init__(self, n: int):</text:p>
      <text:p text:style-name="P6"># <text:s text:c="8"/>self.nines = n // 9</text:p>
      <text:p text:style-name="P6"># <text:s text:c="8"/>self.threes = (n - (self.nines * 9)) // 3</text:p>
      <text:p text:style-name="P6"># <text:s text:c="8"/>self.ones = (n - (self.nines * 9) - (self.threes * 3))</text:p>
      <text:p text:style-name="P6"># <text:s text:c="8"/>self.result = f"nines:{self.nines}, threes:{self.threes}, ones:{self.ones}"</text:p>
      <text:p text:style-name="P6"><text:s text:c="4"/></text:p>
      <text:p text:style-name="P6"># ones_threes_nines = Ones_threes_nines(10)</text:p>
      <text:p text:style-name="P6"># print(ones_threes_nines.result == "nines:1, threes:0, ones:1")</text:p>
      <text:p text:style-name="P16">_______________________________________________________________________________</text:p>
      <text:p text:style-name="P14">"""4. Employee Parsing</text:p>
      <text:p text:style-name="P14">In the class Employee, implement the instance attributes as firstname, lastname and salary.</text:p>
      <text:p text:style-name="P14">Create the method from_string() which parses a string containing these attributes and assigns them to the correct properties. </text:p>
      <text:p text:style-name="P14">Properties will be separated by a dash.</text:p>
      <text:p text:style-name="P14">Examples</text:p>
      <text:p text:style-name="P14">emp1 = Employee("Mary", "Sue", 60000)</text:p>
      <text:p text:style-name="P14">emp2 = Employee.from_string("John-Smith-55000")</text:p>
      <text:p text:style-name="P14">emp1.firstname ➞ "Mary"</text:p>
      <text:p text:style-name="P14">emp1.salary ➞ 60000</text:p>
      <text:p text:style-name="P14">emp2.firstname ➞ "John"</text:p>
      <text:p text:style-name="P14">emp2.salary ➞ 55000</text:p>
      <text:p text:style-name="P14">Notes</text:p>
      <text:p text:style-name="P14"><text:s text:c="4"/>The salary is an integer.</text:p>
      <text:p text:style-name="P14"><text:s text:c="4"/>Check the Resources for some helpful tutorials on how to do this."""</text:p>
      <text:p text:style-name="P14"/>
      <text:p text:style-name="P6"># class Employee:</text:p>
      <text:p text:style-name="P6"># <text:s text:c="4"/>def __init__(self, firstname, lastname, salary) -&gt; None:</text:p>
      <text:p text:style-name="P6"># <text:s text:c="8"/>self.firstname = firstname</text:p>
      <text:p text:style-name="P6"># <text:s text:c="8"/>self.lastname = lastname</text:p>
      <text:p text:style-name="P6"># <text:s text:c="8"/>self.salary = salary</text:p>
      <text:p text:style-name="P6"/>
      <text:p text:style-name="P6"># <text:s text:c="4"/>@staticmethod</text:p>
      <text:p text:style-name="P6"># <text:s text:c="4"/>def from_string(data: str):</text:p>
      <text:p text:style-name="P6"># <text:s text:c="8"/>firstname, lastname, salary = (data.split("-"))</text:p>
      <text:p text:style-name="P6"># <text:s text:c="8"/>return Employee(firstname, lastname, int(salary))</text:p>
      <text:p text:style-name="P6"><text:s text:c="4"/></text:p>
      <text:p text:style-name="P6"><text:soft-page-break/></text:p>
      <text:p text:style-name="P6"># emp1 = Employee("Mary", "Sue", 60000)</text:p>
      <text:p text:style-name="P6"># emp2 = Employee.from_string("John-Smith-55000")</text:p>
      <text:p text:style-name="P6"># print(emp1.firstname == "Mary")</text:p>
      <text:p text:style-name="P6"># print(emp1.salary == 60000)</text:p>
      <text:p text:style-name="P6"># print(emp2.firstname == "John")</text:p>
      <text:p text:style-name="P6"># print(emp2.salary == 55000)</text:p>
      <text:p text:style-name="P16">_______________________________________________________________________________</text:p>
      <text:p text:style-name="P14">"""5. People Sort</text:p>
      <text:p text:style-name="P14">Given a list of people objects, create a function that sorts the list by an attribute name. The attribute to sort by will be given as a string.</text:p>
      <text:p text:style-name="P14">The Person class will only include these attributes in the following order:</text:p>
      <text:p text:style-name="P14"><text:s text:c="4"/>firstname</text:p>
      <text:p text:style-name="P14"><text:s text:c="4"/>lastname</text:p>
      <text:p text:style-name="P14"><text:s text:c="4"/>age</text:p>
      <text:p text:style-name="P14">Examples</text:p>
      <text:p text:style-name="P14">p1 = Person("Michael", "Smith", 40)</text:p>
      <text:p text:style-name="P14">p2 = Person("Alice", "Waters", 21)</text:p>
      <text:p text:style-name="P14">p3 = Person("Zoey", "Jones", 29)</text:p>
      <text:p text:style-name="P14">people_sort([p1, p2, p3], "firstname") ➞ [p2, p1, p3]</text:p>
      <text:p text:style-name="P14"># Alice, Michael, Zoey</text:p>
      <text:p text:style-name="P14">people_sort([p1, p2, p3], "lastname") ➞ [p3, p1, p2]</text:p>
      <text:p text:style-name="P14"># Jones, Smith, Waters</text:p>
      <text:p text:style-name="P14">people_sort([p1, p2, p3], "age") ➞ [p2, p3, p1]</text:p>
      <text:p text:style-name="P14"># 21, 29, 40</text:p>
      <text:p text:style-name="P14">Notes</text:p>
      <text:p text:style-name="P14"><text:s text:c="4"/>Sort the list in ASCENDING order.</text:p>
      <text:p text:style-name="P14"><text:s text:c="4"/>All objects will be valid."""</text:p>
      <text:p text:style-name="P14"/>
      <text:p text:style-name="P6"># class Person:</text:p>
      <text:p text:style-name="P6"># <text:s text:c="4"/>def __init__(self, firstname: str, lastname: str, age: int):</text:p>
      <text:p text:style-name="P6"># <text:s text:c="8"/>self.firstname = firstname</text:p>
      <text:p text:style-name="P6"># <text:s text:c="8"/>self.lastname = lastname</text:p>
      <text:p text:style-name="P6"># <text:s text:c="8"/>self.age = age</text:p>
      <text:p text:style-name="P6"/>
      <text:p text:style-name="P6"># <text:s text:c="4"/>def people_sort(self, people, keyword):</text:p>
      <text:p text:style-name="P6"># <text:s text:c="8"/>if keyword == "firstname":</text:p>
      <text:p text:style-name="P6"># <text:s text:c="12"/>return sorted(people, key=lambda p: p.firstname)</text:p>
      <text:p text:style-name="P6"># <text:s text:c="8"/>if keyword == "lastname":</text:p>
      <text:p text:style-name="P6"># <text:s text:c="12"/>return sorted(people, key=lambda p: p.lastname)</text:p>
      <text:p text:style-name="P6"># <text:s text:c="8"/>if keyword == "age":</text:p>
      <text:p text:style-name="P6"># <text:s text:c="12"/>return sorted(people, key=lambda p: p.age)</text:p>
      <text:p text:style-name="P6"><text:s text:c="8"/></text:p>
      <text:p text:style-name="P6"># <text:s text:c="8"/>raise ValueError("Invalid keyword")</text:p>
      <text:p text:style-name="P6"><text:s text:c="4"/></text:p>
      <text:p text:style-name="P6"># p1 = Person("Michael", "Smith", 40)</text:p>
      <text:p text:style-name="P6"># p2 = Person("Alice", "Waters", 21)</text:p>
      <text:p text:style-name="P6"># p3 = Person("Zoey", "Jones", 29)</text:p>
      <text:p text:style-name="P6"/>
      <text:p text:style-name="P6"># print(p1.people_sort([p1, p2, p3], "firstname") == [p2, p1, p3])</text:p>
      <text:p text:style-name="P6"># # Alice, Michael, Zoey</text:p>
      <text:p text:style-name="P16"><text:soft-page-break/>_______________________________________________________________________________</text:p>
      <text:p text:style-name="P14">"""1.<text:tab/>Write a map function that adds plus 5 to each item in the list."""</text:p>
      <text:p text:style-name="P6">def plus_five(x):</text:p>
      <text:p text:style-name="P6"><text:s text:c="8"/>return x + 5</text:p>
      <text:p text:style-name="P6">rand_list = [1, 3, 4, 8, 10]</text:p>
      <text:p text:style-name="P6"><text:s/>print(list(map(plus_five, rand_list)))</text:p>
      <text:p text:style-name="P17">_______________________________________________________________________________</text:p>
      <text:p text:style-name="P14">"""2.<text:tab/>Write a map function that adds "Hello, " in front of each item in the list."""</text:p>
      <text:p text:style-name="P6">def greet(a):</text:p>
      <text:p text:style-name="P6"><text:s text:c="8"/>return f"Hello, {a}"</text:p>
      <text:p text:style-name="P6">new_list = [1, 4, "a", 12.5]</text:p>
      <text:p text:style-name="P6">print(list(map(greet, new_list)))</text:p>
      <text:p text:style-name="P17">_______________________________________________________________________________</text:p>
      <text:p text:style-name="P14">"""3.<text:tab/>Using filter() function filter the list so that only negative numbers are left."""</text:p>
      <text:p text:style-name="P6">x = [7, 6, -15, 9, -28, -5]</text:p>
      <text:p text:style-name="P6">print(list(filter(lambda a: a &lt; 0, x)))</text:p>
      <text:p text:style-name="P17">_______________________________________________________________________________</text:p>
      <text:p text:style-name="P14">"""4.<text:tab/>Using filter function, filter the even numbers so that only odd numbers are passed to the new list."""</text:p>
      <text:p text:style-name="P6">x = [7, 6, -15, 9, -28, -5]</text:p>
      <text:p text:style-name="P6">print(list(filter(lambda a: a % 2 != 0, x)))</text:p>
      <text:p text:style-name="P17">_______________________________________________________________________________</text:p>
      <text:p text:style-name="P14">"""5.<text:tab/>Using map() and filter() functions add 2000 to the values below 8000."""</text:p>
      <text:p text:style-name="P6">num_list = [7000, 12, 9000, 845, 11548, 642, 52, 5000]</text:p>
      <text:p text:style-name="P6">filtered_list = list(filter(lambda x: x &lt; 8000, num_list))</text:p>
      <text:p text:style-name="P6">print(list(map(lambda x: x + 2000, filtered_list)))</text:p>
      <text:p text:style-name="P17">_______________________________________________________________________________</text:p>
      <text:p text:style-name="P14">"""6.<text:tab/>Return product of integer lists"""</text:p>
      <text:p text:style-name="P6">from functools import reduce</text:p>
      <text:p text:style-name="P6">def multiply(a, b):</text:p>
      <text:p text:style-name="P6"><text:s text:c="4"/>return a * b</text:p>
      <text:p text:style-name="P6">integer_list = [2, 3, 4, 5]</text:p>
      <text:p text:style-name="P6">print(reduce(multiply, integer_list))</text:p>
      <text:p text:style-name="P17">_______________________________________________________________________________</text:p>
      <text:p text:style-name="P14"># how to create lists in list</text:p>
      <text:p text:style-name="P14"/>
      <text:p text:style-name="P6"># result = []</text:p>
      <text:p text:style-name="P6"># for i in range(1, 11):</text:p>
      <text:p text:style-name="P6"># <text:s text:c="4"/>x = []</text:p>
      <text:p text:style-name="P6"># <text:s text:c="4"/>for j in range(1, 11):</text:p>
      <text:p text:style-name="P6"># <text:s text:c="8"/>x.append(i*j)</text:p>
      <text:p text:style-name="P6"># <text:s text:c="4"/>result.append(x)</text:p>
      <text:p text:style-name="P6"># print(result)</text:p>
      <text:p text:style-name="P17">_______________________________________________________________________________</text:p>
      <text:p text:style-name="P14">"""Create a function that takes a string str and performs simple encoding as per the following method:</text:p>
      <text:p text:style-name="P14"><text:s text:c="4"/>Replace all single occurrence characters with [</text:p>
      <text:p text:style-name="P14"><text:s text:c="4"/>Replace all characters with two or more occurrences with ]</text:p>
      <text:p text:style-name="P14">Return the final string after modification.</text:p>
      <text:p text:style-name="P14">Examples</text:p>
      <text:p text:style-name="P14">simple_encoder("Mubashir") ➞ "[[[[[[[["</text:p>
      <text:p text:style-name="P14">simple_encoder("Matt") ➞ "[[]]"</text:p>
      <text:p text:style-name="P14">Notes</text:p>
      <text:p text:style-name="P14"><text:soft-page-break/><text:s text:c="4"/>Strings can contain lower and uppercase letters. Treat them equally (i.e. A = a, B = b).</text:p>
      <text:p text:style-name="P14"><text:s text:c="4"/>Spaces are also characters."""</text:p>
      <text:p text:style-name="P14"/>
      <text:p text:style-name="P6"># def simple_encoder(string: str):</text:p>
      <text:p text:style-name="P6"># <text:s text:c="4"/>encoded_string = ""</text:p>
      <text:p text:style-name="P6"># <text:s text:c="4"/>for char in string.lower():</text:p>
      <text:p text:style-name="P6"># <text:s text:c="8"/>if string.count(char) &gt; 1:</text:p>
      <text:p text:style-name="P6"># <text:s text:c="12"/>encoded_string += "]"</text:p>
      <text:p text:style-name="P6"># <text:s text:c="8"/>else:</text:p>
      <text:p text:style-name="P6"># <text:s text:c="12"/>encoded_string += "["</text:p>
      <text:p text:style-name="P6"># <text:s text:c="4"/>return encoded_string</text:p>
      <text:p text:style-name="P17">_______________________________________________________________________________</text:p>
      <text:p text:style-name="P14">"""Write a function that returns True if two rooks can attack each other, and False otherwise.</text:p>
      <text:p text:style-name="P14">Examples</text:p>
      <text:p text:style-name="P14">can_capture(["A8", "E8"]) ➞ True</text:p>
      <text:p text:style-name="P14">can_capture(["A1", "B2"]) ➞ False</text:p>
      <text:p text:style-name="P14">Notes</text:p>
      <text:p text:style-name="P14"><text:s text:c="2"/>Assume no blocking pieces.</text:p>
      <text:p text:style-name="P14"><text:s text:c="4"/>Two rooks can attack each other if they share the same row (letter) or column (number)."""</text:p>
      <text:p text:style-name="P14"/>
      <text:p text:style-name="P6"># def can_capture(rook: list):</text:p>
      <text:p text:style-name="P6"># <text:s text:c="4"/>rook1 = rook[0]</text:p>
      <text:p text:style-name="P6"># <text:s text:c="4"/>rook2 = rook[1]</text:p>
      <text:p text:style-name="P6"># <text:s text:c="4"/>if rook1[0] == rook2[0] or rook1[1] == rook2[1]:</text:p>
      <text:p text:style-name="P6"># <text:s text:c="8"/>return True</text:p>
      <text:p text:style-name="P6"># <text:s text:c="4"/>else:</text:p>
      <text:p text:style-name="P6"># <text:s text:c="8"/>return False</text:p>
      <text:p text:style-name="P17"><text:s text:c="4"/>_______________________________________________________________________________</text:p>
      <text:p text:style-name="P14">"""In BlackJack, cards are counted with -1, 0, 1 values:</text:p>
      <text:p text:style-name="P14"><text:s text:c="4"/>2, 3, 4, 5, 6 are counted as +1</text:p>
      <text:p text:style-name="P14"><text:s text:c="4"/>7, 8, 9 are counted as 0</text:p>
      <text:p text:style-name="P14"><text:s text:c="4"/>10, J, Q, K, A are counted as -1</text:p>
      <text:p text:style-name="P14">Create a function that counts the number and returns it from the list of cards provided.</text:p>
      <text:p text:style-name="P14">Examples</text:p>
      <text:p text:style-name="P14">count([5, 9, 10, 3, "J", "A", 4, 8, 5]) ➞ 1</text:p>
      <text:p text:style-name="P14">count(["A", "A", "K", "Q", "Q", "J"]) ➞ -6</text:p>
      <text:p text:style-name="P14">Ntes</text:p>
      <text:p text:style-name="P14"><text:s text:c="4"/>String inputs will always be upper case.</text:p>
      <text:p text:style-name="P14"><text:s text:c="4"/>You do not need to consider case sensitivity.</text:p>
      <text:p text:style-name="P14"><text:s text:c="4"/>If the argument is empty, return 0.</text:p>
      <text:p text:style-name="P14"><text:s text:c="4"/>No input other than: 2, 3, 4, 5, 6, 7, 8, 9, 10, "J", "Q", "K", "A"."""</text:p>
      <text:p text:style-name="P14"/>
      <text:p text:style-name="P6"># def count(card: list):</text:p>
      <text:p text:style-name="P6"># <text:s text:c="4"/>plus_one = [2, 3, 4, 5, 6]</text:p>
      <text:p text:style-name="P6"># <text:s text:c="4"/>minus_one = [10, "J", "Q", "K", "A"]</text:p>
      <text:p text:style-name="P6"># <text:s text:c="4"/>count = 0</text:p>
      <text:p text:style-name="P6"/>
      <text:p text:style-name="P6"># <text:s text:c="4"/>for i in card:</text:p>
      <text:p text:style-name="P6"># <text:s text:c="8"/>if i in plus_one:</text:p>
      <text:p text:style-name="P6"># <text:s text:c="12"/>count += 1</text:p>
      <text:p text:style-name="P6"># <text:s text:c="8"/>if i in minus_one:</text:p>
      <text:p text:style-name="P6"><text:soft-page-break/># <text:s text:c="12"/>count -= 1</text:p>
      <text:p text:style-name="P6"># <text:s text:c="4"/>return count</text:p>
      <text:p text:style-name="P17">_______________________________________________________________________________</text:p>
      <text:p text:style-name="P14">#the decorator which counts the time of function have worked</text:p>
      <text:p text:style-name="P6">from time import sleep, time</text:p>
      <text:p text:style-name="P6"/>
      <text:p text:style-name="P6">def running_time(func):</text:p>
      <text:p text:style-name="P6"><text:s text:c="4"/>def inner():</text:p>
      <text:p text:style-name="P6"><text:s text:c="8"/>start = time()</text:p>
      <text:p text:style-name="P6"><text:s text:c="8"/>func()</text:p>
      <text:p text:style-name="P6"><text:s text:c="8"/>end = time()</text:p>
      <text:p text:style-name="P6"><text:s text:c="8"/>print(end - start)</text:p>
      <text:p text:style-name="P6"/>
      <text:p text:style-name="P6"><text:s text:c="4"/>return inner</text:p>
      <text:p text:style-name="P6"/>
      <text:p text:style-name="P6">@running_time</text:p>
      <text:p text:style-name="P6">def some_delay():</text:p>
      <text:p text:style-name="P6"><text:s text:c="4"/>#start = time()</text:p>
      <text:p text:style-name="P6"><text:s text:c="4"/>sleep(3)</text:p>
      <text:p text:style-name="P6"><text:s text:c="4"/>print("hello")</text:p>
      <text:p text:style-name="P6"><text:s text:c="4"/>#end = time()</text:p>
      <text:p text:style-name="P6"><text:s text:c="4"/>#print(end - start)</text:p>
      <text:p text:style-name="P6"/>
      <text:p text:style-name="P6">some_delay()</text:p>
      <text:p text:style-name="P17">_______________________________________________________________________________</text:p>
      <text:p text:style-name="P17">#the decorator which counts the time of function have worked</text:p>
      <text:p text:style-name="P17">from time import sleep, time</text:p>
      <text:p text:style-name="P7">def running_time(func):</text:p>
      <text:p text:style-name="P7"><text:s text:c="4"/>def inner(*args, **kwargs):</text:p>
      <text:p text:style-name="P7"><text:s text:c="8"/>start = time()</text:p>
      <text:p text:style-name="P7"><text:s text:c="8"/>result = func(*args, **kwargs)</text:p>
      <text:p text:style-name="P7"><text:s text:c="8"/>end = time()</text:p>
      <text:p text:style-name="P7"><text:s text:c="8"/>print(end - start)</text:p>
      <text:p text:style-name="P7"><text:s text:c="8"/>return result</text:p>
      <text:p text:style-name="P7"/>
      <text:p text:style-name="P7"><text:s text:c="4"/>return inner</text:p>
      <text:p text:style-name="P7"/>
      <text:p text:style-name="P7">@running_time</text:p>
      <text:p text:style-name="P7">def some_delay2(a, b):</text:p>
      <text:p text:style-name="P7"><text:s text:c="4"/>sleep(1)</text:p>
      <text:p text:style-name="P7"><text:s text:c="4"/>print("hello")</text:p>
      <text:p text:style-name="P7"><text:s text:c="4"/>return a + b</text:p>
      <text:p text:style-name="P7"/>
      <text:p text:style-name="P7">x = some_delay2(2, 3)</text:p>
      <text:p text:style-name="P7">print("x = ", x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00:03:22.472885552</meta:creation-date>
    <dc:date>2023-06-09T03:57:46.500814863</dc:date>
    <meta:editing-duration>PT9M</meta:editing-duration>
    <meta:editing-cycles>1</meta:editing-cycles>
    <meta:document-statistic meta:table-count="0" meta:image-count="0" meta:object-count="0" meta:page-count="45" meta:paragraph-count="2060" meta:word-count="12163" meta:character-count="83699" meta:non-whitespace-character-count="69226"/>
    <meta:generator>LibreOffice/7.3.7.2$Linux_X86_64 LibreOffice_project/30$Build-2</meta:generator>
  </office:meta>
</office:document-meta>
</file>